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2200000EED0000081FA921BE1E.svm"/>
  <manifest:file-entry manifest:media-type="image/png" manifest:full-path="Pictures/100000000000000800000008913C8356.png"/>
  <manifest:file-entry manifest:media-type="" manifest:full-path="Pictures/2000001C00000EED0000081FB3A3AE5C.svm"/>
  <manifest:file-entry manifest:media-type="" manifest:full-path="Pictures/2000001C00000EED0000081F6E457F8F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cm" svg:stroke-color="#663300" draw:marker-start="Circle" draw:marker-end="Circle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808080" draw:marker-start-width="0.3cm" draw:marker-end-width="0.3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ff0000" draw:marker-start-width="0.3cm" draw:marker-end-width="0.3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ff0000" draw:marker-start-width="0.3cm" draw:marker-end-width="0.3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1.659cm"/>
    </style:style>
    <style:style style:name="gr6" style:family="graphic" style:parent-style-name="standard">
      <style:graphic-properties draw:stroke="none" svg:stroke-color="#000000" draw:fill="none" draw:fill-color="#ffffff" fo:min-height="3.159cm"/>
    </style:style>
    <style:style style:name="gr7" style:family="graphic" style:parent-style-name="objectwithoutfill">
      <style:graphic-properties svg:stroke-width="0.1cm" svg:stroke-color="#e6e64c" draw:marker-start="Circle" draw:marker-end="Circle" draw:fill="none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fo:min-height="1.25cm"/>
    </style:style>
    <style:style style:name="gr9" style:family="graphic" style:parent-style-name="standard">
      <style:graphic-properties svg:stroke-color="#808080" draw:textarea-horizontal-align="center" draw:textarea-vertical-align="middle"/>
    </style:style>
    <style:style style:name="gr10" style:family="graphic" style:parent-style-name="standard">
      <style:graphic-properties draw:stroke="dash" draw:stroke-dash="Fine_20_Dashed_20__28_var_29_" svg:stroke-color="#c0c0c0" draw:marker-start-width="0.3cm" draw:marker-end-width="0.3cm" draw:textarea-horizontal-align="center" draw:textarea-vertical-align="middle"/>
    </style:style>
    <style:style style:name="gr11" style:family="graphic" style:parent-style-name="standard">
      <style:graphic-properties draw:stroke="dash" draw:stroke-dash="Ultrafine_20_Dashed" svg:stroke-color="#808080" draw:marker-start-width="0.3cm" draw:marker-end-width="0.3cm" draw:textarea-horizontal-align="center" draw:textarea-vertical-align="middle"/>
    </style:style>
    <style:style style:name="gr12" style:family="graphic" style:parent-style-name="standard">
      <style:graphic-properties draw:stroke="none" svg:stroke-color="#000000" draw:marker-start-width="0.3cm" draw:marker-end-width="0.3cm" draw:fill="none" draw:fill-color="#ffffff" fo:min-height="0.75cm"/>
    </style:style>
    <style:style style:name="gr13" style:family="graphic" style:parent-style-name="standard">
      <style:graphic-properties draw:marker-start-width="0.3cm" draw:marker-end-width="0.3cm" draw:fill-color="#ff6633" draw:opacity="50%" draw:textarea-horizontal-align="center" draw:textarea-vertical-align="middle" draw:shadow-opacity="50%"/>
    </style:style>
    <style:style style:name="gr14" style:family="graphic" style:parent-style-name="standard">
      <style:graphic-properties draw:marker-start-width="0.3cm" draw:marker-end-width="0.3cm" draw:fill-color="#663300" draw:opacity="50%" draw:textarea-horizontal-align="center" draw:textarea-vertical-align="middle" draw:shadow-opacity="50%"/>
    </style:style>
    <style:style style:name="gr15" style:family="graphic" style:parent-style-name="standard">
      <style:graphic-properties draw:marker-start-width="0.3cm" draw:marker-end-width="0.3cm" draw:fill-color="#008000" draw:opacity="50%" draw:textarea-horizontal-align="center" draw:textarea-vertical-align="middle" draw:shadow-opacity="50%"/>
    </style:style>
    <style:style style:name="gr16" style:family="graphic" style:parent-style-name="standard">
      <style:graphic-properties draw:marker-start-width="0.3cm" draw:marker-end-width="0.3cm" draw:fill-color="#dc2300" draw:opacity="50%" draw:textarea-horizontal-align="center" draw:textarea-vertical-align="middle" draw:shadow-opacity="50%"/>
    </style:style>
    <style:style style:name="gr17" style:family="graphic" style:parent-style-name="standard">
      <style:graphic-properties draw:marker-start-width="0.3cm" draw:marker-end-width="0.3cm" draw:fill-color="#ffff00" draw:opacity="50%" draw:textarea-horizontal-align="center" draw:textarea-vertical-align="middle" draw:shadow-opacity="50%"/>
    </style:style>
    <style:style style:name="gr18" style:family="graphic" style:parent-style-name="objectwithoutfill">
      <style:graphic-properties svg:stroke-width="0.1cm" svg:stroke-color="#cccc00" draw:marker-start="Circle" draw:marker-start-width="0.3cm" draw:marker-end="Circle" draw:marker-end-width="0.3cm" draw:fill="none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objectwithoutfill">
      <style:graphic-properties svg:stroke-width="0.1cm" svg:stroke-color="#ff6633" draw:marker-start="Circle" draw:marker-start-width="0.3cm" draw:marker-end="Circle" draw:marker-end-width="0.3cm" draw:fill="none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objectwithoutfill">
      <style:graphic-properties svg:stroke-width="0.1cm" svg:stroke-color="#008000" draw:marker-start="Circle" draw:marker-start-width="0.3cm" draw:marker-end="Circle" draw:marker-end-width="0.3cm" draw:fill="none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objectwithoutfill">
      <style:graphic-properties svg:stroke-width="0.1cm" draw:marker-start="Circle" draw:marker-start-width="0.3cm" draw:marker-end="Circle" draw:marker-end-width="0.3cm" draw:fill="none" draw:textarea-horizontal-align="center" draw:textarea-vertical-align="middle" fo:padding-top="0.175cm" fo:padding-bottom="0.175cm" fo:padding-left="0.3cm" fo:padding-right="0.3cm"/>
    </style:style>
    <style:style style:name="gr22" style:family="graphic" style:parent-style-name="objectwithoutfill">
      <style:graphic-properties svg:stroke-width="0.1cm" svg:stroke-color="#663300" draw:marker-start="Circle" draw:marker-start-width="0.3cm" draw:marker-end="Circle" draw:marker-end-width="0.3cm" draw:fill="none" draw:textarea-horizontal-align="center" draw:textarea-vertical-align="middle" fo:padding-top="0.175cm" fo:padding-bottom="0.175cm" fo:padding-left="0.3cm" fo:padding-right="0.3cm"/>
    </style:style>
    <style:style style:name="gr23" style:family="graphic" style:parent-style-name="objectwithoutfill">
      <style:graphic-properties svg:stroke-width="0.1cm" svg:stroke-color="#000080" draw:marker-start="Circle" draw:marker-start-width="0.3cm" draw:marker-end="Circle" draw:marker-end-width="0.3cm" draw:fill="none" draw:textarea-horizontal-align="center" draw:textarea-vertical-align="middle" fo:padding-top="0.175cm" fo:padding-bottom="0.175cm" fo:padding-left="0.3cm" fo:padding-right="0.3cm"/>
    </style:style>
    <style:style style:name="gr24" style:family="graphic" style:parent-style-name="objectwithoutfill">
      <style:graphic-properties svg:stroke-width="0.1cm" svg:stroke-color="#ff0000" draw:marker-start="Circle" draw:marker-start-width="0.3cm" draw:marker-end="Circle" draw:marker-end-width="0.3cm" draw:fill="none" draw:textarea-horizontal-align="center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marker-start-width="0.3cm" draw:marker-end-width="0.3cm" draw:fill-color="#00ff00" draw:opacity="50%" draw:textarea-horizontal-align="center" draw:textarea-vertical-align="middle" draw:shadow-opacity="50%"/>
    </style:style>
    <style:style style:name="gr26" style:family="graphic" style:parent-style-name="objectwithoutfill">
      <style:graphic-properties svg:stroke-width="0.1cm" svg:stroke-color="#ff6633" draw:marker-start="Circle" draw:marker-end="Circle" draw:fill="none" draw:textarea-horizontal-align="center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marker-start-width="0.3cm" draw:marker-end-width="0.3cm" draw:fill="solid" draw:fill-color="#4c1900" draw:fill-gradient-name="Gradient_20_1" draw:fill-hatch-name="Black_20_0_20_Degrees" draw:fill-image-name="Empty" draw:opacity="30%" draw:textarea-horizontal-align="center" draw:textarea-vertical-align="middle" draw:shadow-opacity="30%"/>
    </style:style>
    <style:style style:name="gr28" style:family="graphic" style:parent-style-name="objectwithoutfill">
      <style:graphic-properties svg:stroke-width="0.1cm" svg:stroke-color="#008000" draw:marker-start="Circle" draw:marker-end="Circle" draw:fill="none" draw:textarea-horizontal-align="center" draw:textarea-vertical-align="middle" fo:padding-top="0.175cm" fo:padding-bottom="0.175cm" fo:padding-left="0.3cm" fo:padding-right="0.3cm"/>
    </style:style>
    <style:style style:name="gr29" style:family="graphic" style:parent-style-name="objectwithoutfill">
      <style:graphic-properties svg:stroke-width="0.1cm" svg:stroke-color="#e6e64c" draw:marker-start="Circle" draw:marker-start-width="0.3cm" draw:marker-end="Circle" draw:marker-end-width="0.3cm" draw:fill="none" draw:textarea-horizontal-align="center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draw:marker-start-width="0.3cm" draw:marker-end-width="0.3cm" draw:fill="solid" draw:fill-color="#99ccff" draw:fill-gradient-name="Gradient_20_1" draw:fill-hatch-name="Black_20_0_20_Degrees" draw:fill-image-name="Empty" draw:opacity="60%" draw:textarea-horizontal-align="center" draw:textarea-vertical-align="middle" fo:padding-left="0.05cm" fo:padding-right="0.05cm" draw:shadow-opacity="60%"/>
    </style:style>
    <style:style style:name="gr31" style:family="graphic" style:parent-style-name="standard">
      <style:graphic-properties draw:stroke="none" svg:stroke-color="#000000" draw:marker-start-width="0.3cm" draw:marker-end-width="0.3cm" draw:fill="none" draw:fill-color="#ffffff" draw:opacity="60%" fo:min-height="0.75cm" fo:padding-left="0.05cm" fo:padding-right="0.05cm" draw:shadow-opacity="60%"/>
    </style:style>
    <style:style style:name="gr32" style:family="graphic" style:parent-style-name="standard">
      <style:graphic-properties draw:marker-start-width="0.3cm" draw:marker-end-width="0.3cm" draw:fill-color="#9966cc" draw:opacity="50%" draw:textarea-horizontal-align="center" draw:textarea-vertical-align="middle" draw:shadow-opacity="50%"/>
    </style:style>
    <style:style style:name="gr33" style:family="graphic" style:parent-style-name="standard">
      <style:graphic-properties draw:marker-start-width="0.3cm" draw:marker-end-width="0.3cm" draw:fill="solid" draw:fill-color="#99ccff" draw:fill-gradient-name="Gradient_20_1" draw:fill-hatch-name="Black_20_0_20_Degrees" draw:fill-image-name="Empty" draw:opacity="50%" draw:textarea-horizontal-align="center" draw:textarea-vertical-align="middle" fo:padding-left="0.05cm" fo:padding-right="0.05cm" draw:shadow-opacity="50%"/>
    </style:style>
    <style:style style:name="gr34" style:family="graphic" style:parent-style-name="standard">
      <style:graphic-properties draw:stroke="none" svg:stroke-color="#000000" draw:marker-start-width="0.3cm" draw:marker-end-width="0.3cm" draw:fill="none" draw:fill-color="#ffffff" draw:opacity="50%" fo:min-height="0.75cm" fo:padding-left="0.05cm" fo:padding-right="0.05cm" draw:shadow-opacity="50%"/>
    </style:style>
    <style:style style:name="gr35" style:family="graphic" style:parent-style-name="objectwithoutfill">
      <style:graphic-properties svg:stroke-width="0.1cm" svg:stroke-color="#cccc00" draw:marker-start="Circle" draw:marker-end="Circle" draw:fill="none" draw:textarea-horizontal-align="center" draw:textarea-vertical-align="middle" fo:padding-top="0.175cm" fo:padding-bottom="0.175cm" fo:padding-left="0.3cm" fo:padding-right="0.3cm"/>
    </style:style>
    <style:style style:name="gr36" style:family="graphic" style:parent-style-name="objectwithoutfill">
      <style:graphic-properties svg:stroke-width="0.1cm" svg:stroke-color="#ff0000" draw:marker-start="Circle" draw:marker-end="Circle" draw:fill="none" draw:textarea-horizontal-align="center" draw:textarea-vertical-align="middle" fo:padding-top="0.175cm" fo:padding-bottom="0.175cm" fo:padding-left="0.3cm" fo:padding-right="0.3cm"/>
    </style:style>
    <style:style style:name="gr37" style:family="graphic" style:parent-style-name="standard">
      <style:graphic-properties draw:stroke="none" svg:stroke-color="#000000" draw:fill="none" draw:fill-color="#ffffff" fo:min-height="2.75cm"/>
    </style:style>
    <style:style style:name="gr38" style:family="graphic" style:parent-style-name="standard">
      <style:graphic-properties draw:marker-start-width="0.3cm" draw:marker-end-width="0.3cm" draw:fill="solid" draw:fill-color="#99ccff" draw:fill-gradient-name="Gradient_20_1" draw:fill-hatch-name="Black_20_0_20_Degrees" draw:fill-image-name="Empty" draw:opacity="60%" draw:textarea-horizontal-align="center" draw:textarea-vertical-align="middle" draw:shadow-opacity="60%"/>
    </style:style>
    <style:style style:name="gr39" style:family="graphic" style:parent-style-name="standard">
      <style:graphic-properties draw:stroke="none" svg:stroke-color="#000000" draw:marker-start-width="0.3cm" draw:marker-end-width="0.3cm" draw:fill="none" draw:fill-color="#ffffff" draw:opacity="60%" fo:min-height="0.75cm" draw:shadow-opacity="60%"/>
    </style:style>
    <style:style style:name="gr40" style:family="graphic" style:parent-style-name="standard">
      <style:graphic-properties draw:stroke="none" draw:marker-start-width="0.3cm" draw:marker-end-width="0.3cm" draw:fill="none" draw:opacity="60%" draw:textarea-horizontal-align="center" draw:textarea-vertical-align="middle" draw:shadow-opacity="60%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objectwithoutfill">
      <style:graphic-properties draw:marker-start-width="0.3cm" draw:marker-end-width="0.3cm" draw:fill="none" draw:opacity="60%" draw:textarea-horizontal-align="center" draw:textarea-vertical-align="middle" draw:shadow-opacity="60%"/>
    </style:style>
    <style:style style:name="gr42" style:family="graphic" style:parent-style-name="standard">
      <style:graphic-properties draw:marker-start-width="0.3cm" draw:marker-end-width="0.3cm" draw:opacity="60%" draw:textarea-horizontal-align="center" draw:textarea-vertical-align="middle" draw:shadow-opacity="60%"/>
    </style:style>
    <style:style style:name="gr43" style:family="graphic" style:parent-style-name="standard">
      <style:graphic-properties draw:stroke="none" draw:marker-start-width="0.3cm" draw:marker-end-width="0.3cm" draw:fill="none" draw:opacity="60%" draw:textarea-horizontal-align="center" draw:textarea-vertical-align="middle" draw:shadow-opacity="60%" draw:color-mode="standard" draw:luminance="0%" draw:contrast="0%" draw:gamma="100%" draw:red="0%" draw:green="0%" draw:blue="0%" fo:clip="rect(0cm, 0cm, 0cm, 0cm)" draw:image-opacity="100%" style:mirror="horizontal"/>
    </style:style>
    <style:style style:name="gr44" style:family="graphic" style:parent-style-name="standard">
      <style:graphic-properties draw:fill-color="#c0c0c0" draw:textarea-horizontal-align="center" draw:textarea-vertical-align="middle"/>
    </style:style>
    <style:style style:name="gr45" style:family="graphic" style:parent-style-name="standard">
      <style:graphic-properties draw:stroke="none" svg:stroke-color="#000000" draw:fill="none" draw:fill-color="#ffffff" fo:min-height="0.919cm"/>
    </style:style>
    <style:style style:name="gr46" style:family="graphic" style:parent-style-name="objectwithoutfill">
      <style:graphic-properties svg:stroke-width="0.2cm" svg:stroke-color="#ff0000" draw:marker-start="Circle" draw:marker-start-width="0.45cm" draw:marker-end="Circle" draw:marker-end-width="0.45cm" draw:fill="none" draw:textarea-horizontal-align="center" draw:textarea-vertical-align="middle" fo:padding-top="0.225cm" fo:padding-bottom="0.225cm" fo:padding-left="0.35cm" fo:padding-right="0.35cm"/>
    </style:style>
    <style:style style:name="gr47" style:family="graphic" style:parent-style-name="standard">
      <style:graphic-properties draw:fill-color="#ffffff" draw:opacity="50%" draw:textarea-horizontal-align="center" draw:textarea-vertical-align="middle" draw:shadow-opacity="50%"/>
    </style:style>
    <style:style style:name="gr48" style:family="graphic" style:parent-style-name="standard">
      <style:graphic-properties draw:marker-start-width="0.3cm" draw:marker-end-width="0.3cm" draw:fill-color="#0000ff" draw:opacity="50%" draw:textarea-horizontal-align="center" draw:textarea-vertical-align="middle" draw:shadow-opacity="50%"/>
    </style:style>
    <style:style style:name="gr49" style:family="graphic" style:parent-style-name="standard">
      <style:graphic-properties draw:marker-start-width="0.3cm" draw:marker-end-width="0.3cm" draw:fill-color="#6b2394" draw:opacity="50%" draw:textarea-horizontal-align="center" draw:textarea-vertical-align="middle" draw:shadow-opacity="50%"/>
    </style:style>
    <style:style style:name="gr50" style:family="graphic" style:parent-style-name="standard">
      <style:graphic-properties draw:marker-start-width="0.3cm" draw:marker-end-width="0.3cm" draw:fill-color="#ffffff" draw:opacity="50%" draw:textarea-horizontal-align="center" draw:textarea-vertical-align="middle" draw:shadow-opacity="50%"/>
    </style:style>
    <style:style style:name="gr51" style:family="graphic" style:parent-style-name="standard">
      <style:graphic-properties draw:marker-start-width="0.3cm" draw:marker-end-width="0.3cm" draw:fill-color="#4c4c4c" draw:opacity="50%" draw:textarea-horizontal-align="center" draw:textarea-vertical-align="middle" draw:shadow-opacity="50%"/>
    </style:style>
    <style:style style:name="gr52" style:family="graphic" style:parent-style-name="standard">
      <style:graphic-properties draw:marker-start-width="0.3cm" draw:marker-end-width="0.3cm" draw:fill-color="#800080" draw:opacity="50%" draw:textarea-horizontal-align="center" draw:textarea-vertical-align="middle" draw:shadow-opacity="50%"/>
    </style:style>
    <style:style style:name="gr53" style:family="graphic" style:parent-style-name="standard">
      <style:graphic-properties draw:marker-start-width="0.3cm" draw:marker-end-width="0.3cm" draw:fill-color="#000080" draw:opacity="50%" draw:textarea-horizontal-align="center" draw:textarea-vertical-align="middle" draw:shadow-opacity="50%"/>
    </style:style>
    <style:style style:name="gr54" style:family="graphic" style:parent-style-name="standard">
      <style:graphic-properties draw:marker-start-width="0.3cm" draw:marker-end-width="0.3cm" draw:fill-color="#999999" draw:opacity="50%" draw:textarea-horizontal-align="center" draw:textarea-vertical-align="middle" draw:shadow-opacity="50%"/>
    </style:style>
    <style:style style:name="gr55" style:family="graphic" style:parent-style-name="standard">
      <style:graphic-properties draw:marker-start-width="0.3cm" draw:marker-end-width="0.3cm" draw:fill-color="#ff0000" draw:opacity="50%" draw:textarea-horizontal-align="center" draw:textarea-vertical-align="middle" draw:shadow-opacity="50%"/>
    </style:style>
    <style:style style:name="gr56" style:family="graphic" style:parent-style-name="objectwithoutfill">
      <style:graphic-properties svg:stroke-width="0.1cm" draw:marker-start="Circle" draw:marker-end="Circle" draw:fill="none" draw:textarea-horizontal-align="center" draw:textarea-vertical-align="middle" fo:padding-top="0.175cm" fo:padding-bottom="0.175cm" fo:padding-left="0.3cm" fo:padding-right="0.3cm"/>
    </style:style>
    <style:style style:name="gr57" style:family="graphic" style:parent-style-name="standard">
      <style:graphic-properties draw:marker-start-width="0.3cm" draw:marker-end-width="0.3cm" draw:fill-color="#000000" draw:opacity="50%" draw:textarea-horizontal-align="center" draw:textarea-vertical-align="middle" draw:shadow-opacity="50%"/>
    </style:style>
    <style:style style:name="gr58" style:family="graphic" style:parent-style-name="standard">
      <style:graphic-properties draw:marker-start-width="0.3cm" draw:marker-end-width="0.3cm" draw:fill="solid" draw:fill-color="#4c1900" draw:fill-gradient-name="Gradient_20_1" draw:fill-hatch-name="Black_20_0_20_Degrees" draw:fill-image-name="Empty" draw:opacity="30%" draw:textarea-horizontal-align="center" draw:textarea-vertical-align="middle" draw:shadow-opacity="30%"/>
    </style:style>
    <style:style style:name="P1" style:family="paragraph">
      <style:paragraph-properties fo:text-align="center"/>
    </style:style>
    <style:style style:name="P2" style:family="paragraph">
      <style:paragraph-properties fo:text-align="center">
        <style:tab-stops/>
      </style:paragraph-properties>
    </style:style>
    <style:style style:name="P3" style:family="paragraph">
      <style:paragraph-properties fo:text-align="center">
        <style:tab-stops/>
      </style:paragraph-properties>
      <style:text-properties fo:color="#000000" style:text-outline="true" fo:font-size="36pt" fo:text-shadow="none" style:font-size-asian="18pt" style:font-size-complex="18pt"/>
    </style:style>
    <style:style style:name="P4" style:family="paragraph">
      <style:paragraph-properties fo:text-align="center"/>
      <style:text-properties fo:font-weight="bold" style:font-size-asian="18pt" style:font-size-complex="18pt"/>
    </style:style>
    <style:style style:name="P5" style:family="paragraph">
      <style:paragraph-properties fo:text-align="end">
        <style:tab-stops/>
      </style:paragraph-properties>
    </style:style>
    <style:style style:name="P6" style:family="paragraph">
      <style:paragraph-properties fo:text-align="end">
        <style:tab-stops/>
      </style:paragraph-properties>
      <style:text-properties fo:font-size="12pt" fo:font-weight="bold" style:font-size-asian="18pt" style:font-size-complex="18pt"/>
    </style:style>
    <style:style style:name="P7" style:family="paragraph">
      <style:paragraph-properties fo:text-align="center"/>
      <style:text-properties fo:font-size="8pt" fo:font-weight="bold" style:font-size-asian="18pt" style:font-size-complex="18pt"/>
    </style:style>
    <style:style style:name="P8" style:family="paragraph">
      <style:paragraph-properties fo:text-align="center">
        <style:tab-stops/>
      </style:paragraph-properties>
      <style:text-properties fo:font-weight="bold" style:font-size-asian="18pt" style:font-size-complex="18pt"/>
    </style:style>
    <style:style style:name="P9" style:family="paragraph">
      <style:paragraph-properties fo:text-align="center">
        <style:tab-stops/>
      </style:paragraph-properties>
      <style:text-properties fo:font-size="8pt" fo:font-weight="bold" style:font-size-asian="18pt" style:font-size-complex="18pt"/>
    </style:style>
    <style:style style:name="P10" style:family="paragraph">
      <style:paragraph-properties fo:text-align="center">
        <style:tab-stops/>
      </style:paragraph-properties>
      <style:text-properties fo:color="#000000" style:text-outline="true" fo:font-size="54pt" fo:text-shadow="none" style:font-size-asian="18pt" style:font-size-complex="18pt"/>
    </style:style>
    <style:style style:name="P11" style:family="paragraph">
      <style:paragraph-properties fo:text-align="end">
        <style:tab-stops/>
      </style:paragraph-properties>
      <style:text-properties fo:font-size="8pt" fo:font-weight="bold" style:font-size-asian="18pt" style:font-size-complex="18pt"/>
    </style:style>
    <style:style style:name="P12" style:family="paragraph">
      <style:paragraph-properties fo:text-align="start">
        <style:tab-stops/>
      </style:paragraph-properties>
    </style:style>
    <style:style style:name="P13" style:family="paragraph">
      <style:paragraph-properties fo:text-align="start">
        <style:tab-stops/>
      </style:paragraph-properties>
      <style:text-properties fo:font-size="8pt" fo:font-weight="bold" style:font-size-asian="18pt" style:font-size-complex="18pt"/>
    </style:style>
    <style:style style:name="T1" style:family="text">
      <style:text-properties fo:color="#000000" style:text-outline="true" fo:font-size="36pt" fo:text-shadow="none" style:font-size-asian="18pt" style:font-size-complex="18pt"/>
    </style:style>
    <style:style style:name="T2" style:family="text">
      <style:text-properties fo:font-size="12pt" fo:font-weight="bold" style:font-size-asian="18pt" style:font-size-complex="18pt"/>
    </style:style>
    <style:style style:name="T3" style:family="text">
      <style:text-properties fo:font-size="8pt" fo:font-weight="bold" style:font-size-asian="18pt" style:font-size-complex="18pt"/>
    </style:style>
    <style:style style:name="T4" style:family="text">
      <style:text-properties fo:color="#000000" style:text-outline="true" fo:font-size="54pt" fo:text-shadow="none" style:font-size-asian="18pt" style:font-size-complex="18pt"/>
    </style:style>
    <style:style style:name="T5" style:family="text">
      <style:text-properties style:text-position="sub 58%" fo:font-size="18pt" style:font-size-asian="18pt" style:font-size-complex="18pt" style:text-scale="9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text-style-name="P1" draw:layer="layout" svg:width="0.999cm" svg:height="16.999cm" svg:x="25cm" svg:y="30.5cm" svg:viewBox="0 0 1000 17000" draw:points="0,17000 0,0 1000,0">
          <text:p/>
        </draw:polyline>
        <draw:g>
          <draw:line draw:style-name="gr2" draw:text-style-name="P1" draw:layer="layout" svg:x1="33.5cm" svg:y1="43cm" svg:x2="34.5cm" svg:y2="44cm">
            <text:p/>
          </draw:line>
          <draw:line draw:style-name="gr2" draw:text-style-name="P1" draw:layer="layout" svg:x1="33.5cm" svg:y1="44cm" svg:x2="34.5cm" svg:y2="43cm">
            <text:p/>
          </draw:line>
        </draw:g>
        <draw:g>
          <draw:line draw:style-name="gr2" draw:text-style-name="P1" draw:layer="layout" svg:x1="34.47cm" svg:y1="38.998cm" svg:x2="35.47cm" svg:y2="39.998cm">
            <text:p/>
          </draw:line>
          <draw:line draw:style-name="gr2" draw:text-style-name="P1" draw:layer="layout" svg:x1="34.47cm" svg:y1="39.998cm" svg:x2="35.47cm" svg:y2="38.998cm">
            <text:p/>
          </draw:line>
        </draw:g>
        <draw:g>
          <draw:line draw:style-name="gr2" draw:text-style-name="P1" draw:layer="layout" svg:x1="33.47cm" svg:y1="31.998cm" svg:x2="34.47cm" svg:y2="32.998cm">
            <text:p/>
          </draw:line>
          <draw:line draw:style-name="gr2" draw:text-style-name="P1" draw:layer="layout" svg:x1="33.47cm" svg:y1="32.998cm" svg:x2="34.47cm" svg:y2="31.998cm">
            <text:p/>
          </draw:line>
        </draw:g>
        <draw:g>
          <draw:line draw:style-name="gr2" draw:text-style-name="P1" draw:layer="layout" svg:x1="33.47cm" svg:y1="33.998cm" svg:x2="34.47cm" svg:y2="34.998cm">
            <text:p/>
          </draw:line>
          <draw:line draw:style-name="gr2" draw:text-style-name="P1" draw:layer="layout" svg:x1="33.47cm" svg:y1="34.998cm" svg:x2="34.47cm" svg:y2="33.998cm">
            <text:p/>
          </draw:line>
        </draw:g>
        <draw:g>
          <draw:line draw:style-name="gr2" draw:text-style-name="P1" draw:layer="layout" svg:x1="33.47cm" svg:y1="35.998cm" svg:x2="34.47cm" svg:y2="36.998cm">
            <text:p/>
          </draw:line>
          <draw:line draw:style-name="gr2" draw:text-style-name="P1" draw:layer="layout" svg:x1="33.47cm" svg:y1="36.998cm" svg:x2="34.47cm" svg:y2="35.998cm">
            <text:p/>
          </draw:line>
        </draw:g>
        <draw:g>
          <draw:line draw:style-name="gr2" draw:text-style-name="P1" draw:layer="layout" svg:x1="33.47cm" svg:y1="37.998cm" svg:x2="34.47cm" svg:y2="38.998cm">
            <text:p/>
          </draw:line>
          <draw:line draw:style-name="gr2" draw:text-style-name="P1" draw:layer="layout" svg:x1="33.47cm" svg:y1="38.998cm" svg:x2="34.47cm" svg:y2="37.998cm">
            <text:p/>
          </draw:line>
        </draw:g>
        <draw:g>
          <draw:line draw:style-name="gr2" draw:text-style-name="P1" draw:layer="layout" svg:x1="34.47cm" svg:y1="29.998cm" svg:x2="35.47cm" svg:y2="30.998cm">
            <text:p/>
          </draw:line>
          <draw:line draw:style-name="gr2" draw:text-style-name="P1" draw:layer="layout" svg:x1="34.47cm" svg:y1="30.998cm" svg:x2="35.47cm" svg:y2="29.998cm">
            <text:p/>
          </draw:line>
        </draw:g>
        <draw:g>
          <draw:line draw:style-name="gr2" draw:text-style-name="P1" draw:layer="layout" svg:x1="33.47cm" svg:y1="30.998cm" svg:x2="34.47cm" svg:y2="31.998cm">
            <text:p/>
          </draw:line>
          <draw:line draw:style-name="gr2" draw:text-style-name="P1" draw:layer="layout" svg:x1="33.47cm" svg:y1="31.998cm" svg:x2="34.47cm" svg:y2="30.998cm">
            <text:p/>
          </draw:line>
        </draw:g>
        <draw:g>
          <draw:g>
            <draw:line draw:style-name="gr3" draw:text-style-name="P1" draw:layer="layout" svg:x1="20.47cm" svg:y1="42.998cm" svg:x2="21.47cm" svg:y2="43.998cm">
              <text:p/>
            </draw:line>
            <draw:line draw:style-name="gr3" draw:text-style-name="P1" draw:layer="layout" svg:x1="20.47cm" svg:y1="43.998cm" svg:x2="21.47cm" svg:y2="42.998cm">
              <text:p/>
            </draw:line>
          </draw:g>
          <draw:custom-shape draw:style-name="gr4" draw:text-style-name="P1" draw:layer="layout" svg:width="1cm" svg:height="1cm" svg:x="20.47cm" svg:y="42.9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2" draw:text-style-name="P1" draw:layer="layout" svg:x1="19.47cm" svg:y1="45.985cm" svg:x2="20.47cm" svg:y2="46.985cm">
            <text:p/>
          </draw:line>
          <draw:line draw:style-name="gr2" draw:text-style-name="P1" draw:layer="layout" svg:x1="19.47cm" svg:y1="46.985cm" svg:x2="20.47cm" svg:y2="45.985cm">
            <text:p/>
          </draw:line>
        </draw:g>
        <draw:g>
          <draw:line draw:style-name="gr2" draw:text-style-name="P1" draw:layer="layout" svg:x1="19.47cm" svg:y1="42.985cm" svg:x2="20.47cm" svg:y2="43.985cm">
            <text:p/>
          </draw:line>
          <draw:line draw:style-name="gr2" draw:text-style-name="P1" draw:layer="layout" svg:x1="19.47cm" svg:y1="43.985cm" svg:x2="20.47cm" svg:y2="42.985cm">
            <text:p/>
          </draw:line>
        </draw:g>
        <draw:g>
          <draw:line draw:style-name="gr2" draw:text-style-name="P1" draw:layer="layout" svg:x1="18.47cm" svg:y1="41.985cm" svg:x2="19.47cm" svg:y2="42.985cm">
            <text:p/>
          </draw:line>
          <draw:line draw:style-name="gr2" draw:text-style-name="P1" draw:layer="layout" svg:x1="18.47cm" svg:y1="42.985cm" svg:x2="19.47cm" svg:y2="41.985cm">
            <text:p/>
          </draw:line>
        </draw:g>
        <draw:g>
          <draw:line draw:style-name="gr2" draw:text-style-name="P1" draw:layer="layout" svg:x1="18.47cm" svg:y1="39.985cm" svg:x2="19.47cm" svg:y2="40.985cm">
            <text:p/>
          </draw:line>
          <draw:line draw:style-name="gr2" draw:text-style-name="P1" draw:layer="layout" svg:x1="18.47cm" svg:y1="40.985cm" svg:x2="19.47cm" svg:y2="39.985cm">
            <text:p/>
          </draw:line>
        </draw:g>
        <draw:g>
          <draw:line draw:style-name="gr2" draw:text-style-name="P1" draw:layer="layout" svg:x1="18.47cm" svg:y1="44.985cm" svg:x2="19.47cm" svg:y2="45.985cm">
            <text:p/>
          </draw:line>
          <draw:line draw:style-name="gr2" draw:text-style-name="P1" draw:layer="layout" svg:x1="18.47cm" svg:y1="45.985cm" svg:x2="19.47cm" svg:y2="44.985cm">
            <text:p/>
          </draw:line>
        </draw:g>
        <draw:g>
          <draw:line draw:style-name="gr2" draw:text-style-name="P1" draw:layer="layout" svg:x1="19.5cm" svg:y1="41cm" svg:x2="20.5cm" svg:y2="42cm">
            <text:p/>
          </draw:line>
          <draw:line draw:style-name="gr2" draw:text-style-name="P1" draw:layer="layout" svg:x1="19.5cm" svg:y1="42cm" svg:x2="20.5cm" svg:y2="41cm">
            <text:p/>
          </draw:line>
        </draw:g>
        <draw:g>
          <draw:line draw:style-name="gr2" draw:text-style-name="P1" draw:layer="layout" svg:x1="23.5cm" svg:y1="47cm" svg:x2="24.5cm" svg:y2="48cm">
            <text:p/>
          </draw:line>
          <draw:line draw:style-name="gr2" draw:text-style-name="P1" draw:layer="layout" svg:x1="23.5cm" svg:y1="48cm" svg:x2="24.5cm" svg:y2="47cm">
            <text:p/>
          </draw:line>
        </draw:g>
        <draw:g>
          <draw:line draw:style-name="gr2" draw:text-style-name="P1" draw:layer="layout" svg:x1="23.5cm" svg:y1="41cm" svg:x2="24.5cm" svg:y2="42cm">
            <text:p/>
          </draw:line>
          <draw:line draw:style-name="gr2" draw:text-style-name="P1" draw:layer="layout" svg:x1="23.5cm" svg:y1="42cm" svg:x2="24.5cm" svg:y2="41cm">
            <text:p/>
          </draw:line>
        </draw:g>
        <draw:g>
          <draw:line draw:style-name="gr2" draw:text-style-name="P1" draw:layer="layout" svg:x1="23.5cm" svg:y1="44cm" svg:x2="24.5cm" svg:y2="45cm">
            <text:p/>
          </draw:line>
          <draw:line draw:style-name="gr2" draw:text-style-name="P1" draw:layer="layout" svg:x1="23.5cm" svg:y1="45cm" svg:x2="24.5cm" svg:y2="44cm">
            <text:p/>
          </draw:line>
        </draw:g>
        <draw:g>
          <draw:line draw:style-name="gr2" draw:text-style-name="P1" draw:layer="layout" svg:x1="23.5cm" svg:y1="45.013cm" svg:x2="24.5cm" svg:y2="46.013cm">
            <text:p/>
          </draw:line>
          <draw:line draw:style-name="gr2" draw:text-style-name="P1" draw:layer="layout" svg:x1="23.5cm" svg:y1="46.013cm" svg:x2="24.5cm" svg:y2="45.013cm">
            <text:p/>
          </draw:line>
        </draw:g>
        <draw:g>
          <draw:g>
            <draw:line draw:style-name="gr3" draw:text-style-name="P1" draw:layer="layout" svg:x1="22.5cm" svg:y1="46cm" svg:x2="23.5cm" svg:y2="47cm">
              <text:p/>
            </draw:line>
            <draw:line draw:style-name="gr3" draw:text-style-name="P1" draw:layer="layout" svg:x1="22.5cm" svg:y1="47cm" svg:x2="23.5cm" svg:y2="46cm">
              <text:p/>
            </draw:line>
          </draw:g>
          <draw:custom-shape draw:style-name="gr4" draw:text-style-name="P1" draw:layer="layout" svg:width="1cm" svg:height="1cm" svg:x="22.5cm" svg:y="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2" draw:text-style-name="P1" draw:layer="layout" svg:x1="23.5cm" svg:y1="43cm" svg:x2="24.5cm" svg:y2="44cm">
            <text:p/>
          </draw:line>
          <draw:line draw:style-name="gr2" draw:text-style-name="P1" draw:layer="layout" svg:x1="23.5cm" svg:y1="44cm" svg:x2="24.5cm" svg:y2="43cm">
            <text:p/>
          </draw:line>
        </draw:g>
        <draw:g>
          <draw:line draw:style-name="gr2" draw:text-style-name="P1" draw:layer="layout" svg:x1="29.5cm" svg:y1="41cm" svg:x2="30.5cm" svg:y2="42cm">
            <text:p/>
          </draw:line>
          <draw:line draw:style-name="gr2" draw:text-style-name="P1" draw:layer="layout" svg:x1="29.5cm" svg:y1="42cm" svg:x2="30.5cm" svg:y2="41cm">
            <text:p/>
          </draw:line>
        </draw:g>
        <draw:g>
          <draw:line draw:style-name="gr2" draw:text-style-name="P1" draw:layer="layout" svg:x1="29.5cm" svg:y1="44cm" svg:x2="30.5cm" svg:y2="45cm">
            <text:p/>
          </draw:line>
          <draw:line draw:style-name="gr2" draw:text-style-name="P1" draw:layer="layout" svg:x1="29.5cm" svg:y1="45cm" svg:x2="30.5cm" svg:y2="44cm">
            <text:p/>
          </draw:line>
        </draw:g>
        <draw:g>
          <draw:line draw:style-name="gr2" draw:text-style-name="P1" draw:layer="layout" svg:x1="29.5cm" svg:y1="46cm" svg:x2="30.5cm" svg:y2="47cm">
            <text:p/>
          </draw:line>
          <draw:line draw:style-name="gr2" draw:text-style-name="P1" draw:layer="layout" svg:x1="29.5cm" svg:y1="47cm" svg:x2="30.5cm" svg:y2="46cm">
            <text:p/>
          </draw:line>
        </draw:g>
        <draw:g>
          <draw:line draw:style-name="gr2" draw:text-style-name="P1" draw:layer="layout" svg:x1="29.5cm" svg:y1="43cm" svg:x2="30.5cm" svg:y2="44cm">
            <text:p/>
          </draw:line>
          <draw:line draw:style-name="gr2" draw:text-style-name="P1" draw:layer="layout" svg:x1="29.5cm" svg:y1="44cm" svg:x2="30.5cm" svg:y2="43cm">
            <text:p/>
          </draw:line>
        </draw:g>
        <draw:g>
          <draw:line draw:style-name="gr2" draw:text-style-name="P1" draw:layer="layout" svg:x1="29.5cm" svg:y1="47cm" svg:x2="30.5cm" svg:y2="48cm">
            <text:p/>
          </draw:line>
          <draw:line draw:style-name="gr2" draw:text-style-name="P1" draw:layer="layout" svg:x1="29.5cm" svg:y1="48cm" svg:x2="30.5cm" svg:y2="47cm">
            <text:p/>
          </draw:line>
        </draw:g>
        <draw:frame draw:style-name="gr5" draw:text-style-name="P3" draw:layer="layout" svg:width="7.1cm" svg:height="1.909cm" draw:transform="rotate (1.5707963267946) translate (28.791cm 48.1cm)">
          <draw:text-box>
            <text:p text:style-name="P2"><text:span text:style-name="T1">74HCT08N</text:span></text:p>
          </draw:text-box>
        </draw:frame>
        <draw:frame draw:style-name="gr6" draw:text-style-name="P3" draw:layer="layout" svg:width="7.1cm" svg:height="3.409cm" draw:transform="rotate (1.5707963267946) translate (23.705cm 48.1cm)">
          <draw:text-box>
            <text:p text:style-name="P2"><text:span text:style-name="T1">74HCT00N</text:span></text:p>
          </draw:text-box>
        </draw:frame>
        <draw:g>
          <draw:line draw:style-name="gr2" draw:text-style-name="P1" draw:layer="layout" svg:x1="26.5cm" svg:y1="43cm" svg:x2="27.5cm" svg:y2="44cm">
            <text:p/>
          </draw:line>
          <draw:line draw:style-name="gr2" draw:text-style-name="P1" draw:layer="layout" svg:x1="26.5cm" svg:y1="44cm" svg:x2="27.5cm" svg:y2="43cm">
            <text:p/>
          </draw:line>
        </draw:g>
        <draw:g>
          <draw:line draw:style-name="gr2" draw:text-style-name="P1" draw:layer="layout" svg:x1="26.5cm" svg:y1="41cm" svg:x2="27.5cm" svg:y2="42cm">
            <text:p/>
          </draw:line>
          <draw:line draw:style-name="gr2" draw:text-style-name="P1" draw:layer="layout" svg:x1="26.5cm" svg:y1="42cm" svg:x2="27.5cm" svg:y2="41cm">
            <text:p/>
          </draw:line>
        </draw:g>
        <draw:g>
          <draw:line draw:style-name="gr2" draw:text-style-name="P1" draw:layer="layout" svg:x1="29.5cm" svg:y1="35cm" svg:x2="30.5cm" svg:y2="36cm">
            <text:p/>
          </draw:line>
          <draw:line draw:style-name="gr2" draw:text-style-name="P1" draw:layer="layout" svg:x1="29.5cm" svg:y1="36cm" svg:x2="30.5cm" svg:y2="35cm">
            <text:p/>
          </draw:line>
        </draw:g>
        <draw:polyline draw:style-name="gr7" draw:text-style-name="P1" draw:layer="layout" svg:width="3.699cm" svg:height="12.999cm" svg:x="28cm" svg:y="33.5cm" svg:viewBox="0 0 3700 13000" draw:points="3700,13000 3700,3000 0,3000 0,0">
          <text:p/>
        </draw:polyline>
        <draw:g>
          <draw:line draw:style-name="gr2" draw:text-style-name="P1" draw:layer="layout" svg:x1="30.5cm" svg:y1="22cm" svg:x2="31.5cm" svg:y2="23cm">
            <text:p/>
          </draw:line>
          <draw:line draw:style-name="gr2" draw:text-style-name="P1" draw:layer="layout" svg:x1="30.5cm" svg:y1="23cm" svg:x2="31.5cm" svg:y2="22cm">
            <text:p/>
          </draw:line>
        </draw:g>
        <draw:g>
          <draw:line draw:style-name="gr2" draw:text-style-name="P1" draw:layer="layout" svg:x1="19.5cm" svg:y1="23cm" svg:x2="20.5cm" svg:y2="24cm">
            <text:p/>
          </draw:line>
          <draw:line draw:style-name="gr2" draw:text-style-name="P1" draw:layer="layout" svg:x1="19.5cm" svg:y1="24cm" svg:x2="20.5cm" svg:y2="23cm">
            <text:p/>
          </draw:line>
        </draw:g>
        <draw:g>
          <draw:line draw:style-name="gr2" draw:text-style-name="P1" draw:layer="layout" svg:x1="18.5cm" svg:y1="13cm" svg:x2="19.5cm" svg:y2="14cm">
            <text:p/>
          </draw:line>
          <draw:line draw:style-name="gr2" draw:text-style-name="P1" draw:layer="layout" svg:x1="18.5cm" svg:y1="14cm" svg:x2="19.5cm" svg:y2="13cm">
            <text:p/>
          </draw:line>
        </draw:g>
        <draw:g>
          <draw:line draw:style-name="gr2" draw:text-style-name="P1" draw:layer="layout" svg:x1="27.5cm" svg:y1="30cm" svg:x2="28.5cm" svg:y2="31cm">
            <text:p/>
          </draw:line>
          <draw:line draw:style-name="gr2" draw:text-style-name="P1" draw:layer="layout" svg:x1="27.5cm" svg:y1="31cm" svg:x2="28.5cm" svg:y2="30cm">
            <text:p/>
          </draw:line>
        </draw:g>
        <draw:g>
          <draw:line draw:style-name="gr2" draw:text-style-name="P1" draw:layer="layout" svg:x1="19.5cm" svg:y1="12cm" svg:x2="20.5cm" svg:y2="13cm">
            <text:p/>
          </draw:line>
          <draw:line draw:style-name="gr2" draw:text-style-name="P1" draw:layer="layout" svg:x1="19.5cm" svg:y1="13cm" svg:x2="20.5cm" svg:y2="12cm">
            <text:p/>
          </draw:line>
        </draw:g>
        <draw:g>
          <draw:line draw:style-name="gr2" draw:text-style-name="P1" draw:layer="layout" svg:x1="23.5cm" svg:y1="19cm" svg:x2="24.5cm" svg:y2="20cm">
            <text:p/>
          </draw:line>
          <draw:line draw:style-name="gr2" draw:text-style-name="P1" draw:layer="layout" svg:x1="23.5cm" svg:y1="20cm" svg:x2="24.5cm" svg:y2="19cm">
            <text:p/>
          </draw:line>
        </draw:g>
        <draw:g>
          <draw:line draw:style-name="gr2" draw:text-style-name="P4" draw:layer="layout" svg:x1="19.47cm" svg:y1="28.998cm" svg:x2="20.47cm" svg:y2="29.998cm">
            <text:p/>
          </draw:line>
          <draw:line draw:style-name="gr2" draw:text-style-name="P4" draw:layer="layout" svg:x1="19.47cm" svg:y1="29.998cm" svg:x2="20.47cm" svg:y2="28.998cm">
            <text:p/>
          </draw:line>
        </draw:g>
        <draw:g>
          <draw:line draw:style-name="gr2" draw:text-style-name="P1" draw:layer="layout" svg:x1="4.5cm" svg:y1="34.002cm" svg:x2="5.5cm" svg:y2="35.002cm">
            <text:p/>
          </draw:line>
          <draw:line draw:style-name="gr2" draw:text-style-name="P1" draw:layer="layout" svg:x1="4.5cm" svg:y1="35.002cm" svg:x2="5.5cm" svg:y2="34.002cm">
            <text:p/>
          </draw:line>
        </draw:g>
        <draw:g>
          <draw:line draw:style-name="gr2" draw:text-style-name="P1" draw:layer="layout" svg:x1="19.47cm" svg:y1="27.985cm" svg:x2="20.47cm" svg:y2="28.985cm">
            <text:p/>
          </draw:line>
          <draw:line draw:style-name="gr2" draw:text-style-name="P1" draw:layer="layout" svg:x1="19.47cm" svg:y1="28.985cm" svg:x2="20.47cm" svg:y2="27.985cm">
            <text:p/>
          </draw:line>
        </draw:g>
        <draw:g>
          <draw:line draw:style-name="gr2" draw:text-style-name="P1" draw:layer="layout" svg:x1="30.47cm" svg:y1="24.998cm" svg:x2="31.47cm" svg:y2="25.998cm">
            <text:p/>
          </draw:line>
          <draw:line draw:style-name="gr2" draw:text-style-name="P1" draw:layer="layout" svg:x1="30.47cm" svg:y1="25.998cm" svg:x2="31.47cm" svg:y2="24.998cm">
            <text:p/>
          </draw:line>
        </draw:g>
        <draw:g>
          <draw:line draw:style-name="gr2" draw:text-style-name="P1" draw:layer="layout" svg:x1="13.47cm" svg:y1="22.985cm" svg:x2="14.47cm" svg:y2="23.985cm">
            <text:p/>
          </draw:line>
          <draw:line draw:style-name="gr2" draw:text-style-name="P1" draw:layer="layout" svg:x1="13.47cm" svg:y1="23.985cm" svg:x2="14.47cm" svg:y2="22.985cm">
            <text:p/>
          </draw:line>
        </draw:g>
        <draw:g>
          <draw:line draw:style-name="gr2" draw:text-style-name="P1" draw:layer="layout" svg:x1="16.47cm" svg:y1="42.998cm" svg:x2="17.47cm" svg:y2="43.998cm">
            <text:p/>
          </draw:line>
          <draw:line draw:style-name="gr2" draw:text-style-name="P1" draw:layer="layout" svg:x1="16.47cm" svg:y1="43.998cm" svg:x2="17.47cm" svg:y2="42.998cm">
            <text:p/>
          </draw:line>
        </draw:g>
        <draw:frame draw:style-name="gr8" draw:text-style-name="P3" draw:layer="layout" svg:width="7.1cm" svg:height="1.673cm" draw:transform="rotate (1.5707963267946) translate (18.7cm 47.1cm)">
          <draw:text-box>
            <text:p text:style-name="P2"><text:span text:style-name="T1">74HCT32N</text:span></text:p>
          </draw:text-box>
        </draw:frame>
        <draw:g>
          <draw:line draw:style-name="gr2" draw:text-style-name="P1" draw:layer="layout" svg:x1="36.47cm" svg:y1="31.998cm" svg:x2="37.47cm" svg:y2="32.998cm">
            <text:p/>
          </draw:line>
          <draw:line draw:style-name="gr2" draw:text-style-name="P1" draw:layer="layout" svg:x1="36.47cm" svg:y1="32.998cm" svg:x2="37.47cm" svg:y2="31.998cm">
            <text:p/>
          </draw:line>
        </draw:g>
        <draw:g>
          <draw:line draw:style-name="gr2" draw:text-style-name="P1" draw:layer="layout" svg:x1="15.47cm" svg:y1="16.998cm" svg:x2="16.47cm" svg:y2="17.998cm">
            <text:p/>
          </draw:line>
          <draw:line draw:style-name="gr2" draw:text-style-name="P1" draw:layer="layout" svg:x1="15.47cm" svg:y1="17.998cm" svg:x2="16.47cm" svg:y2="16.998cm">
            <text:p/>
          </draw:line>
        </draw:g>
        <draw:g>
          <draw:line draw:style-name="gr2" draw:text-style-name="P1" draw:layer="layout" svg:x1="32.47cm" svg:y1="39.998cm" svg:x2="33.47cm" svg:y2="40.998cm">
            <text:p/>
          </draw:line>
          <draw:line draw:style-name="gr2" draw:text-style-name="P1" draw:layer="layout" svg:x1="32.47cm" svg:y1="40.998cm" svg:x2="33.47cm" svg:y2="39.998cm">
            <text:p/>
          </draw:line>
        </draw:g>
        <draw:g>
          <draw:line draw:style-name="gr2" draw:text-style-name="P1" draw:layer="layout" svg:x1="19.47cm" svg:y1="23.998cm" svg:x2="20.47cm" svg:y2="24.998cm">
            <text:p/>
          </draw:line>
          <draw:line draw:style-name="gr2" draw:text-style-name="P1" draw:layer="layout" svg:x1="19.47cm" svg:y1="24.998cm" svg:x2="20.47cm" svg:y2="23.998cm">
            <text:p/>
          </draw:line>
        </draw:g>
        <draw:g>
          <draw:line draw:style-name="gr2" draw:text-style-name="P4" draw:layer="layout" svg:x1="18.47cm" svg:y1="21.998cm" svg:x2="19.47cm" svg:y2="22.998cm">
            <text:p/>
          </draw:line>
          <draw:line draw:style-name="gr2" draw:text-style-name="P4" draw:layer="layout" svg:x1="18.47cm" svg:y1="22.998cm" svg:x2="19.47cm" svg:y2="21.998cm">
            <text:p/>
          </draw:line>
        </draw:g>
        <draw:g>
          <draw:line draw:style-name="gr2" draw:text-style-name="P1" draw:layer="layout" svg:x1="13.47cm" svg:y1="24.998cm" svg:x2="14.47cm" svg:y2="25.998cm">
            <text:p/>
          </draw:line>
          <draw:line draw:style-name="gr2" draw:text-style-name="P1" draw:layer="layout" svg:x1="13.47cm" svg:y1="25.998cm" svg:x2="14.47cm" svg:y2="24.998cm">
            <text:p/>
          </draw:line>
        </draw:g>
        <draw:g>
          <draw:line draw:style-name="gr2" draw:text-style-name="P1" draw:layer="layout" svg:x1="14.47cm" svg:y1="43.998cm" svg:x2="15.47cm" svg:y2="44.998cm">
            <text:p/>
          </draw:line>
          <draw:line draw:style-name="gr2" draw:text-style-name="P1" draw:layer="layout" svg:x1="14.47cm" svg:y1="44.998cm" svg:x2="15.47cm" svg:y2="43.998cm">
            <text:p/>
          </draw:line>
        </draw:g>
        <draw:g>
          <draw:line draw:style-name="gr2" draw:text-style-name="P1" draw:layer="layout" svg:x1="30.47cm" svg:y1="23.998cm" svg:x2="31.47cm" svg:y2="24.998cm">
            <text:p/>
          </draw:line>
          <draw:line draw:style-name="gr2" draw:text-style-name="P1" draw:layer="layout" svg:x1="30.47cm" svg:y1="24.998cm" svg:x2="31.47cm" svg:y2="23.998cm">
            <text:p/>
          </draw:line>
        </draw:g>
        <draw:g>
          <draw:line draw:style-name="gr2" draw:text-style-name="P1" draw:layer="layout" svg:x1="28.47cm" svg:y1="30.998cm" svg:x2="29.47cm" svg:y2="31.998cm">
            <text:p/>
          </draw:line>
          <draw:line draw:style-name="gr2" draw:text-style-name="P1" draw:layer="layout" svg:x1="28.47cm" svg:y1="31.998cm" svg:x2="29.47cm" svg:y2="30.998cm">
            <text:p/>
          </draw:line>
        </draw:g>
        <draw:g>
          <draw:line draw:style-name="gr2" draw:text-style-name="P1" draw:layer="layout" svg:x1="23.47cm" svg:y1="26.985cm" svg:x2="24.47cm" svg:y2="27.985cm">
            <text:p/>
          </draw:line>
          <draw:line draw:style-name="gr2" draw:text-style-name="P1" draw:layer="layout" svg:x1="23.47cm" svg:y1="27.985cm" svg:x2="24.47cm" svg:y2="26.985cm">
            <text:p/>
          </draw:line>
        </draw:g>
        <draw:g>
          <draw:line draw:style-name="gr2" draw:text-style-name="P1" draw:layer="layout" svg:x1="17.47cm" svg:y1="46.998cm" svg:x2="18.47cm" svg:y2="47.998cm">
            <text:p/>
          </draw:line>
          <draw:line draw:style-name="gr2" draw:text-style-name="P1" draw:layer="layout" svg:x1="17.47cm" svg:y1="47.998cm" svg:x2="18.47cm" svg:y2="46.998cm">
            <text:p/>
          </draw:line>
        </draw:g>
        <draw:g>
          <draw:line draw:style-name="gr2" draw:text-style-name="P1" draw:layer="layout" svg:x1="8.47cm" svg:y1="25.998cm" svg:x2="9.47cm" svg:y2="26.998cm">
            <text:p/>
          </draw:line>
          <draw:line draw:style-name="gr2" draw:text-style-name="P1" draw:layer="layout" svg:x1="8.47cm" svg:y1="26.998cm" svg:x2="9.47cm" svg:y2="25.998cm">
            <text:p/>
          </draw:line>
        </draw:g>
        <draw:g>
          <draw:line draw:style-name="gr2" draw:text-style-name="P1" draw:layer="layout" svg:x1="4.47cm" svg:y1="25cm" svg:x2="5.47cm" svg:y2="26cm">
            <text:p/>
          </draw:line>
          <draw:line draw:style-name="gr2" draw:text-style-name="P1" draw:layer="layout" svg:x1="4.47cm" svg:y1="26cm" svg:x2="5.47cm" svg:y2="25cm">
            <text:p/>
          </draw:line>
        </draw:g>
        <draw:g>
          <draw:line draw:style-name="gr2" draw:text-style-name="P1" draw:layer="layout" svg:x1="12.47cm" svg:y1="25.998cm" svg:x2="13.47cm" svg:y2="26.998cm">
            <text:p/>
          </draw:line>
          <draw:line draw:style-name="gr2" draw:text-style-name="P1" draw:layer="layout" svg:x1="12.47cm" svg:y1="26.998cm" svg:x2="13.47cm" svg:y2="25.998cm">
            <text:p/>
          </draw:line>
        </draw:g>
        <draw:g>
          <draw:line draw:style-name="gr2" draw:text-style-name="P1" draw:layer="layout" svg:x1="12.47cm" svg:y1="26.998cm" svg:x2="13.47cm" svg:y2="27.998cm">
            <text:p/>
          </draw:line>
          <draw:line draw:style-name="gr2" draw:text-style-name="P1" draw:layer="layout" svg:x1="12.47cm" svg:y1="27.998cm" svg:x2="13.47cm" svg:y2="26.998cm">
            <text:p/>
          </draw:line>
        </draw:g>
        <draw:g>
          <draw:line draw:style-name="gr2" draw:text-style-name="P1" draw:layer="layout" svg:x1="15.47cm" svg:y1="15.985cm" svg:x2="16.47cm" svg:y2="16.985cm">
            <text:p/>
          </draw:line>
          <draw:line draw:style-name="gr2" draw:text-style-name="P1" draw:layer="layout" svg:x1="15.47cm" svg:y1="16.985cm" svg:x2="16.47cm" svg:y2="15.985cm">
            <text:p/>
          </draw:line>
        </draw:g>
        <draw:g>
          <draw:line draw:style-name="gr2" draw:text-style-name="P1" draw:layer="layout" svg:x1="34.47cm" svg:y1="24.998cm" svg:x2="35.47cm" svg:y2="25.998cm">
            <text:p/>
          </draw:line>
          <draw:line draw:style-name="gr2" draw:text-style-name="P1" draw:layer="layout" svg:x1="34.47cm" svg:y1="25.998cm" svg:x2="35.47cm" svg:y2="24.998cm">
            <text:p/>
          </draw:line>
        </draw:g>
        <draw:g>
          <draw:line draw:style-name="gr2" draw:text-style-name="P1" draw:layer="layout" svg:x1="34.47cm" svg:y1="22.998cm" svg:x2="35.47cm" svg:y2="23.998cm">
            <text:p/>
          </draw:line>
          <draw:line draw:style-name="gr2" draw:text-style-name="P1" draw:layer="layout" svg:x1="34.47cm" svg:y1="23.998cm" svg:x2="35.47cm" svg:y2="22.998cm">
            <text:p/>
          </draw:line>
        </draw:g>
        <draw:g>
          <draw:line draw:style-name="gr2" draw:text-style-name="P1" draw:layer="layout" svg:x1="34.47cm" svg:y1="32.998cm" svg:x2="35.47cm" svg:y2="33.998cm">
            <text:p/>
          </draw:line>
          <draw:line draw:style-name="gr2" draw:text-style-name="P1" draw:layer="layout" svg:x1="34.47cm" svg:y1="33.998cm" svg:x2="35.47cm" svg:y2="32.998cm">
            <text:p/>
          </draw:line>
        </draw:g>
        <draw:g>
          <draw:line draw:style-name="gr2" draw:text-style-name="P1" draw:layer="layout" svg:x1="34.47cm" svg:y1="36.998cm" svg:x2="35.47cm" svg:y2="37.998cm">
            <text:p/>
          </draw:line>
          <draw:line draw:style-name="gr2" draw:text-style-name="P1" draw:layer="layout" svg:x1="34.47cm" svg:y1="37.998cm" svg:x2="35.47cm" svg:y2="36.998cm">
            <text:p/>
          </draw:line>
        </draw:g>
        <draw:g>
          <draw:line draw:style-name="gr2" draw:text-style-name="P1" draw:layer="layout" svg:x1="20.47cm" svg:y1="38.985cm" svg:x2="21.47cm" svg:y2="39.985cm">
            <text:p/>
          </draw:line>
          <draw:line draw:style-name="gr2" draw:text-style-name="P1" draw:layer="layout" svg:x1="20.47cm" svg:y1="39.985cm" svg:x2="21.47cm" svg:y2="38.985cm">
            <text:p/>
          </draw:line>
        </draw:g>
        <draw:g>
          <draw:line draw:style-name="gr2" draw:text-style-name="P1" draw:layer="layout" svg:x1="23.5cm" svg:y1="30cm" svg:x2="24.5cm" svg:y2="31cm">
            <text:p/>
          </draw:line>
          <draw:line draw:style-name="gr2" draw:text-style-name="P1" draw:layer="layout" svg:x1="23.5cm" svg:y1="31cm" svg:x2="24.5cm" svg:y2="30cm">
            <text:p/>
          </draw:line>
        </draw:g>
        <draw:g>
          <draw:line draw:style-name="gr2" draw:text-style-name="P1" draw:layer="layout" svg:x1="34.47cm" svg:y1="34.998cm" svg:x2="35.47cm" svg:y2="35.998cm">
            <text:p/>
          </draw:line>
          <draw:line draw:style-name="gr2" draw:text-style-name="P1" draw:layer="layout" svg:x1="34.47cm" svg:y1="35.998cm" svg:x2="35.47cm" svg:y2="34.998cm">
            <text:p/>
          </draw:line>
        </draw:g>
        <draw:line draw:style-name="gr9" draw:text-style-name="P1" draw:layer="layout" svg:x1="5.5cm" svg:y1="12.985cm" svg:x2="40.5cm" svg:y2="12.985cm">
          <text:p/>
        </draw:line>
        <draw:line draw:style-name="gr9" draw:text-style-name="P1" draw:layer="layout" svg:x1="5.5cm" svg:y1="13.985cm" svg:x2="40.5cm" svg:y2="13.985cm">
          <text:p/>
        </draw:line>
        <draw:line draw:style-name="gr9" draw:text-style-name="P1" draw:layer="layout" svg:x1="5.5cm" svg:y1="14.985cm" svg:x2="40.5cm" svg:y2="14.985cm">
          <text:p/>
        </draw:line>
        <draw:line draw:style-name="gr9" draw:text-style-name="P1" draw:layer="layout" svg:x1="5.5cm" svg:y1="15.998cm" svg:x2="40.5cm" svg:y2="15.998cm">
          <text:p/>
        </draw:line>
        <draw:line draw:style-name="gr9" draw:text-style-name="P1" draw:layer="layout" svg:x1="5.5cm" svg:y1="16.985cm" svg:x2="40.5cm" svg:y2="16.985cm">
          <text:p/>
        </draw:line>
        <draw:line draw:style-name="gr9" draw:text-style-name="P1" draw:layer="layout" svg:x1="5.5cm" svg:y1="17.985cm" svg:x2="40.5cm" svg:y2="17.985cm">
          <text:p/>
        </draw:line>
        <draw:line draw:style-name="gr9" draw:text-style-name="P1" draw:layer="layout" svg:x1="5.5cm" svg:y1="18.985cm" svg:x2="40.5cm" svg:y2="18.985cm">
          <text:p/>
        </draw:line>
        <draw:line draw:style-name="gr9" draw:text-style-name="P1" draw:layer="layout" svg:x1="5.5cm" svg:y1="19.985cm" svg:x2="40.5cm" svg:y2="19.985cm">
          <text:p/>
        </draw:line>
        <draw:line draw:style-name="gr9" draw:text-style-name="P1" draw:layer="layout" svg:x1="3cm" svg:y1="20.985cm" svg:x2="40.5cm" svg:y2="20.985cm">
          <text:p/>
        </draw:line>
        <draw:line draw:style-name="gr9" draw:text-style-name="P1" draw:layer="layout" svg:x1="3cm" svg:y1="21.985cm" svg:x2="40.5cm" svg:y2="21.985cm">
          <text:p/>
        </draw:line>
        <draw:line draw:style-name="gr9" draw:text-style-name="P1" draw:layer="layout" svg:x1="3cm" svg:y1="22.985cm" svg:x2="40.5cm" svg:y2="22.985cm">
          <text:p/>
        </draw:line>
        <draw:line draw:style-name="gr9" draw:text-style-name="P1" draw:layer="layout" svg:x1="3cm" svg:y1="23.985cm" svg:x2="40.5cm" svg:y2="23.985cm">
          <text:p/>
        </draw:line>
        <draw:line draw:style-name="gr9" draw:text-style-name="P1" draw:layer="layout" svg:x1="3cm" svg:y1="24.985cm" svg:x2="40.5cm" svg:y2="24.985cm">
          <text:p/>
        </draw:line>
        <draw:line draw:style-name="gr9" draw:text-style-name="P1" draw:layer="layout" svg:x1="3cm" svg:y1="25.985cm" svg:x2="40.5cm" svg:y2="25.985cm">
          <text:p/>
        </draw:line>
        <draw:line draw:style-name="gr9" draw:text-style-name="P1" draw:layer="layout" svg:x1="3cm" svg:y1="26.985cm" svg:x2="40.5cm" svg:y2="26.985cm">
          <text:p/>
        </draw:line>
        <draw:line draw:style-name="gr9" draw:text-style-name="P1" draw:layer="layout" svg:x1="3cm" svg:y1="27.985cm" svg:x2="40.5cm" svg:y2="27.985cm">
          <text:p/>
        </draw:line>
        <draw:line draw:style-name="gr9" draw:text-style-name="P1" draw:layer="layout" svg:x1="3cm" svg:y1="28.985cm" svg:x2="40.5cm" svg:y2="28.985cm">
          <text:p/>
        </draw:line>
        <draw:line draw:style-name="gr9" draw:text-style-name="P1" draw:layer="layout" svg:x1="3cm" svg:y1="29.985cm" svg:x2="40.5cm" svg:y2="29.985cm">
          <text:p/>
        </draw:line>
        <draw:line draw:style-name="gr9" draw:text-style-name="P1" draw:layer="layout" svg:x1="3cm" svg:y1="30.985cm" svg:x2="40.5cm" svg:y2="30.985cm">
          <text:p/>
        </draw:line>
        <draw:line draw:style-name="gr9" draw:text-style-name="P1" draw:layer="layout" svg:x1="3cm" svg:y1="31.985cm" svg:x2="40.5cm" svg:y2="31.985cm">
          <text:p/>
        </draw:line>
        <draw:line draw:style-name="gr9" draw:text-style-name="P1" draw:layer="layout" svg:x1="3cm" svg:y1="32.985cm" svg:x2="40.5cm" svg:y2="32.985cm">
          <text:p/>
        </draw:line>
        <draw:line draw:style-name="gr9" draw:text-style-name="P1" draw:layer="layout" svg:x1="3cm" svg:y1="33.985cm" svg:x2="40.5cm" svg:y2="33.985cm">
          <text:p/>
        </draw:line>
        <draw:line draw:style-name="gr9" draw:text-style-name="P1" draw:layer="layout" svg:x1="3cm" svg:y1="34.985cm" svg:x2="40.5cm" svg:y2="34.985cm">
          <text:p/>
        </draw:line>
        <draw:line draw:style-name="gr9" draw:text-style-name="P1" draw:layer="layout" svg:x1="3cm" svg:y1="35.985cm" svg:x2="40.5cm" svg:y2="35.985cm">
          <text:p/>
        </draw:line>
        <draw:line draw:style-name="gr9" draw:text-style-name="P1" draw:layer="layout" svg:x1="3cm" svg:y1="36.985cm" svg:x2="40.5cm" svg:y2="36.985cm">
          <text:p/>
        </draw:line>
        <draw:line draw:style-name="gr9" draw:text-style-name="P1" draw:layer="layout" svg:x1="3cm" svg:y1="37.985cm" svg:x2="40.5cm" svg:y2="37.985cm">
          <text:p/>
        </draw:line>
        <draw:line draw:style-name="gr9" draw:text-style-name="P1" draw:layer="layout" svg:x1="3cm" svg:y1="38.985cm" svg:x2="40.5cm" svg:y2="38.985cm">
          <text:p/>
        </draw:line>
        <draw:line draw:style-name="gr9" draw:text-style-name="P1" draw:layer="layout" svg:x1="3cm" svg:y1="39.985cm" svg:x2="40.5cm" svg:y2="39.985cm">
          <text:p/>
        </draw:line>
        <draw:line draw:style-name="gr9" draw:text-style-name="P1" draw:layer="layout" svg:x1="3cm" svg:y1="40.985cm" svg:x2="40.5cm" svg:y2="40.985cm">
          <text:p/>
        </draw:line>
        <draw:line draw:style-name="gr9" draw:text-style-name="P1" draw:layer="layout" svg:x1="3cm" svg:y1="41.985cm" svg:x2="40.5cm" svg:y2="41.985cm">
          <text:p/>
        </draw:line>
        <draw:line draw:style-name="gr9" draw:text-style-name="P1" draw:layer="layout" svg:x1="3cm" svg:y1="42.985cm" svg:x2="40.5cm" svg:y2="42.985cm">
          <text:p/>
        </draw:line>
        <draw:line draw:style-name="gr9" draw:text-style-name="P1" draw:layer="layout" svg:x1="3cm" svg:y1="43.985cm" svg:x2="40.5cm" svg:y2="44cm">
          <text:p/>
        </draw:line>
        <draw:line draw:style-name="gr9" draw:text-style-name="P1" draw:layer="layout" svg:x1="3cm" svg:y1="44.985cm" svg:x2="35.5cm" svg:y2="44.985cm">
          <text:p/>
        </draw:line>
        <draw:line draw:style-name="gr9" draw:text-style-name="P1" draw:layer="layout" svg:x1="3cm" svg:y1="45.985cm" svg:x2="35.5cm" svg:y2="45.985cm">
          <text:p/>
        </draw:line>
        <draw:line draw:style-name="gr9" draw:text-style-name="P1" draw:layer="layout" svg:x1="3cm" svg:y1="46.985cm" svg:x2="35.5cm" svg:y2="46.985cm">
          <text:p/>
        </draw:line>
        <draw:line draw:style-name="gr9" draw:text-style-name="P1" draw:layer="layout" svg:x1="3cm" svg:y1="47.985cm" svg:x2="35.5cm" svg:y2="47.985cm">
          <text:p/>
        </draw:line>
        <draw:line draw:style-name="gr9" draw:text-style-name="P1" draw:layer="layout" svg:x1="3cm" svg:y1="48.985cm" svg:x2="35.5cm" svg:y2="48.985cm">
          <text:p/>
        </draw:line>
        <draw:line draw:style-name="gr9" draw:text-style-name="P1" draw:layer="layout" svg:x1="5.5cm" svg:y1="11.985cm" svg:x2="40.5cm" svg:y2="11.985cm">
          <text:p/>
        </draw:line>
        <draw:line draw:style-name="gr10" draw:text-style-name="P1" draw:layer="layout" svg:x1="7.47cm" svg:y1="48.987cm" svg:x2="7.47cm" svg:y2="11cm">
          <text:p/>
        </draw:line>
        <draw:line draw:style-name="gr10" draw:text-style-name="P1" draw:layer="layout" svg:x1="4.47cm" svg:y1="48.982cm" svg:x2="4.47cm" svg:y2="20.998cm">
          <text:p/>
        </draw:line>
        <draw:line draw:style-name="gr10" draw:text-style-name="P1" draw:layer="layout" svg:x1="5.47cm" svg:y1="48.987cm" svg:x2="5.47cm" svg:y2="11cm">
          <text:p/>
        </draw:line>
        <draw:line draw:style-name="gr10" draw:text-style-name="P1" draw:layer="layout" svg:x1="6.47cm" svg:y1="48.987cm" svg:x2="6.47cm" svg:y2="11cm">
          <text:p/>
        </draw:line>
        <draw:line draw:style-name="gr10" draw:text-style-name="P1" draw:layer="layout" svg:x1="8.47cm" svg:y1="48.987cm" svg:x2="8.47cm" svg:y2="11cm">
          <text:p/>
        </draw:line>
        <draw:line draw:style-name="gr10" draw:text-style-name="P1" draw:layer="layout" svg:x1="9.47cm" svg:y1="48.987cm" svg:x2="9.47cm" svg:y2="11cm">
          <text:p/>
        </draw:line>
        <draw:line draw:style-name="gr10" draw:text-style-name="P1" draw:layer="layout" svg:x1="10.47cm" svg:y1="48.987cm" svg:x2="10.47cm" svg:y2="11cm">
          <text:p/>
        </draw:line>
        <draw:line draw:style-name="gr11" draw:text-style-name="P1" draw:layer="layout" svg:x1="15.47cm" svg:y1="48.985cm" svg:x2="15.47cm" svg:y2="11.985cm">
          <text:p/>
        </draw:line>
        <draw:line draw:style-name="gr10" draw:text-style-name="P1" draw:layer="layout" svg:x1="11.47cm" svg:y1="48.987cm" svg:x2="11.47cm" svg:y2="11cm">
          <text:p/>
        </draw:line>
        <draw:line draw:style-name="gr10" draw:text-style-name="P1" draw:layer="layout" svg:x1="12.47cm" svg:y1="48.987cm" svg:x2="12.47cm" svg:y2="11cm">
          <text:p/>
        </draw:line>
        <draw:line draw:style-name="gr10" draw:text-style-name="P1" draw:layer="layout" svg:x1="13.47cm" svg:y1="48.987cm" svg:x2="13.47cm" svg:y2="11cm">
          <text:p/>
        </draw:line>
        <draw:line draw:style-name="gr10" draw:text-style-name="P1" draw:layer="layout" svg:x1="14.47cm" svg:y1="48.987cm" svg:x2="14.47cm" svg:y2="11cm">
          <text:p/>
        </draw:line>
        <draw:line draw:style-name="gr10" draw:text-style-name="P1" draw:layer="layout" svg:x1="15.47cm" svg:y1="48.987cm" svg:x2="15.47cm" svg:y2="11cm">
          <text:p/>
        </draw:line>
        <draw:line draw:style-name="gr10" draw:text-style-name="P1" draw:layer="layout" svg:x1="16.47cm" svg:y1="48.987cm" svg:x2="16.47cm" svg:y2="11cm">
          <text:p/>
        </draw:line>
        <draw:line draw:style-name="gr10" draw:text-style-name="P1" draw:layer="layout" svg:x1="17.47cm" svg:y1="48.987cm" svg:x2="17.47cm" svg:y2="11cm">
          <text:p/>
        </draw:line>
        <draw:line draw:style-name="gr10" draw:text-style-name="P1" draw:layer="layout" svg:x1="18.47cm" svg:y1="48.987cm" svg:x2="18.47cm" svg:y2="11cm">
          <text:p/>
        </draw:line>
        <draw:line draw:style-name="gr10" draw:text-style-name="P1" draw:layer="layout" svg:x1="19.47cm" svg:y1="48.987cm" svg:x2="19.47cm" svg:y2="11cm">
          <text:p/>
        </draw:line>
        <draw:line draw:style-name="gr10" draw:text-style-name="P1" draw:layer="layout" svg:x1="20.47cm" svg:y1="48.987cm" svg:x2="20.47cm" svg:y2="11cm">
          <text:p/>
        </draw:line>
        <draw:line draw:style-name="gr10" draw:text-style-name="P1" draw:layer="layout" svg:x1="21.47cm" svg:y1="48.987cm" svg:x2="21.47cm" svg:y2="11cm">
          <text:p/>
        </draw:line>
        <draw:line draw:style-name="gr10" draw:text-style-name="P1" draw:layer="layout" svg:x1="22.47cm" svg:y1="48.987cm" svg:x2="22.47cm" svg:y2="11cm">
          <text:p/>
        </draw:line>
        <draw:line draw:style-name="gr11" draw:text-style-name="P1" draw:layer="layout" svg:x1="27.47cm" svg:y1="48.985cm" svg:x2="27.47cm" svg:y2="11.985cm">
          <text:p/>
        </draw:line>
        <draw:line draw:style-name="gr10" draw:text-style-name="P1" draw:layer="layout" svg:x1="23.47cm" svg:y1="48.989cm" svg:x2="23.47cm" svg:y2="11cm">
          <text:p/>
        </draw:line>
        <draw:line draw:style-name="gr10" draw:text-style-name="P1" draw:layer="layout" svg:x1="24.47cm" svg:y1="48.987cm" svg:x2="24.47cm" svg:y2="11cm">
          <text:p/>
        </draw:line>
        <draw:line draw:style-name="gr10" draw:text-style-name="P1" draw:layer="layout" svg:x1="25.47cm" svg:y1="48.987cm" svg:x2="25.47cm" svg:y2="11cm">
          <text:p/>
        </draw:line>
        <draw:line draw:style-name="gr10" draw:text-style-name="P1" draw:layer="layout" svg:x1="26.47cm" svg:y1="48.987cm" svg:x2="26.47cm" svg:y2="11cm">
          <text:p/>
        </draw:line>
        <draw:line draw:style-name="gr10" draw:text-style-name="P1" draw:layer="layout" svg:x1="27.47cm" svg:y1="48.987cm" svg:x2="27.47cm" svg:y2="11cm">
          <text:p/>
        </draw:line>
        <draw:line draw:style-name="gr10" draw:text-style-name="P1" draw:layer="layout" svg:x1="28.47cm" svg:y1="48.987cm" svg:x2="28.47cm" svg:y2="11cm">
          <text:p/>
        </draw:line>
        <draw:line draw:style-name="gr10" draw:text-style-name="P1" draw:layer="layout" svg:x1="29.47cm" svg:y1="48.987cm" svg:x2="29.47cm" svg:y2="11cm">
          <text:p/>
        </draw:line>
        <draw:line draw:style-name="gr10" draw:text-style-name="P1" draw:layer="layout" svg:x1="30.47cm" svg:y1="48.987cm" svg:x2="30.47cm" svg:y2="11cm">
          <text:p/>
        </draw:line>
        <draw:frame draw:style-name="gr12" draw:text-style-name="P6" draw:layer="layout" svg:width="3cm" svg:height="1cm" svg:x="0.47cm" svg:y="20.998cm">
          <draw:text-box>
            <text:p text:style-name="P5"><text:span text:style-name="T2">(A15) A14</text:span></text:p>
          </draw:text-box>
        </draw:frame>
        <draw:frame draw:style-name="gr12" draw:text-style-name="P6" draw:layer="layout" svg:width="3cm" svg:height="1cm" svg:x="0.47cm" svg:y="21.998cm">
          <draw:text-box>
            <text:p text:style-name="P5"><text:span text:style-name="T2">(A13) A12</text:span></text:p>
          </draw:text-box>
        </draw:frame>
        <draw:frame draw:style-name="gr12" draw:text-style-name="P6" draw:layer="layout" svg:width="3cm" svg:height="1cm" svg:x="0.47cm" svg:y="26.998cm">
          <draw:text-box>
            <text:p text:style-name="P5"><text:span text:style-name="T2">(D1) GND</text:span></text:p>
          </draw:text-box>
        </draw:frame>
        <draw:frame draw:style-name="gr12" draw:text-style-name="P6" draw:layer="layout" svg:width="3cm" svg:height="1cm" svg:x="0.47cm" svg:y="28.998cm">
          <draw:text-box>
            <text:p text:style-name="P5"><text:span text:style-name="T2">(D6) A0</text:span></text:p>
          </draw:text-box>
        </draw:frame>
        <draw:frame draw:style-name="gr12" draw:text-style-name="P6" draw:layer="layout" svg:width="3cm" svg:height="1cm" svg:x="0.47cm" svg:y="29.998cm">
          <draw:text-box>
            <text:p text:style-name="P5"><text:span text:style-name="T2">(D5) A1</text:span></text:p>
          </draw:text-box>
        </draw:frame>
        <draw:frame draw:style-name="gr12" draw:text-style-name="P6" draw:layer="layout" svg:width="3cm" svg:height="1cm" svg:x="0.47cm" svg:y="30.998cm">
          <draw:text-box>
            <text:p text:style-name="P5"><text:span text:style-name="T2">(D3) A2</text:span></text:p>
          </draw:text-box>
        </draw:frame>
        <draw:frame draw:style-name="gr12" draw:text-style-name="P6" draw:layer="layout" svg:width="3cm" svg:height="1cm" svg:x="0.47cm" svg:y="31.998cm">
          <draw:text-box>
            <text:p text:style-name="P5"><text:span text:style-name="T2">(D4) A3</text:span></text:p>
          </draw:text-box>
        </draw:frame>
        <draw:frame draw:style-name="gr12" draw:text-style-name="P6" draw:layer="layout" svg:width="3cm" svg:height="1cm" svg:x="0.47cm" svg:y="39.998cm">
          <draw:text-box>
            <text:p text:style-name="P5"><text:span text:style-name="T2">/RST</text:span></text:p>
          </draw:text-box>
        </draw:frame>
        <draw:frame draw:style-name="gr12" draw:text-style-name="P6" draw:layer="layout" svg:width="3cm" svg:height="1cm" svg:x="0.47cm" svg:y="40.998cm">
          <draw:text-box>
            <text:p text:style-name="P5"><text:span text:style-name="T2">A7</text:span></text:p>
          </draw:text-box>
        </draw:frame>
        <draw:frame draw:style-name="gr12" draw:text-style-name="P6" draw:layer="layout" svg:width="3cm" svg:height="1cm" svg:x="0.47cm" svg:y="41.998cm">
          <draw:text-box>
            <text:p text:style-name="P5"><text:span text:style-name="T2">A6</text:span></text:p>
          </draw:text-box>
        </draw:frame>
        <draw:frame draw:style-name="gr12" draw:text-style-name="P6" draw:layer="layout" svg:width="3cm" svg:height="1cm" svg:x="0.47cm" svg:y="42.998cm">
          <draw:text-box>
            <text:p text:style-name="P5"><text:span text:style-name="T2">A5</text:span></text:p>
          </draw:text-box>
        </draw:frame>
        <draw:frame draw:style-name="gr12" draw:text-style-name="P6" draw:layer="layout" svg:width="3cm" svg:height="1cm" svg:x="0.47cm" svg:y="43.998cm">
          <draw:text-box>
            <text:p text:style-name="P5"><text:span text:style-name="T2">A4</text:span></text:p>
          </draw:text-box>
        </draw:frame>
        <draw:frame draw:style-name="gr12" draw:text-style-name="P6" draw:layer="layout" svg:width="3.5cm" svg:height="1cm" svg:x="-0.03cm" svg:y="44.998cm">
          <draw:text-box>
            <text:p text:style-name="P5"><text:span text:style-name="T2">/ROMCS</text:span></text:p>
          </draw:text-box>
        </draw:frame>
        <draw:frame draw:style-name="gr12" draw:text-style-name="P6" draw:layer="layout" svg:width="3cm" svg:height="1cm" svg:x="0.47cm" svg:y="47.998cm">
          <draw:text-box>
            <text:p text:style-name="P5"><text:span text:style-name="T2">A11</text:span></text:p>
          </draw:text-box>
        </draw:frame>
        <draw:frame draw:style-name="gr12" draw:text-style-name="P6" draw:layer="layout" svg:width="3cm" svg:height="1cm" svg:x="0.47cm" svg:y="46.998cm">
          <draw:text-box>
            <text:p text:style-name="P5"><text:span text:style-name="T2">(A10) A9</text:span></text:p>
          </draw:text-box>
        </draw:frame>
        <draw:g>
          <draw:line draw:style-name="gr2" draw:text-style-name="P1" draw:layer="layout" svg:x1="10.47cm" svg:y1="41.998cm" svg:x2="11.47cm" svg:y2="42.998cm">
            <text:p/>
          </draw:line>
          <draw:line draw:style-name="gr2" draw:text-style-name="P1" draw:layer="layout" svg:x1="10.47cm" svg:y1="42.998cm" svg:x2="11.47cm" svg:y2="41.998cm">
            <text:p/>
          </draw:line>
        </draw:g>
        <draw:g>
          <draw:line draw:style-name="gr2" draw:text-style-name="P1" draw:layer="layout" svg:x1="11.47cm" svg:y1="42.998cm" svg:x2="12.47cm" svg:y2="43.998cm">
            <text:p/>
          </draw:line>
          <draw:line draw:style-name="gr2" draw:text-style-name="P1" draw:layer="layout" svg:x1="11.47cm" svg:y1="43.998cm" svg:x2="12.47cm" svg:y2="42.998cm">
            <text:p/>
          </draw:line>
        </draw:g>
        <draw:g>
          <draw:line draw:style-name="gr2" draw:text-style-name="P1" draw:layer="layout" svg:x1="14.47cm" svg:y1="40.998cm" svg:x2="15.47cm" svg:y2="41.998cm">
            <text:p/>
          </draw:line>
          <draw:line draw:style-name="gr2" draw:text-style-name="P1" draw:layer="layout" svg:x1="14.47cm" svg:y1="41.998cm" svg:x2="15.47cm" svg:y2="40.998cm">
            <text:p/>
          </draw:line>
        </draw:g>
        <draw:g>
          <draw:g>
            <draw:line draw:style-name="gr3" draw:text-style-name="P1" draw:layer="layout" svg:x1="15.47cm" svg:y1="45.985cm" svg:x2="16.47cm" svg:y2="46.985cm">
              <text:p/>
            </draw:line>
            <draw:line draw:style-name="gr3" draw:text-style-name="P1" draw:layer="layout" svg:x1="15.47cm" svg:y1="46.985cm" svg:x2="16.47cm" svg:y2="45.985cm">
              <text:p/>
            </draw:line>
          </draw:g>
          <draw:custom-shape draw:style-name="gr4" draw:text-style-name="P1" draw:layer="layout" svg:width="1cm" svg:height="1cm" svg:x="15.47cm" svg:y="45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line draw:style-name="gr3" draw:text-style-name="P1" draw:layer="layout" svg:x1="15.47cm" svg:y1="44.985cm" svg:x2="16.47cm" svg:y2="45.985cm">
              <text:p/>
            </draw:line>
            <draw:line draw:style-name="gr3" draw:text-style-name="P1" draw:layer="layout" svg:x1="15.47cm" svg:y1="45.985cm" svg:x2="16.47cm" svg:y2="44.985cm">
              <text:p/>
            </draw:line>
          </draw:g>
          <draw:custom-shape draw:style-name="gr4" draw:text-style-name="P1" draw:layer="layout" svg:width="1cm" svg:height="1cm" svg:x="15.47cm" svg:y="44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line draw:style-name="gr3" draw:text-style-name="P1" draw:layer="layout" svg:x1="15.47cm" svg:y1="41.985cm" svg:x2="16.47cm" svg:y2="42.985cm">
              <text:p/>
            </draw:line>
            <draw:line draw:style-name="gr3" draw:text-style-name="P1" draw:layer="layout" svg:x1="15.47cm" svg:y1="42.985cm" svg:x2="16.47cm" svg:y2="41.985cm">
              <text:p/>
            </draw:line>
          </draw:g>
          <draw:custom-shape draw:style-name="gr4" draw:text-style-name="P1" draw:layer="layout" svg:width="1cm" svg:height="1cm" svg:x="15.47cm" svg:y="41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line draw:style-name="gr3" draw:text-style-name="P1" draw:layer="layout" svg:x1="15.47cm" svg:y1="40.985cm" svg:x2="16.47cm" svg:y2="41.985cm">
              <text:p/>
            </draw:line>
            <draw:line draw:style-name="gr3" draw:text-style-name="P1" draw:layer="layout" svg:x1="15.47cm" svg:y1="41.985cm" svg:x2="16.47cm" svg:y2="40.985cm">
              <text:p/>
            </draw:line>
          </draw:g>
          <draw:custom-shape draw:style-name="gr4" draw:text-style-name="P1" draw:layer="layout" svg:width="1cm" svg:height="1cm" svg:x="15.47cm" svg:y="40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rect draw:style-name="gr13" draw:text-style-name="P7" draw:layer="layout" svg:width="1cm" svg:height="1cm" svg:x="18.47cm" svg:y="28.985cm">
          <text:p text:style-name="P1"><text:span text:style-name="T3">A10</text:span></text:p>
        </draw:rect>
        <draw:rect draw:style-name="gr14" draw:text-style-name="P7" draw:layer="layout" svg:width="1cm" svg:height="1cm" svg:x="18.47cm" svg:y="24.985cm">
          <text:p text:style-name="P1"><text:span text:style-name="T3">A8</text:span></text:p>
        </draw:rect>
        <draw:rect draw:style-name="gr15" draw:text-style-name="P7" draw:layer="layout" svg:width="1cm" svg:height="1cm" svg:x="16.5cm" svg:y="24cm">
          <text:p text:style-name="P1"><text:span text:style-name="T3">A13</text:span></text:p>
        </draw:rect>
        <draw:rect draw:style-name="gr16" draw:text-style-name="P7" draw:layer="layout" svg:width="1cm" svg:height="1cm" svg:x="18.47cm" svg:y="27.985cm">
          <text:p text:style-name="P1"><text:span text:style-name="T3">/RD</text:span></text:p>
        </draw:rect>
        <draw:g>
          <draw:line draw:style-name="gr2" draw:text-style-name="P4" draw:layer="layout" svg:x1="18.47cm" svg:y1="26.985cm" svg:x2="19.47cm" svg:y2="27.985cm">
            <text:p/>
          </draw:line>
          <draw:line draw:style-name="gr2" draw:text-style-name="P4" draw:layer="layout" svg:x1="18.47cm" svg:y1="27.985cm" svg:x2="19.47cm" svg:y2="26.985cm">
            <text:p/>
          </draw:line>
        </draw:g>
        <draw:g>
          <draw:line draw:style-name="gr2" draw:text-style-name="P1" draw:layer="layout" svg:x1="34.47cm" svg:y1="19.998cm" svg:x2="35.47cm" svg:y2="20.998cm">
            <text:p/>
          </draw:line>
          <draw:line draw:style-name="gr2" draw:text-style-name="P1" draw:layer="layout" svg:x1="34.47cm" svg:y1="20.998cm" svg:x2="35.47cm" svg:y2="19.998cm">
            <text:p/>
          </draw:line>
        </draw:g>
        <draw:g>
          <draw:line draw:style-name="gr2" draw:text-style-name="P1" draw:layer="layout" svg:x1="26.5cm" svg:y1="43cm" svg:x2="27.5cm" svg:y2="44cm">
            <text:p/>
          </draw:line>
          <draw:line draw:style-name="gr2" draw:text-style-name="P1" draw:layer="layout" svg:x1="26.5cm" svg:y1="44cm" svg:x2="27.5cm" svg:y2="43cm">
            <text:p/>
          </draw:line>
        </draw:g>
        <draw:rect draw:style-name="gr13" draw:text-style-name="P7" draw:layer="layout" svg:width="1cm" svg:height="1cm" svg:x="5.47cm" svg:y="13.998cm">
          <text:p text:style-name="P1"><text:span text:style-name="T3">A15</text:span></text:p>
        </draw:rect>
        <draw:rect draw:style-name="gr17" draw:text-style-name="P7" draw:layer="layout" svg:width="1cm" svg:height="1cm" svg:x="5.5cm" svg:y="16.998cm">
          <text:p text:style-name="P1"><text:span text:style-name="T3">/MRQ</text:span></text:p>
        </draw:rect>
        <draw:g>
          <draw:line draw:style-name="gr2" draw:text-style-name="P1" draw:layer="layout" svg:x1="10.47cm" svg:y1="21.985cm" svg:x2="11.47cm" svg:y2="22.985cm">
            <text:p/>
          </draw:line>
          <draw:line draw:style-name="gr2" draw:text-style-name="P1" draw:layer="layout" svg:x1="10.47cm" svg:y1="22.985cm" svg:x2="11.47cm" svg:y2="21.985cm">
            <text:p/>
          </draw:line>
        </draw:g>
        <draw:g>
          <draw:line draw:style-name="gr2" draw:text-style-name="P1" draw:layer="layout" svg:x1="7.47cm" svg:y1="39.998cm" svg:x2="8.47cm" svg:y2="40.998cm">
            <text:p/>
          </draw:line>
          <draw:line draw:style-name="gr2" draw:text-style-name="P1" draw:layer="layout" svg:x1="7.47cm" svg:y1="40.998cm" svg:x2="8.47cm" svg:y2="39.998cm">
            <text:p/>
          </draw:line>
        </draw:g>
        <draw:g>
          <draw:line draw:style-name="gr2" draw:text-style-name="P1" draw:layer="layout" svg:x1="33.47cm" svg:y1="18.998cm" svg:x2="34.47cm" svg:y2="19.998cm">
            <text:p/>
          </draw:line>
          <draw:line draw:style-name="gr2" draw:text-style-name="P1" draw:layer="layout" svg:x1="33.47cm" svg:y1="19.998cm" svg:x2="34.47cm" svg:y2="18.998cm">
            <text:p/>
          </draw:line>
        </draw:g>
        <draw:g>
          <draw:line draw:style-name="gr2" draw:text-style-name="P1" draw:layer="layout" svg:x1="12.47cm" svg:y1="13.985cm" svg:x2="13.47cm" svg:y2="14.985cm">
            <text:p/>
          </draw:line>
          <draw:line draw:style-name="gr2" draw:text-style-name="P1" draw:layer="layout" svg:x1="12.47cm" svg:y1="14.985cm" svg:x2="13.47cm" svg:y2="13.985cm">
            <text:p/>
          </draw:line>
        </draw:g>
        <draw:g>
          <draw:line draw:style-name="gr2" draw:text-style-name="P1" draw:layer="layout" svg:x1="15.47cm" svg:y1="14.985cm" svg:x2="16.47cm" svg:y2="15.985cm">
            <text:p/>
          </draw:line>
          <draw:line draw:style-name="gr2" draw:text-style-name="P1" draw:layer="layout" svg:x1="15.47cm" svg:y1="15.985cm" svg:x2="16.47cm" svg:y2="14.985cm">
            <text:p/>
          </draw:line>
        </draw:g>
        <draw:g>
          <draw:line draw:style-name="gr2" draw:text-style-name="P1" draw:layer="layout" svg:x1="26.5cm" svg:y1="46cm" svg:x2="27.5cm" svg:y2="47cm">
            <text:p/>
          </draw:line>
          <draw:line draw:style-name="gr2" draw:text-style-name="P1" draw:layer="layout" svg:x1="26.5cm" svg:y1="47cm" svg:x2="27.5cm" svg:y2="46cm">
            <text:p/>
          </draw:line>
        </draw:g>
        <draw:g>
          <draw:line draw:style-name="gr2" draw:text-style-name="P1" draw:layer="layout" svg:x1="26.5cm" svg:y1="47cm" svg:x2="27.5cm" svg:y2="48cm">
            <text:p/>
          </draw:line>
          <draw:line draw:style-name="gr2" draw:text-style-name="P1" draw:layer="layout" svg:x1="26.5cm" svg:y1="48cm" svg:x2="27.5cm" svg:y2="47cm">
            <text:p/>
          </draw:line>
        </draw:g>
        <draw:line draw:style-name="gr18" draw:text-style-name="P1" draw:layer="layout" svg:x1="8.97cm" svg:y1="33.498cm" svg:x2="8.97cm" svg:y2="37.498cm">
          <text:p/>
        </draw:line>
        <draw:g>
          <draw:line draw:style-name="gr2" draw:text-style-name="P1" draw:layer="layout" svg:x1="12.47cm" svg:y1="31.998cm" svg:x2="13.47cm" svg:y2="32.998cm">
            <text:p/>
          </draw:line>
          <draw:line draw:style-name="gr2" draw:text-style-name="P1" draw:layer="layout" svg:x1="12.47cm" svg:y1="32.998cm" svg:x2="13.47cm" svg:y2="31.998cm">
            <text:p/>
          </draw:line>
        </draw:g>
        <draw:g>
          <draw:line draw:style-name="gr2" draw:text-style-name="P1" draw:layer="layout" svg:x1="12.47cm" svg:y1="32.998cm" svg:x2="13.47cm" svg:y2="33.998cm">
            <text:p/>
          </draw:line>
          <draw:line draw:style-name="gr2" draw:text-style-name="P1" draw:layer="layout" svg:x1="12.47cm" svg:y1="33.998cm" svg:x2="13.47cm" svg:y2="32.998cm">
            <text:p/>
          </draw:line>
        </draw:g>
        <draw:g>
          <draw:line draw:style-name="gr2" draw:text-style-name="P1" draw:layer="layout" svg:x1="12.47cm" svg:y1="33.998cm" svg:x2="13.47cm" svg:y2="34.998cm">
            <text:p/>
          </draw:line>
          <draw:line draw:style-name="gr2" draw:text-style-name="P1" draw:layer="layout" svg:x1="12.47cm" svg:y1="34.998cm" svg:x2="13.47cm" svg:y2="33.998cm">
            <text:p/>
          </draw:line>
        </draw:g>
        <draw:g>
          <draw:line draw:style-name="gr2" draw:text-style-name="P1" draw:layer="layout" svg:x1="14.47cm" svg:y1="34.998cm" svg:x2="15.47cm" svg:y2="35.998cm">
            <text:p/>
          </draw:line>
          <draw:line draw:style-name="gr2" draw:text-style-name="P1" draw:layer="layout" svg:x1="14.47cm" svg:y1="35.998cm" svg:x2="15.47cm" svg:y2="34.998cm">
            <text:p/>
          </draw:line>
        </draw:g>
        <draw:g>
          <draw:line draw:style-name="gr2" draw:text-style-name="P1" draw:layer="layout" svg:x1="7.47cm" svg:y1="28.998cm" svg:x2="8.47cm" svg:y2="29.998cm">
            <text:p/>
          </draw:line>
          <draw:line draw:style-name="gr2" draw:text-style-name="P1" draw:layer="layout" svg:x1="7.47cm" svg:y1="29.998cm" svg:x2="8.47cm" svg:y2="28.998cm">
            <text:p/>
          </draw:line>
        </draw:g>
        <draw:g>
          <draw:line draw:style-name="gr2" draw:text-style-name="P1" draw:layer="layout" svg:x1="7.47cm" svg:y1="30.998cm" svg:x2="8.47cm" svg:y2="31.998cm">
            <text:p/>
          </draw:line>
          <draw:line draw:style-name="gr2" draw:text-style-name="P1" draw:layer="layout" svg:x1="7.47cm" svg:y1="31.998cm" svg:x2="8.47cm" svg:y2="30.998cm">
            <text:p/>
          </draw:line>
        </draw:g>
        <draw:g>
          <draw:line draw:style-name="gr2" draw:text-style-name="P1" draw:layer="layout" svg:x1="12.47cm" svg:y1="30.998cm" svg:x2="13.47cm" svg:y2="31.998cm">
            <text:p/>
          </draw:line>
          <draw:line draw:style-name="gr2" draw:text-style-name="P1" draw:layer="layout" svg:x1="12.47cm" svg:y1="31.998cm" svg:x2="13.47cm" svg:y2="30.998cm">
            <text:p/>
          </draw:line>
        </draw:g>
        <draw:line draw:style-name="gr19" draw:text-style-name="P1" draw:layer="layout" svg:x1="6.97cm" svg:y1="29.498cm" svg:x2="8.97cm" svg:y2="31.498cm">
          <text:p/>
        </draw:line>
        <draw:line draw:style-name="gr20" draw:text-style-name="P1" draw:layer="layout" svg:x1="6.97cm" svg:y1="31.498cm" svg:x2="8.97cm" svg:y2="29.498cm">
          <text:p/>
        </draw:line>
        <draw:g>
          <draw:line draw:style-name="gr2" draw:text-style-name="P1" draw:layer="layout" svg:x1="8.47cm" svg:y1="31.998cm" svg:x2="9.47cm" svg:y2="32.998cm">
            <text:p/>
          </draw:line>
          <draw:line draw:style-name="gr2" draw:text-style-name="P1" draw:layer="layout" svg:x1="8.47cm" svg:y1="32.998cm" svg:x2="9.47cm" svg:y2="31.998cm">
            <text:p/>
          </draw:line>
        </draw:g>
        <draw:line draw:style-name="gr21" draw:text-style-name="P1" draw:layer="layout" svg:x1="6cm" svg:y1="27.5cm" svg:x2="6cm" svg:y2="35.5cm">
          <text:p/>
        </draw:line>
        <draw:line draw:style-name="gr22" draw:text-style-name="P1" draw:layer="layout" svg:x1="7.97cm" svg:y1="34.498cm" svg:x2="7.97cm" svg:y2="38.498cm">
          <text:p/>
        </draw:line>
        <draw:g>
          <draw:line draw:style-name="gr2" draw:text-style-name="P1" draw:layer="layout" svg:x1="12.47cm" svg:y1="29.985cm" svg:x2="13.47cm" svg:y2="30.985cm">
            <text:p/>
          </draw:line>
          <draw:line draw:style-name="gr2" draw:text-style-name="P1" draw:layer="layout" svg:x1="12.47cm" svg:y1="30.985cm" svg:x2="13.47cm" svg:y2="29.985cm">
            <text:p/>
          </draw:line>
        </draw:g>
        <draw:g>
          <draw:line draw:style-name="gr2" draw:text-style-name="P1" draw:layer="layout" svg:x1="12.47cm" svg:y1="28.985cm" svg:x2="13.47cm" svg:y2="29.985cm">
            <text:p/>
          </draw:line>
          <draw:line draw:style-name="gr2" draw:text-style-name="P1" draw:layer="layout" svg:x1="12.47cm" svg:y1="29.985cm" svg:x2="13.47cm" svg:y2="28.985cm">
            <text:p/>
          </draw:line>
        </draw:g>
        <draw:g>
          <draw:line draw:style-name="gr2" draw:text-style-name="P1" draw:layer="layout" svg:x1="12.47cm" svg:y1="27.985cm" svg:x2="13.47cm" svg:y2="28.985cm">
            <text:p/>
          </draw:line>
          <draw:line draw:style-name="gr2" draw:text-style-name="P1" draw:layer="layout" svg:x1="12.47cm" svg:y1="28.985cm" svg:x2="13.47cm" svg:y2="27.985cm">
            <text:p/>
          </draw:line>
        </draw:g>
        <draw:g>
          <draw:line draw:style-name="gr2" draw:text-style-name="P1" draw:layer="layout" svg:x1="9.47cm" svg:y1="26.998cm" svg:x2="10.47cm" svg:y2="27.998cm">
            <text:p/>
          </draw:line>
          <draw:line draw:style-name="gr2" draw:text-style-name="P1" draw:layer="layout" svg:x1="9.47cm" svg:y1="27.998cm" svg:x2="10.47cm" svg:y2="26.998cm">
            <text:p/>
          </draw:line>
        </draw:g>
        <draw:line draw:style-name="gr22" draw:text-style-name="P1" draw:layer="layout" svg:x1="9.97cm" svg:y1="40.498cm" svg:x2="9.97cm" svg:y2="42.498cm">
          <text:p/>
        </draw:line>
        <draw:line draw:style-name="gr20" draw:text-style-name="P1" draw:layer="layout" svg:x1="8.97cm" svg:y1="39.498cm" svg:x2="8.97cm" svg:y2="43.498cm">
          <text:p/>
        </draw:line>
        <draw:g>
          <draw:line draw:style-name="gr2" draw:text-style-name="P1" draw:layer="layout" svg:x1="13.47cm" svg:y1="21.985cm" svg:x2="14.47cm" svg:y2="22.985cm">
            <text:p/>
          </draw:line>
          <draw:line draw:style-name="gr2" draw:text-style-name="P1" draw:layer="layout" svg:x1="13.47cm" svg:y1="22.985cm" svg:x2="14.47cm" svg:y2="21.985cm">
            <text:p/>
          </draw:line>
        </draw:g>
        <draw:line draw:style-name="gr23" draw:text-style-name="P1" draw:layer="layout" svg:x1="9.97cm" svg:y1="22.485cm" svg:x2="10.97cm" svg:y2="23.485cm">
          <text:p/>
        </draw:line>
        <draw:g>
          <draw:line draw:style-name="gr2" draw:text-style-name="P1" draw:layer="layout" svg:x1="13.47cm" svg:y1="38.998cm" svg:x2="14.47cm" svg:y2="39.998cm">
            <text:p/>
          </draw:line>
          <draw:line draw:style-name="gr2" draw:text-style-name="P1" draw:layer="layout" svg:x1="13.47cm" svg:y1="39.998cm" svg:x2="14.47cm" svg:y2="38.998cm">
            <text:p/>
          </draw:line>
        </draw:g>
        <draw:g>
          <draw:line draw:style-name="gr2" draw:text-style-name="P1" draw:layer="layout" svg:x1="14.47cm" svg:y1="39.998cm" svg:x2="15.47cm" svg:y2="40.998cm">
            <text:p/>
          </draw:line>
          <draw:line draw:style-name="gr2" draw:text-style-name="P1" draw:layer="layout" svg:x1="14.47cm" svg:y1="40.998cm" svg:x2="15.47cm" svg:y2="39.998cm">
            <text:p/>
          </draw:line>
        </draw:g>
        <draw:line draw:style-name="gr23" draw:text-style-name="P1" draw:layer="layout" svg:x1="13.77cm" svg:y1="42.511cm" svg:x2="13.77cm" svg:y2="43.498cm">
          <text:p/>
        </draw:line>
        <draw:g>
          <draw:line draw:style-name="gr2" draw:text-style-name="P1" draw:layer="layout" svg:x1="18.47cm" svg:y1="47.998cm" svg:x2="19.47cm" svg:y2="48.998cm">
            <text:p/>
          </draw:line>
          <draw:line draw:style-name="gr2" draw:text-style-name="P1" draw:layer="layout" svg:x1="18.47cm" svg:y1="48.998cm" svg:x2="19.47cm" svg:y2="47.998cm">
            <text:p/>
          </draw:line>
        </draw:g>
        <draw:line draw:style-name="gr24" draw:text-style-name="P1" draw:layer="layout" svg:x1="20.17cm" svg:y1="39.485cm" svg:x2="20.17cm" svg:y2="40.485cm">
          <text:p/>
        </draw:line>
        <draw:line draw:style-name="gr20" draw:text-style-name="P1" draw:layer="layout" svg:x1="18.97cm" svg:y1="41.498cm" svg:x2="18.97cm" svg:y2="43.485cm">
          <text:p/>
        </draw:line>
        <draw:line draw:style-name="gr21" draw:text-style-name="P1" draw:layer="layout" svg:x1="18.97cm" svg:y1="46.485cm" svg:x2="18.97cm" svg:y2="47.485cm">
          <text:p/>
        </draw:line>
        <draw:line draw:style-name="gr21" draw:text-style-name="P1" draw:layer="layout" svg:x1="19.97cm" svg:y1="47.498cm" svg:x2="19.97cm" svg:y2="48.498cm">
          <text:p/>
        </draw:line>
        <draw:g>
          <draw:line draw:style-name="gr2" draw:text-style-name="P1" draw:layer="layout" svg:x1="14.47cm" svg:y1="41.998cm" svg:x2="15.47cm" svg:y2="42.998cm">
            <text:p/>
          </draw:line>
          <draw:line draw:style-name="gr2" draw:text-style-name="P1" draw:layer="layout" svg:x1="14.47cm" svg:y1="42.998cm" svg:x2="15.47cm" svg:y2="41.998cm">
            <text:p/>
          </draw:line>
        </draw:g>
        <draw:line draw:style-name="gr21" draw:text-style-name="P1" draw:layer="layout" svg:x1="11cm" svg:y1="35.5cm" svg:x2="11cm" svg:y2="46.5cm">
          <text:p/>
        </draw:line>
        <draw:g>
          <draw:line draw:style-name="gr2" draw:text-style-name="P1" draw:layer="layout" svg:x1="11.47cm" svg:y1="43.985cm" svg:x2="12.47cm" svg:y2="44.985cm">
            <text:p/>
          </draw:line>
          <draw:line draw:style-name="gr2" draw:text-style-name="P1" draw:layer="layout" svg:x1="11.47cm" svg:y1="44.985cm" svg:x2="12.47cm" svg:y2="43.985cm">
            <text:p/>
          </draw:line>
        </draw:g>
        <draw:line draw:style-name="gr20" draw:text-style-name="P1" draw:layer="layout" svg:x1="25.3cm" svg:y1="37.5cm" svg:x2="25.3cm" svg:y2="43.5cm">
          <text:p/>
        </draw:line>
        <draw:line draw:style-name="gr24" draw:text-style-name="P1" draw:layer="layout" svg:x1="24.7cm" svg:y1="40.5cm" svg:x2="24.7cm" svg:y2="41.5cm">
          <text:p/>
        </draw:line>
        <draw:g>
          <draw:line draw:style-name="gr2" draw:text-style-name="P1" draw:layer="layout" svg:x1="11.47cm" svg:y1="20.998cm" svg:x2="12.47cm" svg:y2="21.998cm">
            <text:p/>
          </draw:line>
          <draw:line draw:style-name="gr2" draw:text-style-name="P1" draw:layer="layout" svg:x1="11.47cm" svg:y1="21.998cm" svg:x2="12.47cm" svg:y2="20.998cm">
            <text:p/>
          </draw:line>
        </draw:g>
        <draw:g>
          <draw:line draw:style-name="gr2" draw:text-style-name="P1" draw:layer="layout" svg:x1="24.47cm" svg:y1="22.985cm" svg:x2="25.47cm" svg:y2="23.985cm">
            <text:p/>
          </draw:line>
          <draw:line draw:style-name="gr2" draw:text-style-name="P1" draw:layer="layout" svg:x1="24.47cm" svg:y1="23.985cm" svg:x2="25.47cm" svg:y2="22.985cm">
            <text:p/>
          </draw:line>
        </draw:g>
        <draw:g>
          <draw:line draw:style-name="gr2" draw:text-style-name="P1" draw:layer="layout" svg:x1="24.47cm" svg:y1="24.985cm" svg:x2="25.47cm" svg:y2="25.985cm">
            <text:p/>
          </draw:line>
          <draw:line draw:style-name="gr2" draw:text-style-name="P1" draw:layer="layout" svg:x1="24.47cm" svg:y1="25.985cm" svg:x2="25.47cm" svg:y2="24.985cm">
            <text:p/>
          </draw:line>
        </draw:g>
        <draw:g>
          <draw:line draw:style-name="gr2" draw:text-style-name="P1" draw:layer="layout" svg:x1="30.47cm" svg:y1="27.998cm" svg:x2="31.47cm" svg:y2="28.998cm">
            <text:p/>
          </draw:line>
          <draw:line draw:style-name="gr2" draw:text-style-name="P1" draw:layer="layout" svg:x1="30.47cm" svg:y1="28.998cm" svg:x2="31.47cm" svg:y2="27.998cm">
            <text:p/>
          </draw:line>
        </draw:g>
        <draw:g>
          <draw:line draw:style-name="gr2" draw:text-style-name="P1" draw:layer="layout" svg:x1="15.47cm" svg:y1="18.985cm" svg:x2="16.47cm" svg:y2="19.985cm">
            <text:p/>
          </draw:line>
          <draw:line draw:style-name="gr2" draw:text-style-name="P1" draw:layer="layout" svg:x1="15.47cm" svg:y1="19.985cm" svg:x2="16.47cm" svg:y2="18.985cm">
            <text:p/>
          </draw:line>
        </draw:g>
        <draw:line draw:style-name="gr24" draw:text-style-name="P1" draw:layer="layout" svg:x1="31cm" svg:y1="20.5cm" svg:x2="31cm" svg:y2="21.5cm">
          <text:p/>
        </draw:line>
        <draw:rect draw:style-name="gr25" draw:text-style-name="P1" draw:layer="layout" svg:width="1cm" svg:height="3cm" svg:x="16.47cm" svg:y="12.998cm">
          <text:p/>
        </draw:rect>
        <draw:g>
          <draw:line draw:style-name="gr2" draw:text-style-name="P1" draw:layer="layout" svg:x1="23.47cm" svg:y1="20.985cm" svg:x2="24.47cm" svg:y2="21.985cm">
            <text:p/>
          </draw:line>
          <draw:line draw:style-name="gr2" draw:text-style-name="P1" draw:layer="layout" svg:x1="23.47cm" svg:y1="21.985cm" svg:x2="24.47cm" svg:y2="20.985cm">
            <text:p/>
          </draw:line>
        </draw:g>
        <draw:g>
          <draw:line draw:style-name="gr2" draw:text-style-name="P4" draw:layer="layout" svg:x1="18.47cm" svg:y1="29.985cm" svg:x2="19.47cm" svg:y2="30.985cm">
            <text:p/>
          </draw:line>
          <draw:line draw:style-name="gr2" draw:text-style-name="P4" draw:layer="layout" svg:x1="18.47cm" svg:y1="30.985cm" svg:x2="19.47cm" svg:y2="29.985cm">
            <text:p/>
          </draw:line>
        </draw:g>
        <draw:g>
          <draw:line draw:style-name="gr2" draw:text-style-name="P1" draw:layer="layout" svg:x1="13.47cm" svg:y1="18.985cm" svg:x2="14.47cm" svg:y2="19.985cm">
            <text:p/>
          </draw:line>
          <draw:line draw:style-name="gr2" draw:text-style-name="P1" draw:layer="layout" svg:x1="13.47cm" svg:y1="19.985cm" svg:x2="14.47cm" svg:y2="18.985cm">
            <text:p/>
          </draw:line>
        </draw:g>
        <draw:line draw:style-name="gr21" draw:text-style-name="P1" draw:layer="layout" svg:x1="29cm" svg:y1="47.4cm" svg:x2="29cm" svg:y2="48.4cm">
          <text:p/>
        </draw:line>
        <draw:line draw:style-name="gr22" draw:text-style-name="P1" draw:layer="layout" svg:x1="34cm" svg:y1="42.5cm" svg:x2="34cm" svg:y2="45.5cm">
          <text:p/>
        </draw:line>
        <draw:line draw:style-name="gr18" draw:text-style-name="P1" draw:layer="layout" svg:x1="7.97cm" svg:y1="28.498cm" svg:x2="7.97cm" svg:y2="32.498cm">
          <text:p/>
        </draw:line>
        <draw:g>
          <draw:line draw:style-name="gr2" draw:text-style-name="P1" draw:layer="layout" svg:x1="24.47cm" svg:y1="23.998cm" svg:x2="25.47cm" svg:y2="24.998cm">
            <text:p/>
          </draw:line>
          <draw:line draw:style-name="gr2" draw:text-style-name="P1" draw:layer="layout" svg:x1="24.47cm" svg:y1="24.998cm" svg:x2="25.47cm" svg:y2="23.998cm">
            <text:p/>
          </draw:line>
        </draw:g>
        <draw:g>
          <draw:line draw:style-name="gr2" draw:text-style-name="P1" draw:layer="layout" svg:x1="26.5cm" svg:y1="44cm" svg:x2="27.5cm" svg:y2="45cm">
            <text:p/>
          </draw:line>
          <draw:line draw:style-name="gr2" draw:text-style-name="P1" draw:layer="layout" svg:x1="26.5cm" svg:y1="45cm" svg:x2="27.5cm" svg:y2="44cm">
            <text:p/>
          </draw:line>
        </draw:g>
        <draw:g>
          <draw:line draw:style-name="gr2" draw:text-style-name="P1" draw:layer="layout" svg:x1="19.47cm" svg:y1="24.985cm" svg:x2="20.47cm" svg:y2="25.985cm">
            <text:p/>
          </draw:line>
          <draw:line draw:style-name="gr2" draw:text-style-name="P1" draw:layer="layout" svg:x1="19.47cm" svg:y1="25.985cm" svg:x2="20.47cm" svg:y2="24.985cm">
            <text:p/>
          </draw:line>
        </draw:g>
        <draw:line draw:style-name="gr18" draw:text-style-name="P1" draw:layer="layout" svg:x1="19.77cm" svg:y1="11.498cm" svg:x2="19.77cm" svg:y2="45.498cm">
          <text:p/>
        </draw:line>
        <draw:g>
          <draw:line draw:style-name="gr2" draw:text-style-name="P1" draw:layer="layout" svg:x1="23.47cm" svg:y1="21.998cm" svg:x2="24.47cm" svg:y2="22.998cm">
            <text:p/>
          </draw:line>
          <draw:line draw:style-name="gr2" draw:text-style-name="P1" draw:layer="layout" svg:x1="23.47cm" svg:y1="22.998cm" svg:x2="24.47cm" svg:y2="21.998cm">
            <text:p/>
          </draw:line>
        </draw:g>
        <draw:g>
          <draw:line draw:style-name="gr2" draw:text-style-name="P1" draw:layer="layout" svg:x1="24.47cm" svg:y1="25.985cm" svg:x2="25.47cm" svg:y2="26.985cm">
            <text:p/>
          </draw:line>
          <draw:line draw:style-name="gr2" draw:text-style-name="P1" draw:layer="layout" svg:x1="24.47cm" svg:y1="26.985cm" svg:x2="25.47cm" svg:y2="25.985cm">
            <text:p/>
          </draw:line>
        </draw:g>
        <draw:g>
          <draw:line draw:style-name="gr2" draw:text-style-name="P1" draw:layer="layout" svg:x1="24.47cm" svg:y1="27.985cm" svg:x2="25.47cm" svg:y2="28.985cm">
            <text:p/>
          </draw:line>
          <draw:line draw:style-name="gr2" draw:text-style-name="P1" draw:layer="layout" svg:x1="24.47cm" svg:y1="28.985cm" svg:x2="25.47cm" svg:y2="27.985cm">
            <text:p/>
          </draw:line>
        </draw:g>
        <draw:g>
          <draw:line draw:style-name="gr2" draw:text-style-name="P1" draw:layer="layout" svg:x1="24.47cm" svg:y1="28.985cm" svg:x2="25.47cm" svg:y2="29.985cm">
            <text:p/>
          </draw:line>
          <draw:line draw:style-name="gr2" draw:text-style-name="P1" draw:layer="layout" svg:x1="24.47cm" svg:y1="29.985cm" svg:x2="25.47cm" svg:y2="28.985cm">
            <text:p/>
          </draw:line>
        </draw:g>
        <draw:polyline draw:style-name="gr26" draw:text-style-name="P1" draw:layer="layout" svg:width="20.029cm" svg:height="3.999cm" svg:x="6.97cm" svg:y="38.585cm" svg:viewBox="0 0 20030 4000" draw:points="20030,4000 20030,0 0,0 0,2000">
          <text:p/>
        </draw:polyline>
        <draw:g>
          <draw:line draw:style-name="gr2" draw:text-style-name="P1" draw:layer="layout" svg:x1="13.47cm" svg:y1="44.985cm" svg:x2="14.47cm" svg:y2="45.985cm">
            <text:p/>
          </draw:line>
          <draw:line draw:style-name="gr2" draw:text-style-name="P1" draw:layer="layout" svg:x1="13.47cm" svg:y1="45.985cm" svg:x2="14.47cm" svg:y2="44.985cm">
            <text:p/>
          </draw:line>
        </draw:g>
        <draw:g>
          <draw:line draw:style-name="gr2" draw:text-style-name="P1" draw:layer="layout" svg:x1="31.47cm" svg:y1="29.998cm" svg:x2="32.47cm" svg:y2="30.998cm">
            <text:p/>
          </draw:line>
          <draw:line draw:style-name="gr2" draw:text-style-name="P1" draw:layer="layout" svg:x1="31.47cm" svg:y1="30.998cm" svg:x2="32.47cm" svg:y2="29.998cm">
            <text:p/>
          </draw:line>
        </draw:g>
        <draw:g>
          <draw:line draw:style-name="gr2" draw:text-style-name="P1" draw:layer="layout" svg:x1="31.47cm" svg:y1="32.998cm" svg:x2="32.47cm" svg:y2="33.998cm">
            <text:p/>
          </draw:line>
          <draw:line draw:style-name="gr2" draw:text-style-name="P1" draw:layer="layout" svg:x1="31.47cm" svg:y1="33.998cm" svg:x2="32.47cm" svg:y2="32.998cm">
            <text:p/>
          </draw:line>
        </draw:g>
        <draw:g>
          <draw:line draw:style-name="gr2" draw:text-style-name="P1" draw:layer="layout" svg:x1="28.47cm" svg:y1="36.998cm" svg:x2="29.47cm" svg:y2="37.998cm">
            <text:p/>
          </draw:line>
          <draw:line draw:style-name="gr2" draw:text-style-name="P1" draw:layer="layout" svg:x1="28.47cm" svg:y1="37.998cm" svg:x2="29.47cm" svg:y2="36.998cm">
            <text:p/>
          </draw:line>
        </draw:g>
        <draw:rect draw:style-name="gr27" draw:text-style-name="P1" draw:layer="layout" svg:width="1cm" svg:height="9.998cm" svg:x="37.47cm" svg:y="32cm">
          <text:p/>
        </draw:rect>
        <draw:frame draw:style-name="gr8" draw:text-style-name="P3" draw:layer="layout" svg:width="10cm" svg:height="1.673cm" draw:transform="rotate (1.5707963267946) translate (33.7cm 40cm)">
          <draw:text-box>
            <text:p text:style-name="P2"><text:span text:style-name="T1">74HCT240N</text:span></text:p>
          </draw:text-box>
        </draw:frame>
        <draw:polyline draw:style-name="gr26" draw:text-style-name="P1" draw:layer="layout" svg:width="8.229cm" svg:height="4.999cm" svg:x="26.77cm" svg:y="35.585cm" svg:viewBox="0 0 8230 5000" draw:points="8230,1000 8230,5000 0,5000 0,0">
          <text:p/>
        </draw:polyline>
        <draw:polyline draw:style-name="gr28" draw:text-style-name="P1" draw:layer="layout" svg:width="8.999cm" svg:height="2.586cm" svg:x="26.27cm" svg:y="37.498cm" svg:viewBox="0 0 9000 2587" draw:points="9000,862 9000,2587 0,2587 0,0">
          <text:p/>
        </draw:polyline>
        <draw:line draw:style-name="gr22" draw:text-style-name="P1" draw:layer="layout" svg:x1="37cm" svg:y1="42.5cm" svg:x2="34cm" svg:y2="37.5cm">
          <text:p/>
        </draw:line>
        <draw:g>
          <draw:line draw:style-name="gr2" draw:text-style-name="P1" draw:layer="layout" svg:x1="36.47cm" svg:y1="33.998cm" svg:x2="37.47cm" svg:y2="34.998cm">
            <text:p/>
          </draw:line>
          <draw:line draw:style-name="gr2" draw:text-style-name="P1" draw:layer="layout" svg:x1="36.47cm" svg:y1="34.998cm" svg:x2="37.47cm" svg:y2="33.998cm">
            <text:p/>
          </draw:line>
        </draw:g>
        <draw:g>
          <draw:line draw:style-name="gr2" draw:text-style-name="P1" draw:layer="layout" svg:x1="36.47cm" svg:y1="35.998cm" svg:x2="37.47cm" svg:y2="36.998cm">
            <text:p/>
          </draw:line>
          <draw:line draw:style-name="gr2" draw:text-style-name="P1" draw:layer="layout" svg:x1="36.47cm" svg:y1="36.998cm" svg:x2="37.47cm" svg:y2="35.998cm">
            <text:p/>
          </draw:line>
        </draw:g>
        <draw:g>
          <draw:line draw:style-name="gr2" draw:text-style-name="P1" draw:layer="layout" svg:x1="36.47cm" svg:y1="37.998cm" svg:x2="37.47cm" svg:y2="38.998cm">
            <text:p/>
          </draw:line>
          <draw:line draw:style-name="gr2" draw:text-style-name="P1" draw:layer="layout" svg:x1="36.47cm" svg:y1="38.998cm" svg:x2="37.47cm" svg:y2="37.998cm">
            <text:p/>
          </draw:line>
        </draw:g>
        <draw:line draw:style-name="gr23" draw:text-style-name="P1" draw:layer="layout" svg:x1="33.87cm" svg:y1="30.498cm" svg:x2="34.87cm" svg:y2="31.498cm">
          <text:p/>
        </draw:line>
        <draw:line draw:style-name="gr24" draw:text-style-name="P1" draw:layer="layout" svg:x1="15.97cm" svg:y1="13.498cm" svg:x2="15.97cm" svg:y2="20.498cm">
          <text:p/>
        </draw:line>
        <draw:line draw:style-name="gr29" draw:text-style-name="P1" draw:layer="layout" svg:x1="23.8cm" svg:y1="25.5cm" svg:x2="23.8cm" svg:y2="37.5cm">
          <text:p/>
        </draw:line>
        <draw:polyline draw:style-name="gr26" draw:text-style-name="P1" draw:layer="layout" svg:width="4.799cm" svg:height="22.999cm" svg:x="24cm" svg:y="23.485cm" svg:viewBox="0 0 4800 23000" draw:points="4800,23000 4800,12000 0,12000 0,0">
          <text:p/>
        </draw:polyline>
        <draw:line draw:style-name="gr21" draw:text-style-name="P1" draw:layer="layout" svg:x1="12.7cm" svg:y1="19.5cm" svg:x2="12.7cm" svg:y2="21.3cm">
          <text:p/>
        </draw:line>
        <draw:line draw:style-name="gr20" draw:text-style-name="P1" draw:layer="layout" svg:x1="16.77cm" svg:y1="18.498cm" svg:x2="16.77cm" svg:y2="30.498cm">
          <text:p/>
        </draw:line>
        <draw:line draw:style-name="gr24" draw:text-style-name="P1" draw:layer="layout" svg:x1="34.97cm" svg:y1="19.298cm" svg:x2="33.97cm" svg:y2="20.298cm">
          <text:p/>
        </draw:line>
        <draw:g>
          <draw:line draw:style-name="gr2" draw:text-style-name="P1" draw:layer="layout" svg:x1="34.47cm" svg:y1="27.998cm" svg:x2="35.47cm" svg:y2="28.998cm">
            <text:p/>
          </draw:line>
          <draw:line draw:style-name="gr2" draw:text-style-name="P1" draw:layer="layout" svg:x1="34.47cm" svg:y1="28.998cm" svg:x2="35.47cm" svg:y2="27.998cm">
            <text:p/>
          </draw:line>
        </draw:g>
        <draw:g>
          <draw:line draw:style-name="gr2" draw:text-style-name="P1" draw:layer="layout" svg:x1="11.5cm" svg:y1="45cm" svg:x2="12.5cm" svg:y2="46cm">
            <text:p/>
          </draw:line>
          <draw:line draw:style-name="gr2" draw:text-style-name="P1" draw:layer="layout" svg:x1="11.5cm" svg:y1="46cm" svg:x2="12.5cm" svg:y2="45cm">
            <text:p/>
          </draw:line>
        </draw:g>
        <draw:g>
          <draw:line draw:style-name="gr2" draw:text-style-name="P1" draw:layer="layout" svg:x1="31.5cm" svg:y1="21cm" svg:x2="32.5cm" svg:y2="22cm">
            <text:p/>
          </draw:line>
          <draw:line draw:style-name="gr2" draw:text-style-name="P1" draw:layer="layout" svg:x1="31.5cm" svg:y1="22cm" svg:x2="32.5cm" svg:y2="21cm">
            <text:p/>
          </draw:line>
        </draw:g>
        <draw:g>
          <draw:line draw:style-name="gr2" draw:text-style-name="P1" draw:layer="layout" svg:x1="30.47cm" svg:y1="22.998cm" svg:x2="31.47cm" svg:y2="23.998cm">
            <text:p/>
          </draw:line>
          <draw:line draw:style-name="gr2" draw:text-style-name="P1" draw:layer="layout" svg:x1="30.47cm" svg:y1="23.998cm" svg:x2="31.47cm" svg:y2="22.998cm">
            <text:p/>
          </draw:line>
        </draw:g>
        <draw:g>
          <draw:line draw:style-name="gr2" draw:text-style-name="P1" draw:layer="layout" svg:x1="30.47cm" svg:y1="26.998cm" svg:x2="31.47cm" svg:y2="27.998cm">
            <text:p/>
          </draw:line>
          <draw:line draw:style-name="gr2" draw:text-style-name="P1" draw:layer="layout" svg:x1="30.47cm" svg:y1="27.998cm" svg:x2="31.47cm" svg:y2="26.998cm">
            <text:p/>
          </draw:line>
        </draw:g>
        <draw:g>
          <draw:line draw:style-name="gr2" draw:text-style-name="P1" draw:layer="layout" svg:x1="10.47cm" svg:y1="17.985cm" svg:x2="11.47cm" svg:y2="18.985cm">
            <text:p/>
          </draw:line>
          <draw:line draw:style-name="gr2" draw:text-style-name="P1" draw:layer="layout" svg:x1="10.47cm" svg:y1="18.985cm" svg:x2="11.47cm" svg:y2="17.985cm">
            <text:p/>
          </draw:line>
        </draw:g>
        <draw:rect draw:style-name="gr25" draw:text-style-name="P1" draw:layer="layout" svg:width="1cm" svg:height="3cm" svg:x="17.5cm" svg:y="11cm">
          <text:p/>
        </draw:rect>
        <draw:rect draw:style-name="gr14" draw:text-style-name="P7" draw:layer="layout" svg:width="1cm" svg:height="1cm" svg:x="5.5cm" svg:y="11cm">
          <text:p text:style-name="P1"><text:span text:style-name="T3">/WR</text:span></text:p>
        </draw:rect>
        <draw:line draw:style-name="gr24" draw:text-style-name="P1" draw:layer="layout" svg:x1="37.77cm" svg:y1="19.498cm" svg:x2="37.77cm" svg:y2="30.498cm">
          <text:p/>
        </draw:line>
        <draw:g>
          <draw:line draw:style-name="gr2" draw:text-style-name="P1" draw:layer="layout" svg:x1="34.47cm" svg:y1="26.998cm" svg:x2="35.47cm" svg:y2="27.998cm">
            <text:p/>
          </draw:line>
          <draw:line draw:style-name="gr2" draw:text-style-name="P1" draw:layer="layout" svg:x1="34.47cm" svg:y1="27.998cm" svg:x2="35.47cm" svg:y2="26.998cm">
            <text:p/>
          </draw:line>
        </draw:g>
        <draw:line draw:style-name="gr19" draw:text-style-name="P1" draw:layer="layout" svg:x1="10.17cm" svg:y1="26.198cm" svg:x2="10.17cm" svg:y2="39.498cm">
          <text:p/>
        </draw:line>
        <draw:line draw:style-name="gr20" draw:text-style-name="P1" draw:layer="layout" svg:x1="13.77cm" svg:y1="24.498cm" svg:x2="13.77cm" svg:y2="41.498cm">
          <text:p/>
        </draw:line>
        <draw:g>
          <draw:line draw:style-name="gr2" draw:text-style-name="P1" draw:layer="layout" svg:x1="14.47cm" svg:y1="23.998cm" svg:x2="15.47cm" svg:y2="24.998cm">
            <text:p/>
          </draw:line>
          <draw:line draw:style-name="gr2" draw:text-style-name="P1" draw:layer="layout" svg:x1="14.47cm" svg:y1="24.998cm" svg:x2="15.47cm" svg:y2="23.998cm">
            <text:p/>
          </draw:line>
        </draw:g>
        <draw:line draw:style-name="gr18" draw:text-style-name="P1" draw:layer="layout" svg:x1="11.17cm" svg:y1="25.498cm" svg:x2="11.17cm" svg:y2="40.498cm">
          <text:p/>
        </draw:line>
        <draw:g>
          <draw:line draw:style-name="gr2" draw:text-style-name="P1" draw:layer="layout" svg:x1="13.47cm" svg:y1="12.985cm" svg:x2="14.47cm" svg:y2="13.985cm">
            <text:p/>
          </draw:line>
          <draw:line draw:style-name="gr2" draw:text-style-name="P1" draw:layer="layout" svg:x1="13.47cm" svg:y1="13.985cm" svg:x2="14.47cm" svg:y2="12.985cm">
            <text:p/>
          </draw:line>
        </draw:g>
        <draw:g>
          <draw:rect draw:style-name="gr30" draw:text-style-name="P8" draw:layer="layout" svg:width="1cm" svg:height="3cm" svg:x="23.5cm" svg:y="11cm">
            <text:p/>
          </draw:rect>
          <draw:frame draw:style-name="gr31" draw:text-style-name="P9" draw:layer="layout" svg:width="1cm" svg:height="1cm" svg:x="23.5cm" svg:y="12cm">
            <draw:text-box>
              <text:p text:style-name="P2"><text:span text:style-name="T3">GND</text:span></text:p>
            </draw:text-box>
          </draw:frame>
          <draw:frame draw:style-name="gr31" draw:text-style-name="P9" draw:layer="layout" svg:width="1cm" svg:height="1cm" svg:x="23.5cm" svg:y="13cm">
            <draw:text-box>
              <text:p text:style-name="P2"><text:span text:style-name="T3">VIN</text:span></text:p>
              <text:p text:style-name="P2"><text:span text:style-name="T3">+9V</text:span></text:p>
            </draw:text-box>
          </draw:frame>
          <draw:frame draw:style-name="gr31" draw:text-style-name="P9" draw:layer="layout" svg:width="1cm" svg:height="1cm" svg:x="23.5cm" svg:y="11cm">
            <draw:text-box>
              <text:p text:style-name="P2"><text:span text:style-name="T3">VOUT</text:span></text:p>
              <text:p text:style-name="P2"><text:span text:style-name="T3">+3.3V</text:span></text:p>
            </draw:text-box>
          </draw:frame>
        </draw:g>
        <draw:rect draw:style-name="gr17" draw:text-style-name="P7" draw:layer="layout" svg:width="1cm" svg:height="1cm" svg:x="18.47cm" svg:y="35.998cm">
          <text:p text:style-name="P1"><text:span text:style-name="T3">D5</text:span></text:p>
        </draw:rect>
        <draw:rect draw:style-name="gr17" draw:text-style-name="P7" draw:layer="layout" svg:width="1cm" svg:height="1cm" svg:x="18.47cm" svg:y="37.998cm">
          <text:p text:style-name="P1"><text:span text:style-name="T3">D4</text:span></text:p>
        </draw:rect>
        <draw:rect draw:style-name="gr17" draw:text-style-name="P7" draw:layer="layout" svg:width="1cm" svg:height="1cm" svg:x="18.47cm" svg:y="36.998cm">
          <text:p text:style-name="P1"><text:span text:style-name="T3">D3</text:span></text:p>
        </draw:rect>
        <draw:g>
          <draw:line draw:style-name="gr2" draw:text-style-name="P1" draw:layer="layout" svg:x1="33.47cm" svg:y1="20.998cm" svg:x2="34.47cm" svg:y2="21.998cm">
            <text:p/>
          </draw:line>
          <draw:line draw:style-name="gr2" draw:text-style-name="P1" draw:layer="layout" svg:x1="33.47cm" svg:y1="21.998cm" svg:x2="34.47cm" svg:y2="20.998cm">
            <text:p/>
          </draw:line>
        </draw:g>
        <draw:rect draw:style-name="gr32" draw:text-style-name="P1" draw:layer="layout" svg:width="2.97cm" svg:height="10cm" svg:x="27.5cm" svg:y="20.998cm">
          <text:p/>
        </draw:rect>
        <draw:frame draw:style-name="gr12" draw:text-style-name="P6" draw:layer="layout" svg:width="3cm" svg:height="1cm" svg:x="0.47cm" svg:y="24.011cm">
          <draw:text-box>
            <text:p text:style-name="P5"><text:span text:style-name="T2">+9V</text:span></text:p>
          </draw:text-box>
        </draw:frame>
        <draw:line draw:style-name="gr10" draw:text-style-name="P1" draw:layer="layout" svg:x1="31.47cm" svg:y1="49cm" svg:x2="31.47cm" svg:y2="11.013cm">
          <text:p/>
        </draw:line>
        <draw:line draw:style-name="gr10" draw:text-style-name="P1" draw:layer="layout" svg:x1="32.47cm" svg:y1="49cm" svg:x2="32.47cm" svg:y2="11.013cm">
          <text:p/>
        </draw:line>
        <draw:line draw:style-name="gr10" draw:text-style-name="P1" draw:layer="layout" svg:x1="33.47cm" svg:y1="49cm" svg:x2="33.47cm" svg:y2="11.013cm">
          <text:p/>
        </draw:line>
        <draw:line draw:style-name="gr10" draw:text-style-name="P1" draw:layer="layout" svg:x1="34.5cm" svg:y1="49cm" svg:x2="34.47cm" svg:y2="11.014cm">
          <text:p/>
        </draw:line>
        <draw:line draw:style-name="gr10" draw:text-style-name="P1" draw:layer="layout" svg:x1="35.47cm" svg:y1="49cm" svg:x2="35.47cm" svg:y2="11.013cm">
          <text:p/>
        </draw:line>
        <draw:line draw:style-name="gr10" draw:text-style-name="P1" draw:layer="layout" svg:x1="36.47cm" svg:y1="44cm" svg:x2="36.47cm" svg:y2="11.011cm">
          <text:p/>
        </draw:line>
        <draw:line draw:style-name="gr10" draw:text-style-name="P1" draw:layer="layout" svg:x1="37.47cm" svg:y1="44cm" svg:x2="37.47cm" svg:y2="11.011cm">
          <text:p/>
        </draw:line>
        <draw:line draw:style-name="gr10" draw:text-style-name="P1" draw:layer="layout" svg:x1="38.47cm" svg:y1="44cm" svg:x2="38.47cm" svg:y2="11cm">
          <text:p/>
        </draw:line>
        <draw:line draw:style-name="gr10" draw:text-style-name="P1" draw:layer="layout" svg:x1="39.47cm" svg:y1="44cm" svg:x2="39.47cm" svg:y2="11.011cm">
          <text:p/>
        </draw:line>
        <draw:line draw:style-name="gr10" draw:text-style-name="P1" draw:layer="layout" svg:x1="40.47cm" svg:y1="44cm" svg:x2="40.47cm" svg:y2="11.011cm">
          <text:p/>
        </draw:line>
        <draw:line draw:style-name="gr10" draw:text-style-name="P1" draw:layer="layout" svg:x1="3.47cm" svg:y1="48.982cm" svg:x2="3.47cm" svg:y2="20.998cm">
          <text:p/>
        </draw:line>
        <draw:g>
          <draw:rect draw:style-name="gr33" draw:text-style-name="P8" draw:layer="layout" svg:width="1cm" svg:height="3cm" svg:x="9.47cm" svg:y="17.998cm">
            <text:p/>
          </draw:rect>
          <draw:frame draw:style-name="gr34" draw:text-style-name="P9" draw:layer="layout" svg:width="1cm" svg:height="1cm" svg:x="9.47cm" svg:y="18.998cm">
            <draw:text-box>
              <text:p text:style-name="P2"><text:span text:style-name="T3">GND</text:span></text:p>
            </draw:text-box>
          </draw:frame>
          <draw:frame draw:style-name="gr34" draw:text-style-name="P9" draw:layer="layout" svg:width="1cm" svg:height="1cm" svg:x="9.5cm" svg:y="20cm">
            <draw:text-box>
              <text:p text:style-name="P2"><text:span text:style-name="T3">VOUT</text:span></text:p>
              <text:p text:style-name="P2"><text:span text:style-name="T3">+5V</text:span></text:p>
            </draw:text-box>
          </draw:frame>
          <draw:frame draw:style-name="gr34" draw:text-style-name="P9" draw:layer="layout" svg:width="1cm" svg:height="1cm" svg:x="9.47cm" svg:y="17.998cm">
            <draw:text-box>
              <text:p text:style-name="P2"><text:span text:style-name="T3">VIN</text:span></text:p>
              <text:p text:style-name="P2"><text:span text:style-name="T3">+9V</text:span></text:p>
            </draw:text-box>
          </draw:frame>
        </draw:g>
        <draw:g>
          <draw:line draw:style-name="gr2" draw:text-style-name="P1" draw:layer="layout" svg:x1="10.5cm" svg:y1="24cm" svg:x2="11.5cm" svg:y2="25cm">
            <text:p/>
          </draw:line>
          <draw:line draw:style-name="gr2" draw:text-style-name="P1" draw:layer="layout" svg:x1="10.5cm" svg:y1="25cm" svg:x2="11.5cm" svg:y2="24cm">
            <text:p/>
          </draw:line>
        </draw:g>
        <draw:line draw:style-name="gr20" draw:text-style-name="P1" draw:layer="layout" svg:x1="9.77cm" svg:y1="32.498cm" svg:x2="9.77cm" svg:y2="36.498cm">
          <text:p/>
        </draw:line>
        <draw:rect draw:style-name="gr13" draw:text-style-name="P7" draw:layer="layout" svg:width="1cm" svg:height="1cm" svg:x="11.47cm" svg:y="41.998cm">
          <text:p text:style-name="P1"><text:span text:style-name="T3">/IORQ</text:span></text:p>
        </draw:rect>
        <draw:line draw:style-name="gr20" draw:text-style-name="P1" draw:layer="layout" svg:x1="10.77cm" svg:y1="27.498cm" svg:x2="10.77cm" svg:y2="44.498cm">
          <text:p/>
        </draw:line>
        <draw:frame draw:style-name="gr12" draw:text-style-name="P6" draw:layer="layout" svg:width="3cm" svg:height="1cm" svg:x="0.47cm" svg:y="25.998cm">
          <draw:text-box>
            <text:p text:style-name="P5"><text:span text:style-name="T2">(D0) GND</text:span></text:p>
          </draw:text-box>
        </draw:frame>
        <draw:frame draw:style-name="gr12" draw:text-style-name="P6" draw:layer="layout" svg:width="3cm" svg:height="1cm" svg:x="0.47cm" svg:y="24.998cm">
          <draw:text-box>
            <text:p text:style-name="P5"><text:span text:style-name="T2">(slot)</text:span></text:p>
          </draw:text-box>
        </draw:frame>
        <draw:line draw:style-name="gr21" draw:text-style-name="P1" draw:layer="layout" svg:x1="7.97cm" svg:y1="26.498cm" svg:x2="7.97cm" svg:y2="27.498cm">
          <text:p/>
        </draw:line>
        <draw:polyline draw:style-name="gr28" draw:text-style-name="P1" draw:layer="layout" svg:width="4.699cm" svg:height="5.199cm" svg:x="30.27cm" svg:y="29.285cm" svg:viewBox="0 0 4700 5200" draw:points="4700,5200 4700,0 0,0 0,4160">
          <text:p/>
        </draw:polyline>
        <draw:line draw:style-name="gr20" draw:text-style-name="P1" draw:layer="layout" svg:x1="32.4cm" svg:y1="38.5cm" svg:x2="32.4cm" svg:y2="43.5cm">
          <text:p/>
        </draw:line>
        <draw:line draw:style-name="gr21" draw:text-style-name="P1" draw:layer="layout" svg:x1="19.2cm" svg:y1="19.3cm" svg:x2="19.2cm" svg:y2="21.3cm">
          <text:p/>
        </draw:line>
        <draw:line draw:style-name="gr21" draw:text-style-name="P1" draw:layer="layout" svg:x1="34cm" svg:y1="12.5cm" svg:x2="33.97cm" svg:y2="28.498cm">
          <text:p/>
        </draw:line>
        <draw:line draw:style-name="gr24" draw:text-style-name="P1" draw:layer="layout" svg:x1="32cm" svg:y1="35.5cm" svg:x2="34cm" svg:y2="41.5cm">
          <text:p/>
        </draw:line>
        <draw:g>
          <draw:line draw:style-name="gr2" draw:text-style-name="P1" draw:layer="layout" svg:x1="30.47cm" svg:y1="25.998cm" svg:x2="31.47cm" svg:y2="26.998cm">
            <text:p/>
          </draw:line>
          <draw:line draw:style-name="gr2" draw:text-style-name="P1" draw:layer="layout" svg:x1="30.47cm" svg:y1="26.998cm" svg:x2="31.47cm" svg:y2="25.998cm">
            <text:p/>
          </draw:line>
        </draw:g>
        <draw:line draw:style-name="gr19" draw:text-style-name="P1" draw:layer="layout" svg:x1="31.77cm" svg:y1="27.498cm" svg:x2="31.77cm" svg:y2="34.498cm">
          <text:p/>
        </draw:line>
        <draw:line draw:style-name="gr22" draw:text-style-name="P1" draw:layer="layout" svg:x1="26.7cm" svg:y1="14.5cm" svg:x2="26.67cm" svg:y2="25.498cm">
          <text:p/>
        </draw:line>
        <draw:line draw:style-name="gr29" draw:text-style-name="P1" draw:layer="layout" svg:x1="29.2cm" svg:y1="36.7cm" svg:x2="29.2cm" svg:y2="44.7cm">
          <text:p/>
        </draw:line>
        <draw:line draw:style-name="gr20" draw:text-style-name="P1" draw:layer="layout" svg:x1="32.17cm" svg:y1="25.498cm" svg:x2="32.17cm" svg:y2="32.498cm">
          <text:p/>
        </draw:line>
        <draw:line draw:style-name="gr24" draw:text-style-name="P1" draw:layer="layout" svg:x1="31cm" svg:y1="31.5cm" svg:x2="31cm" svg:y2="35.5cm">
          <text:p/>
        </draw:line>
        <draw:line draw:style-name="gr21" draw:text-style-name="P1" draw:layer="layout" svg:x1="27.3cm" svg:y1="39.4cm" svg:x2="27.3cm" svg:y2="48.4cm">
          <text:p/>
        </draw:line>
        <draw:line draw:style-name="gr22" draw:text-style-name="P1" draw:layer="layout" svg:x1="17.17cm" svg:y1="28.498cm" svg:x2="17.17cm" svg:y2="41.498cm">
          <text:p/>
        </draw:line>
        <draw:polyline draw:style-name="gr35" draw:text-style-name="P1" draw:layer="layout" svg:width="20.199cm" svg:height="17.199cm" svg:x="16.77cm" svg:y="31.485cm" svg:viewBox="0 0 20200 17200" draw:points="0,11129 0,17200 20200,17200 20200,0">
          <text:p/>
        </draw:polyline>
        <draw:polyline draw:style-name="gr36" draw:text-style-name="P1" draw:layer="layout" svg:width="2.799cm" svg:height="6.099cm" svg:x="13.97cm" svg:y="38.398cm" svg:viewBox="0 0 2800 6100" draw:points="2800,1017 2800,0 0,0 0,6100">
          <text:p/>
        </draw:polyline>
        <draw:line draw:style-name="gr24" draw:text-style-name="P1" draw:layer="layout" svg:x1="16.97cm" svg:y1="20.498cm" svg:x2="16.97cm" svg:y2="22.498cm">
          <text:p/>
        </draw:line>
        <draw:frame draw:style-name="gr37" draw:text-style-name="P10" draw:layer="layout" svg:width="14cm" svg:height="3cm" draw:transform="rotate (1.5707963267946) translate (13.9cm 36cm)">
          <draw:text-box>
            <text:p text:style-name="P2"><text:span text:style-name="T4">FM180870SG</text:span></text:p>
          </draw:text-box>
        </draw:frame>
        <draw:line draw:style-name="gr24" draw:text-style-name="P1" draw:layer="layout" svg:x1="15.2cm" svg:y1="22.5cm" svg:x2="15.2cm" svg:y2="39.5cm">
          <text:p/>
        </draw:line>
        <draw:g>
          <draw:line draw:style-name="gr2" draw:text-style-name="P1" draw:layer="layout" svg:x1="14.47cm" svg:y1="42.998cm" svg:x2="15.47cm" svg:y2="43.998cm">
            <text:p/>
          </draw:line>
          <draw:line draw:style-name="gr2" draw:text-style-name="P1" draw:layer="layout" svg:x1="14.47cm" svg:y1="43.998cm" svg:x2="15.47cm" svg:y2="42.998cm">
            <text:p/>
          </draw:line>
        </draw:g>
        <draw:g>
          <draw:line draw:style-name="gr2" draw:text-style-name="P4" draw:layer="layout" svg:x1="18.47cm" svg:y1="25.998cm" svg:x2="19.47cm" svg:y2="26.998cm">
            <text:p/>
          </draw:line>
          <draw:line draw:style-name="gr2" draw:text-style-name="P4" draw:layer="layout" svg:x1="18.47cm" svg:y1="26.998cm" svg:x2="19.47cm" svg:y2="25.998cm">
            <text:p/>
          </draw:line>
        </draw:g>
        <draw:line draw:style-name="gr20" draw:text-style-name="P1" draw:layer="layout" svg:x1="22.2cm" svg:y1="41.5cm" svg:x2="22.188cm" svg:y2="35.474cm">
          <text:p/>
        </draw:line>
        <draw:line draw:style-name="gr29" draw:text-style-name="P1" draw:layer="layout" svg:x1="21.07cm" svg:y1="28.285cm" svg:x2="21.07cm" svg:y2="32.498cm">
          <text:p/>
        </draw:line>
        <draw:line draw:style-name="gr29" draw:text-style-name="P1" draw:layer="layout" svg:x1="22.27cm" svg:y1="29.498cm" svg:x2="22.27cm" svg:y2="31.498cm">
          <text:p/>
        </draw:line>
        <draw:line draw:style-name="gr18" draw:text-style-name="P1" draw:layer="layout" svg:x1="33.77cm" svg:y1="33.498cm" svg:x2="33.77cm" svg:y2="40.498cm">
          <text:p/>
        </draw:line>
        <draw:g>
          <draw:line draw:style-name="gr2" draw:text-style-name="P1" draw:layer="layout" svg:x1="4.5cm" svg:y1="35.002cm" svg:x2="5.5cm" svg:y2="36.002cm">
            <text:p/>
          </draw:line>
          <draw:line draw:style-name="gr2" draw:text-style-name="P1" draw:layer="layout" svg:x1="4.5cm" svg:y1="36.002cm" svg:x2="5.5cm" svg:y2="35.002cm">
            <text:p/>
          </draw:line>
        </draw:g>
        <draw:frame draw:style-name="gr8" draw:text-style-name="P3" draw:layer="layout" svg:width="7.1cm" svg:height="1.673cm" draw:transform="rotate (1.5707963267946) translate (12.731cm 20cm)">
          <draw:text-box>
            <text:p text:style-name="P2"><text:span text:style-name="T1">74HCT00N</text:span></text:p>
          </draw:text-box>
        </draw:frame>
        <draw:rect draw:style-name="gr38" draw:text-style-name="P4" draw:layer="layout" svg:width="4cm" svg:height="7cm" svg:x="11.5cm" svg:y="13cm">
          <text:p/>
        </draw:rect>
        <draw:frame draw:style-name="gr39" draw:text-style-name="P11" draw:layer="layout" svg:width="2cm" svg:height="1cm" svg:x="13.47cm" svg:y="12.985cm">
          <draw:text-box>
            <text:p text:style-name="P5"><text:span text:style-name="T3">VCC</text:span></text:p>
          </draw:text-box>
        </draw:frame>
        <draw:frame draw:style-name="gr39" draw:text-style-name="P13" draw:layer="layout" svg:width="2cm" svg:height="1cm" svg:x="11.47cm" svg:y="18.985cm">
          <draw:text-box>
            <text:p text:style-name="P12"><text:span text:style-name="T3">GND</text:span></text:p>
          </draw:text-box>
        </draw:frame>
        <draw:g>
          <draw:frame draw:style-name="gr40" draw:text-style-name="P4" draw:layer="layout" svg:width="0.842cm" svg:height="0.497cm" draw:transform="rotate (-1.57428698529977) translate (12.57cm 14.47cm)">
            <draw:image xlink:href="Pictures/2000001C00000EED0000081F6E457F8F.svm" xlink:type="simple" xlink:show="embed" xlink:actuate="onLoad">
              <text:p/>
            </draw:image>
          </draw:frame>
          <draw:polyline draw:style-name="gr41" draw:text-style-name="P4" draw:layer="layout" svg:width="0.469cm" svg:height="0.999cm" svg:x="11.97cm" svg:y="13.485cm" svg:viewBox="0 0 470 1000" draw:points="470,1000 470,0 0,0">
            <text:p/>
          </draw:polyline>
          <draw:line draw:style-name="gr42" draw:text-style-name="P4" draw:layer="layout" svg:x1="11.97cm" svg:y1="14.485cm" svg:x2="12.2cm" svg:y2="14.485cm">
            <text:p/>
          </draw:line>
          <draw:polyline draw:style-name="gr41" draw:text-style-name="P4" draw:layer="layout" svg:width="0.349cm" svg:height="0.399cm" svg:x="11.97cm" svg:y="15.085cm" svg:viewBox="0 0 350 400" draw:points="350,0 350,400 0,400">
            <text:p/>
          </draw:polyline>
        </draw:g>
        <draw:g>
          <draw:frame draw:style-name="gr40" draw:text-style-name="P4" draw:layer="layout" svg:width="0.842cm" svg:height="0.497cm" draw:transform="rotate (-1.57428698529977) translate (12.57cm 17.47cm)">
            <draw:image xlink:href="Pictures/2000001C00000EED0000081F6E457F8F.svm" xlink:type="simple" xlink:show="embed" xlink:actuate="onLoad">
              <text:p/>
            </draw:image>
          </draw:frame>
          <draw:polyline draw:style-name="gr41" draw:text-style-name="P4" draw:layer="layout" svg:width="0.469cm" svg:height="0.999cm" svg:x="11.97cm" svg:y="16.485cm" svg:viewBox="0 0 470 1000" draw:points="470,1000 470,0 0,0">
            <text:p/>
          </draw:polyline>
          <draw:line draw:style-name="gr42" draw:text-style-name="P4" draw:layer="layout" svg:x1="11.97cm" svg:y1="17.485cm" svg:x2="12.2cm" svg:y2="17.485cm">
            <text:p/>
          </draw:line>
          <draw:polyline draw:style-name="gr41" draw:text-style-name="P4" draw:layer="layout" svg:width="0.349cm" svg:height="0.399cm" svg:x="11.97cm" svg:y="18.085cm" svg:viewBox="0 0 350 400" draw:points="350,0 350,400 0,400">
            <text:p/>
          </draw:polyline>
        </draw:g>
        <draw:g>
          <draw:frame draw:style-name="gr43" draw:text-style-name="P4" draw:layer="layout" svg:width="0.842cm" svg:height="0.497cm" draw:transform="rotate (1.57428698529859) translate (14.373cm 16.312cm)">
            <draw:image xlink:href="Pictures/2000001C00000EED0000081F6E457F8F.svm" xlink:type="simple" xlink:show="embed" xlink:actuate="onLoad">
              <text:p/>
            </draw:image>
          </draw:frame>
          <draw:polyline draw:style-name="gr41" draw:text-style-name="P4" draw:layer="layout" svg:width="0.469cm" svg:height="0.999cm" svg:x="14.5cm" svg:y="14.485cm" svg:viewBox="0 0 470 1000" draw:points="0,1000 0,0 470,0">
            <text:p/>
          </draw:polyline>
          <draw:line draw:style-name="gr42" draw:text-style-name="P4" draw:layer="layout" svg:x1="14.97cm" svg:y1="15.485cm" svg:x2="14.74cm" svg:y2="15.485cm">
            <text:p/>
          </draw:line>
          <draw:polyline draw:style-name="gr41" draw:text-style-name="P4" draw:layer="layout" svg:width="0.349cm" svg:height="0.399cm" svg:x="14.62cm" svg:y="16.085cm" svg:viewBox="0 0 350 400" draw:points="0,0 0,400 350,400">
            <text:p/>
          </draw:polyline>
        </draw:g>
        <draw:g>
          <draw:frame draw:style-name="gr43" draw:text-style-name="P4" draw:layer="layout" svg:width="0.842cm" svg:height="0.497cm" draw:transform="rotate (1.57428698529859) translate (14.373cm 19.312cm)">
            <draw:image xlink:href="Pictures/2000001C00000EED0000081F6E457F8F.svm" xlink:type="simple" xlink:show="embed" xlink:actuate="onLoad">
              <text:p/>
            </draw:image>
          </draw:frame>
          <draw:polyline draw:style-name="gr41" draw:text-style-name="P4" draw:layer="layout" svg:width="0.469cm" svg:height="0.999cm" svg:x="14.5cm" svg:y="17.485cm" svg:viewBox="0 0 470 1000" draw:points="0,1000 0,0 470,0">
            <text:p/>
          </draw:polyline>
          <draw:line draw:style-name="gr42" draw:text-style-name="P4" draw:layer="layout" svg:x1="14.97cm" svg:y1="18.485cm" svg:x2="14.74cm" svg:y2="18.485cm">
            <text:p/>
          </draw:line>
          <draw:polyline draw:style-name="gr41" draw:text-style-name="P4" draw:layer="layout" svg:width="0.349cm" svg:height="0.399cm" svg:x="14.62cm" svg:y="19.085cm" svg:viewBox="0 0 350 400" draw:points="0,0 0,400 350,400">
            <text:p/>
          </draw:polyline>
        </draw:g>
        <draw:rect draw:style-name="gr17" draw:text-style-name="P7" draw:layer="layout" svg:width="1cm" svg:height="1cm" svg:x="18.47cm" svg:y="30.998cm">
          <text:p text:style-name="P1"><text:span text:style-name="T3">D7</text:span></text:p>
        </draw:rect>
        <draw:rect draw:style-name="gr17" draw:text-style-name="P7" draw:layer="layout" svg:width="1cm" svg:height="1cm" svg:x="18.47cm" svg:y="31.998cm">
          <text:p text:style-name="P1"><text:span text:style-name="T3">D0</text:span></text:p>
        </draw:rect>
        <draw:rect draw:style-name="gr17" draw:text-style-name="P7" draw:layer="layout" svg:width="1cm" svg:height="1cm" svg:x="18.47cm" svg:y="32.998cm">
          <text:p text:style-name="P1"><text:span text:style-name="T3">D1</text:span></text:p>
        </draw:rect>
        <draw:rect draw:style-name="gr17" draw:text-style-name="P7" draw:layer="layout" svg:width="1cm" svg:height="1cm" svg:x="18.47cm" svg:y="33.998cm">
          <text:p text:style-name="P1"><text:span text:style-name="T3">D2</text:span></text:p>
        </draw:rect>
        <draw:rect draw:style-name="gr17" draw:text-style-name="P7" draw:layer="layout" svg:width="1cm" svg:height="1cm" svg:x="18.47cm" svg:y="34.998cm">
          <text:p text:style-name="P1"><text:span text:style-name="T3">D6</text:span></text:p>
        </draw:rect>
        <draw:polyline draw:style-name="gr26" draw:text-style-name="P1" draw:layer="layout" svg:width="7.199cm" svg:height="2.999cm" svg:x="27.97cm" svg:y="29.685cm" svg:viewBox="0 0 7200 3000" draw:points="7200,3000 7200,0 0,0 0,2000">
          <text:p/>
        </draw:polyline>
        <draw:frame draw:style-name="gr8" draw:text-style-name="P3" draw:layer="layout" svg:width="10cm" svg:height="1.673cm" draw:transform="rotate (1.5707963267946) translate (33.7cm 29cm)">
          <draw:text-box>
            <text:p text:style-name="P2"><text:span text:style-name="T1">74HCT244N</text:span></text:p>
          </draw:text-box>
        </draw:frame>
        <draw:line draw:style-name="gr21" draw:text-style-name="P1" draw:layer="layout" svg:x1="31.97cm" svg:y1="28.498cm" svg:x2="31.37cm" svg:y2="30.498cm">
          <text:p/>
        </draw:line>
        <draw:rect draw:style-name="gr44" draw:text-style-name="P1" draw:layer="layout" svg:width="1cm" svg:height="2cm" svg:x="6.5cm" svg:y="18cm">
          <text:p text:style-name="P1">C<text:span text:style-name="T5">IN</text:span></text:p>
        </draw:rect>
        <draw:rect draw:style-name="gr44" draw:text-style-name="P1" draw:layer="layout" svg:width="1cm" svg:height="2cm" svg:x="13.5cm" svg:y="20cm">
          <text:p text:style-name="P1">C<text:span text:style-name="T5">OUT</text:span></text:p>
        </draw:rect>
        <draw:line draw:style-name="gr19" draw:text-style-name="P1" draw:layer="layout" svg:x1="18.77cm" svg:y1="12.498cm" svg:x2="18.77cm" svg:y2="23.498cm">
          <text:p/>
        </draw:line>
        <draw:frame draw:style-name="gr45" draw:text-style-name="P3" draw:layer="layout" svg:width="10cm" svg:height="1.673cm" draw:transform="rotate (1.5707963267946) translate (23.831cm 31cm)">
          <draw:text-box>
            <text:p text:style-name="P2"><text:span text:style-name="T1">74HCT573N</text:span></text:p>
          </draw:text-box>
        </draw:frame>
        <draw:polyline draw:style-name="gr35" draw:text-style-name="P1" draw:layer="layout" svg:width="11.799cm" svg:height="1.999cm" svg:x="12.97cm" svg:y="20.498cm" svg:viewBox="0 0 11800 2000" draw:points="11800,2000 11800,0 0,0 0,2000">
          <text:p/>
        </draw:polyline>
        <draw:g>
          <draw:line draw:style-name="gr2" draw:text-style-name="P1" draw:layer="layout" svg:x1="4.47cm" svg:y1="36cm" svg:x2="5.47cm" svg:y2="37cm">
            <text:p/>
          </draw:line>
          <draw:line draw:style-name="gr2" draw:text-style-name="P1" draw:layer="layout" svg:x1="4.47cm" svg:y1="37cm" svg:x2="5.47cm" svg:y2="36cm">
            <text:p/>
          </draw:line>
        </draw:g>
        <draw:g>
          <draw:line draw:style-name="gr2" draw:text-style-name="P1" draw:layer="layout" svg:x1="4.47cm" svg:y1="37cm" svg:x2="5.47cm" svg:y2="38cm">
            <text:p/>
          </draw:line>
          <draw:line draw:style-name="gr2" draw:text-style-name="P1" draw:layer="layout" svg:x1="4.47cm" svg:y1="38cm" svg:x2="5.47cm" svg:y2="37cm">
            <text:p/>
          </draw:line>
        </draw:g>
        <draw:g>
          <draw:line draw:style-name="gr2" draw:text-style-name="P1" draw:layer="layout" svg:x1="4.47cm" svg:y1="38cm" svg:x2="5.47cm" svg:y2="39cm">
            <text:p/>
          </draw:line>
          <draw:line draw:style-name="gr2" draw:text-style-name="P1" draw:layer="layout" svg:x1="4.47cm" svg:y1="39cm" svg:x2="5.47cm" svg:y2="38cm">
            <text:p/>
          </draw:line>
        </draw:g>
        <draw:g>
          <draw:line draw:style-name="gr2" draw:text-style-name="P1" draw:layer="layout" svg:x1="4.47cm" svg:y1="39cm" svg:x2="5.47cm" svg:y2="40cm">
            <text:p/>
          </draw:line>
          <draw:line draw:style-name="gr2" draw:text-style-name="P1" draw:layer="layout" svg:x1="4.47cm" svg:y1="40cm" svg:x2="5.47cm" svg:y2="39cm">
            <text:p/>
          </draw:line>
        </draw:g>
        <draw:g>
          <draw:line draw:style-name="gr2" draw:text-style-name="P1" draw:layer="layout" svg:x1="4.47cm" svg:y1="33cm" svg:x2="5.47cm" svg:y2="34cm">
            <text:p/>
          </draw:line>
          <draw:line draw:style-name="gr2" draw:text-style-name="P1" draw:layer="layout" svg:x1="4.47cm" svg:y1="34cm" svg:x2="5.47cm" svg:y2="33cm">
            <text:p/>
          </draw:line>
        </draw:g>
        <draw:g>
          <draw:line draw:style-name="gr2" draw:text-style-name="P1" draw:layer="layout" svg:x1="4.47cm" svg:y1="28cm" svg:x2="5.47cm" svg:y2="29cm">
            <text:p/>
          </draw:line>
          <draw:line draw:style-name="gr2" draw:text-style-name="P1" draw:layer="layout" svg:x1="4.47cm" svg:y1="29cm" svg:x2="5.47cm" svg:y2="28cm">
            <text:p/>
          </draw:line>
        </draw:g>
        <draw:line draw:style-name="gr46" draw:text-style-name="P1" draw:layer="layout" svg:x1="8.07cm" svg:y1="18.498cm" svg:x2="8.07cm" svg:y2="24.498cm">
          <text:p/>
        </draw:line>
        <draw:line draw:style-name="gr20" draw:text-style-name="P1" draw:layer="layout" svg:x1="11cm" svg:y1="13.5cm" svg:x2="11cm" svg:y2="21.3cm">
          <text:p/>
        </draw:line>
        <draw:frame draw:style-name="gr8" draw:text-style-name="P3" draw:layer="layout" svg:width="8.1cm" svg:height="1.673cm" draw:transform="rotate (1.5707963267946) translate (13.731cm 47.1cm)">
          <draw:text-box>
            <text:p text:style-name="P2"><text:span text:style-name="T1">74HCT138N</text:span></text:p>
          </draw:text-box>
        </draw:frame>
        <draw:polyline draw:style-name="gr28" draw:text-style-name="P1" draw:layer="layout" svg:width="22.269cm" svg:height="28.499cm" svg:x="15cm" svg:y="20.485cm" svg:viewBox="0 0 22270 28500" draw:points="0,24569 0,28500 22270,28500 22270,0">
          <text:p/>
        </draw:polyline>
        <draw:line draw:style-name="gr19" draw:text-style-name="P1" draw:layer="layout" svg:x1="14.77cm" svg:y1="27.498cm" svg:x2="14.77cm" svg:y2="48.498cm">
          <text:p/>
        </draw:line>
        <draw:g>
          <draw:rect draw:style-name="gr38" draw:text-style-name="P4" draw:layer="layout" svg:width="4cm" svg:height="8cm" svg:x="12.47cm" svg:y="38.985cm">
            <text:p/>
          </draw:rect>
          <draw:frame draw:style-name="gr39" draw:text-style-name="P11" draw:layer="layout" svg:width="2cm" svg:height="1cm" svg:x="14.47cm" svg:y="38.985cm">
            <draw:text-box>
              <text:p text:style-name="P5"><text:span text:style-name="T3">VCC</text:span></text:p>
            </draw:text-box>
          </draw:frame>
          <draw:frame draw:style-name="gr39" draw:text-style-name="P11" draw:layer="layout" svg:width="2cm" svg:height="1cm" svg:x="14.47cm" svg:y="39.985cm">
            <draw:text-box>
              <text:p text:style-name="P5"><text:span text:style-name="T3">Y0</text:span></text:p>
            </draw:text-box>
          </draw:frame>
          <draw:frame draw:style-name="gr39" draw:text-style-name="P11" draw:layer="layout" svg:width="2cm" svg:height="1cm" svg:x="14.47cm" svg:y="40.985cm">
            <draw:text-box>
              <text:p text:style-name="P5"><text:span text:style-name="T3">Y1</text:span></text:p>
            </draw:text-box>
          </draw:frame>
          <draw:frame draw:style-name="gr39" draw:text-style-name="P11" draw:layer="layout" svg:width="2cm" svg:height="1cm" svg:x="14.47cm" svg:y="41.985cm">
            <draw:text-box>
              <text:p text:style-name="P5"><text:span text:style-name="T3">Y2</text:span></text:p>
            </draw:text-box>
          </draw:frame>
          <draw:frame draw:style-name="gr39" draw:text-style-name="P11" draw:layer="layout" svg:width="2cm" svg:height="1cm" svg:x="14.47cm" svg:y="42.985cm">
            <draw:text-box>
              <text:p text:style-name="P5"><text:span text:style-name="T3">Y3</text:span></text:p>
            </draw:text-box>
          </draw:frame>
          <draw:frame draw:style-name="gr39" draw:text-style-name="P11" draw:layer="layout" svg:width="2cm" svg:height="1cm" svg:x="14.47cm" svg:y="43.985cm">
            <draw:text-box>
              <text:p text:style-name="P5"><text:span text:style-name="T3">Y4</text:span></text:p>
            </draw:text-box>
          </draw:frame>
          <draw:frame draw:style-name="gr39" draw:text-style-name="P11" draw:layer="layout" svg:width="2cm" svg:height="1cm" svg:x="14.47cm" svg:y="44.985cm">
            <draw:text-box>
              <text:p text:style-name="P5"><text:span text:style-name="T3">Y5</text:span></text:p>
            </draw:text-box>
          </draw:frame>
          <draw:frame draw:style-name="gr39" draw:text-style-name="P11" draw:layer="layout" svg:width="2cm" svg:height="1cm" svg:x="14.47cm" svg:y="45.985cm">
            <draw:text-box>
              <text:p text:style-name="P5"><text:span text:style-name="T3">Y6</text:span></text:p>
            </draw:text-box>
          </draw:frame>
          <draw:frame draw:style-name="gr39" draw:text-style-name="P13" draw:layer="layout" svg:width="2cm" svg:height="1cm" svg:x="12.47cm" svg:y="45.985cm">
            <draw:text-box>
              <text:p text:style-name="P12"><text:span text:style-name="T3">GND</text:span></text:p>
            </draw:text-box>
          </draw:frame>
          <draw:frame draw:style-name="gr39" draw:text-style-name="P13" draw:layer="layout" svg:width="2cm" svg:height="1cm" svg:x="12.47cm" svg:y="44.985cm">
            <draw:text-box>
              <text:p text:style-name="P12"><text:span text:style-name="T3">Y7</text:span></text:p>
            </draw:text-box>
          </draw:frame>
          <draw:frame draw:style-name="gr39" draw:text-style-name="P13" draw:layer="layout" svg:width="2cm" svg:height="1cm" svg:x="12.47cm" svg:y="43.985cm">
            <draw:text-box>
              <text:p text:style-name="P12"><text:span text:style-name="T3">G1</text:span></text:p>
            </draw:text-box>
          </draw:frame>
          <draw:frame draw:style-name="gr39" draw:text-style-name="P13" draw:layer="layout" svg:width="2cm" svg:height="1cm" svg:x="12.47cm" svg:y="42.985cm">
            <draw:text-box>
              <text:p text:style-name="P12"><text:span text:style-name="T3">/G2B</text:span></text:p>
            </draw:text-box>
          </draw:frame>
          <draw:frame draw:style-name="gr39" draw:text-style-name="P13" draw:layer="layout" svg:width="2cm" svg:height="1cm" svg:x="12.47cm" svg:y="41.985cm">
            <draw:text-box>
              <text:p text:style-name="P12"><text:span text:style-name="T3">/G2A</text:span></text:p>
            </draw:text-box>
          </draw:frame>
          <draw:frame draw:style-name="gr39" draw:text-style-name="P13" draw:layer="layout" svg:width="2cm" svg:height="1cm" svg:x="12.47cm" svg:y="40.985cm">
            <draw:text-box>
              <text:p text:style-name="P12"><text:span text:style-name="T3">A2</text:span></text:p>
            </draw:text-box>
          </draw:frame>
          <draw:frame draw:style-name="gr39" draw:text-style-name="P13" draw:layer="layout" svg:width="2cm" svg:height="1cm" svg:x="12.47cm" svg:y="39.985cm">
            <draw:text-box>
              <text:p text:style-name="P12"><text:span text:style-name="T3">A1</text:span></text:p>
            </draw:text-box>
          </draw:frame>
          <draw:frame draw:style-name="gr39" draw:text-style-name="P13" draw:layer="layout" svg:width="2cm" svg:height="1cm" svg:x="12.47cm" svg:y="38.985cm">
            <draw:text-box>
              <text:p text:style-name="P12"><text:span text:style-name="T3">A0</text:span></text:p>
            </draw:text-box>
          </draw:frame>
        </draw:g>
        <draw:rect draw:style-name="gr47" draw:text-style-name="P1" draw:layer="layout" svg:width="2cm" svg:height="2cm" svg:x="6.5cm" svg:y="46cm">
          <text:p/>
        </draw:rect>
        <draw:polyline draw:style-name="gr26" draw:text-style-name="P1" draw:layer="layout" svg:width="11.999cm" svg:height="20.999cm" svg:x="5cm" svg:y="26.7cm" svg:viewBox="0 0 12000 21000" draw:points="0,21000 12000,21000 12000,0">
          <text:p/>
        </draw:polyline>
        <draw:g>
          <draw:rect draw:style-name="gr38" draw:text-style-name="P4" draw:layer="layout" svg:width="7cm" svg:height="14cm" svg:x="11.47cm" svg:y="21.985cm">
            <text:p/>
          </draw:rect>
          <draw:frame draw:style-name="gr39" draw:text-style-name="P11" draw:layer="layout" svg:width="2cm" svg:height="1cm" svg:x="16.47cm" svg:y="21.985cm">
            <draw:text-box>
              <text:p text:style-name="P5"><text:span text:style-name="T3">VCC</text:span></text:p>
            </draw:text-box>
          </draw:frame>
          <draw:frame draw:style-name="gr39" draw:text-style-name="P13" draw:layer="layout" svg:width="2cm" svg:height="1cm" svg:x="11.47cm" svg:y="34.985cm">
            <draw:text-box>
              <text:p text:style-name="P12"><text:span text:style-name="T3">GND</text:span></text:p>
            </draw:text-box>
          </draw:frame>
          <draw:frame draw:style-name="gr39" draw:text-style-name="P11" draw:layer="layout" svg:width="2cm" svg:height="1cm" svg:x="16.47cm" svg:y="22.985cm">
            <draw:text-box>
              <text:p text:style-name="P5"><text:span text:style-name="T3">/WE</text:span></text:p>
            </draw:text-box>
          </draw:frame>
          <draw:frame draw:style-name="gr39" draw:text-style-name="P11" draw:layer="layout" svg:width="2cm" svg:height="1cm" svg:x="16.47cm" svg:y="23.985cm">
            <draw:text-box>
              <text:p text:style-name="P5"><text:span text:style-name="T3">A13</text:span></text:p>
            </draw:text-box>
          </draw:frame>
          <draw:frame draw:style-name="gr39" draw:text-style-name="P11" draw:layer="layout" svg:width="2cm" svg:height="1cm" svg:x="16.47cm" svg:y="24.985cm">
            <draw:text-box>
              <text:p text:style-name="P5"><text:span text:style-name="T3">A8</text:span></text:p>
            </draw:text-box>
          </draw:frame>
          <draw:frame draw:style-name="gr39" draw:text-style-name="P11" draw:layer="layout" svg:width="2cm" svg:height="1cm" svg:x="16.47cm" svg:y="25.985cm">
            <draw:text-box>
              <text:p text:style-name="P5"><text:span text:style-name="T3">A9</text:span></text:p>
            </draw:text-box>
          </draw:frame>
          <draw:frame draw:style-name="gr39" draw:text-style-name="P11" draw:layer="layout" svg:width="2cm" svg:height="1cm" svg:x="16.47cm" svg:y="26.985cm">
            <draw:text-box>
              <text:p text:style-name="P5"><text:span text:style-name="T3">A11</text:span></text:p>
            </draw:text-box>
          </draw:frame>
          <draw:frame draw:style-name="gr39" draw:text-style-name="P11" draw:layer="layout" svg:width="2cm" svg:height="1cm" svg:x="16.47cm" svg:y="27.985cm">
            <draw:text-box>
              <text:p text:style-name="P5"><text:span text:style-name="T3">/OE</text:span></text:p>
            </draw:text-box>
          </draw:frame>
          <draw:frame draw:style-name="gr39" draw:text-style-name="P11" draw:layer="layout" svg:width="2cm" svg:height="1cm" svg:x="16.47cm" svg:y="28.985cm">
            <draw:text-box>
              <text:p text:style-name="P5"><text:span text:style-name="T3">A10</text:span></text:p>
            </draw:text-box>
          </draw:frame>
          <draw:frame draw:style-name="gr39" draw:text-style-name="P11" draw:layer="layout" svg:width="2cm" svg:height="1cm" svg:x="16.47cm" svg:y="29.985cm">
            <draw:text-box>
              <text:p text:style-name="P5"><text:span text:style-name="T3">/CE</text:span></text:p>
            </draw:text-box>
          </draw:frame>
          <draw:frame draw:style-name="gr39" draw:text-style-name="P11" draw:layer="layout" svg:width="2cm" svg:height="1cm" svg:x="16.47cm" svg:y="30.985cm">
            <draw:text-box>
              <text:p text:style-name="P5"><text:span text:style-name="T3">D7</text:span></text:p>
            </draw:text-box>
          </draw:frame>
          <draw:frame draw:style-name="gr39" draw:text-style-name="P11" draw:layer="layout" svg:width="2cm" svg:height="1cm" svg:x="16.47cm" svg:y="31.985cm">
            <draw:text-box>
              <text:p text:style-name="P5"><text:span text:style-name="T3">D6</text:span></text:p>
            </draw:text-box>
          </draw:frame>
          <draw:frame draw:style-name="gr39" draw:text-style-name="P11" draw:layer="layout" svg:width="2cm" svg:height="1cm" svg:x="16.47cm" svg:y="32.985cm">
            <draw:text-box>
              <text:p text:style-name="P5"><text:span text:style-name="T3">D5</text:span></text:p>
            </draw:text-box>
          </draw:frame>
          <draw:frame draw:style-name="gr39" draw:text-style-name="P11" draw:layer="layout" svg:width="2cm" svg:height="1cm" svg:x="16.47cm" svg:y="33.985cm">
            <draw:text-box>
              <text:p text:style-name="P5"><text:span text:style-name="T3">D4</text:span></text:p>
            </draw:text-box>
          </draw:frame>
          <draw:frame draw:style-name="gr39" draw:text-style-name="P11" draw:layer="layout" svg:width="2cm" svg:height="1cm" svg:x="16.47cm" svg:y="34.985cm">
            <draw:text-box>
              <text:p text:style-name="P5"><text:span text:style-name="T3">D3</text:span></text:p>
            </draw:text-box>
          </draw:frame>
          <draw:frame draw:style-name="gr39" draw:text-style-name="P13" draw:layer="layout" svg:width="2cm" svg:height="1cm" svg:x="11.47cm" svg:y="33.985cm">
            <draw:text-box>
              <text:p text:style-name="P12"><text:span text:style-name="T3">D2</text:span></text:p>
            </draw:text-box>
          </draw:frame>
          <draw:frame draw:style-name="gr39" draw:text-style-name="P13" draw:layer="layout" svg:width="2cm" svg:height="1cm" svg:x="11.47cm" svg:y="32.985cm">
            <draw:text-box>
              <text:p text:style-name="P12"><text:span text:style-name="T3">D1</text:span></text:p>
            </draw:text-box>
          </draw:frame>
          <draw:frame draw:style-name="gr39" draw:text-style-name="P13" draw:layer="layout" svg:width="2cm" svg:height="1cm" svg:x="11.47cm" svg:y="31.985cm">
            <draw:text-box>
              <text:p text:style-name="P12"><text:span text:style-name="T3">D0</text:span></text:p>
            </draw:text-box>
          </draw:frame>
          <draw:frame draw:style-name="gr39" draw:text-style-name="P13" draw:layer="layout" svg:width="2cm" svg:height="1cm" svg:x="11.47cm" svg:y="30.985cm">
            <draw:text-box>
              <text:p text:style-name="P12"><text:span text:style-name="T3">A0</text:span></text:p>
            </draw:text-box>
          </draw:frame>
          <draw:frame draw:style-name="gr39" draw:text-style-name="P13" draw:layer="layout" svg:width="2cm" svg:height="1cm" svg:x="11.47cm" svg:y="29.985cm">
            <draw:text-box>
              <text:p text:style-name="P12"><text:span text:style-name="T3">A1</text:span></text:p>
            </draw:text-box>
          </draw:frame>
          <draw:frame draw:style-name="gr39" draw:text-style-name="P13" draw:layer="layout" svg:width="2cm" svg:height="1cm" svg:x="11.47cm" svg:y="28.985cm">
            <draw:text-box>
              <text:p text:style-name="P12"><text:span text:style-name="T3">A2</text:span></text:p>
            </draw:text-box>
          </draw:frame>
          <draw:frame draw:style-name="gr39" draw:text-style-name="P13" draw:layer="layout" svg:width="2cm" svg:height="1cm" svg:x="11.47cm" svg:y="27.985cm">
            <draw:text-box>
              <text:p text:style-name="P12"><text:span text:style-name="T3">A3</text:span></text:p>
            </draw:text-box>
          </draw:frame>
          <draw:frame draw:style-name="gr39" draw:text-style-name="P13" draw:layer="layout" svg:width="2cm" svg:height="1cm" svg:x="11.47cm" svg:y="26.985cm">
            <draw:text-box>
              <text:p text:style-name="P12"><text:span text:style-name="T3">A4</text:span></text:p>
            </draw:text-box>
          </draw:frame>
          <draw:frame draw:style-name="gr39" draw:text-style-name="P13" draw:layer="layout" svg:width="2cm" svg:height="1cm" svg:x="11.47cm" svg:y="25.985cm">
            <draw:text-box>
              <text:p text:style-name="P12"><text:span text:style-name="T3">A5</text:span></text:p>
            </draw:text-box>
          </draw:frame>
          <draw:frame draw:style-name="gr39" draw:text-style-name="P13" draw:layer="layout" svg:width="2cm" svg:height="1cm" svg:x="11.47cm" svg:y="24.985cm">
            <draw:text-box>
              <text:p text:style-name="P12"><text:span text:style-name="T3">A6</text:span></text:p>
            </draw:text-box>
          </draw:frame>
          <draw:frame draw:style-name="gr39" draw:text-style-name="P13" draw:layer="layout" svg:width="2cm" svg:height="1cm" svg:x="11.47cm" svg:y="23.985cm">
            <draw:text-box>
              <text:p text:style-name="P12"><text:span text:style-name="T3">A7</text:span></text:p>
            </draw:text-box>
          </draw:frame>
          <draw:frame draw:style-name="gr39" draw:text-style-name="P13" draw:layer="layout" svg:width="2cm" svg:height="1cm" svg:x="11.47cm" svg:y="22.985cm">
            <draw:text-box>
              <text:p text:style-name="P12"><text:span text:style-name="T3">A12</text:span></text:p>
            </draw:text-box>
          </draw:frame>
          <draw:frame draw:style-name="gr39" draw:text-style-name="P13" draw:layer="layout" svg:width="2cm" svg:height="1cm" svg:x="11.47cm" svg:y="21.985cm">
            <draw:text-box>
              <text:p text:style-name="P12"><text:span text:style-name="T3">A14</text:span></text:p>
            </draw:text-box>
          </draw:frame>
        </draw:g>
        <draw:polyline draw:style-name="gr1" draw:text-style-name="P1" draw:layer="layout" svg:width="4.769cm" svg:height="9.999cm" svg:x="27cm" svg:y="23.498cm" svg:viewBox="0 0 4770 10000" draw:points="0,10000 0,0 4770,0">
          <text:p/>
        </draw:polyline>
        <draw:rect draw:style-name="gr15" draw:text-style-name="P7" draw:layer="layout" svg:width="1cm" svg:height="1cm" svg:x="38.47cm" svg:y="32.998cm">
          <text:p text:style-name="P1"><text:span text:style-name="T3">DSUB</text:span></text:p>
          <text:p text:style-name="P1"><text:span text:style-name="T3">4</text:span></text:p>
        </draw:rect>
        <draw:rect draw:style-name="gr48" draw:text-style-name="P7" draw:layer="layout" svg:width="1cm" svg:height="1cm" svg:x="38.47cm" svg:y="34.998cm">
          <text:p text:style-name="P1"><text:span text:style-name="T3">DSUB</text:span></text:p>
          <text:p text:style-name="P1"><text:span text:style-name="T3">2</text:span></text:p>
        </draw:rect>
        <draw:rect draw:style-name="gr49" draw:text-style-name="P7" draw:layer="layout" svg:width="1cm" svg:height="1cm" svg:x="38.47cm" svg:y="38.998cm">
          <text:p text:style-name="P1"><text:span text:style-name="T3">DSUB</text:span></text:p>
          <text:p text:style-name="P1"><text:span text:style-name="T3">6</text:span></text:p>
        </draw:rect>
        <draw:rect draw:style-name="gr50" draw:text-style-name="P7" draw:layer="layout" svg:width="1cm" svg:height="1cm" svg:x="38.5cm" svg:y="42cm">
          <text:p text:style-name="P1"><text:span text:style-name="T3">DSUB</text:span></text:p>
          <text:p text:style-name="P1"><text:span text:style-name="T3">1</text:span></text:p>
        </draw:rect>
        <draw:rect draw:style-name="gr51" draw:text-style-name="P7" draw:layer="layout" svg:width="1cm" svg:height="1cm" svg:x="38.47cm" svg:y="39.998cm">
          <text:p text:style-name="P1"><text:span text:style-name="T3">DSUB</text:span></text:p>
          <text:p text:style-name="P1"><text:span text:style-name="T3">3</text:span></text:p>
        </draw:rect>
        <draw:g>
          <draw:line draw:style-name="gr2" draw:text-style-name="P1" draw:layer="layout" svg:x1="4.47cm" svg:y1="23cm" svg:x2="5.47cm" svg:y2="24cm">
            <text:p/>
          </draw:line>
          <draw:line draw:style-name="gr2" draw:text-style-name="P1" draw:layer="layout" svg:x1="4.47cm" svg:y1="24cm" svg:x2="5.47cm" svg:y2="23cm">
            <text:p/>
          </draw:line>
        </draw:g>
        <draw:g>
          <draw:line draw:style-name="gr2" draw:text-style-name="P1" draw:layer="layout" svg:x1="25.5cm" svg:y1="14cm" svg:x2="26.5cm" svg:y2="15cm">
            <text:p/>
          </draw:line>
          <draw:line draw:style-name="gr2" draw:text-style-name="P1" draw:layer="layout" svg:x1="25.5cm" svg:y1="15cm" svg:x2="26.5cm" svg:y2="14cm">
            <text:p/>
          </draw:line>
        </draw:g>
        <draw:g>
          <draw:line draw:style-name="gr2" draw:text-style-name="P1" draw:layer="layout" svg:x1="20.5cm" svg:y1="11cm" svg:x2="21.5cm" svg:y2="12cm">
            <text:p/>
          </draw:line>
          <draw:line draw:style-name="gr2" draw:text-style-name="P1" draw:layer="layout" svg:x1="20.5cm" svg:y1="12cm" svg:x2="21.5cm" svg:y2="11cm">
            <text:p/>
          </draw:line>
        </draw:g>
        <draw:rect draw:style-name="gr17" draw:text-style-name="P7" draw:layer="layout" svg:width="1cm" svg:height="1cm" svg:x="38.5cm" svg:y="22cm">
          <text:p text:style-name="P1"><text:span text:style-name="T3">MOSI</text:span></text:p>
        </draw:rect>
        <draw:rect draw:style-name="gr52" draw:text-style-name="P7" draw:layer="layout" svg:width="1cm" svg:height="1cm" svg:x="38.5cm" svg:y="13cm">
          <text:p text:style-name="P1"><text:span text:style-name="T3">/RST</text:span></text:p>
        </draw:rect>
        <draw:rect draw:style-name="gr15" draw:text-style-name="P7" draw:layer="layout" svg:width="1cm" svg:height="1cm" svg:x="38.5cm" svg:y="18cm">
          <text:p text:style-name="P1"><text:span text:style-name="T3">SCK</text:span></text:p>
        </draw:rect>
        <draw:rect draw:style-name="gr53" draw:text-style-name="P7" draw:layer="layout" svg:width="1cm" svg:height="1cm" svg:x="38.5cm" svg:y="14cm">
          <text:p text:style-name="P1"><text:span text:style-name="T3">/CS</text:span></text:p>
        </draw:rect>
        <draw:g>
          <draw:line draw:style-name="gr2" draw:text-style-name="P1" draw:layer="layout" svg:x1="17.5cm" svg:y1="18cm" svg:x2="18.5cm" svg:y2="19cm">
            <text:p/>
          </draw:line>
          <draw:line draw:style-name="gr2" draw:text-style-name="P1" draw:layer="layout" svg:x1="17.5cm" svg:y1="19cm" svg:x2="18.5cm" svg:y2="18cm">
            <text:p/>
          </draw:line>
        </draw:g>
        <draw:rect draw:style-name="gr54" draw:text-style-name="P7" draw:layer="layout" svg:width="1cm" svg:height="1cm" svg:x="38.5cm" svg:y="12cm">
          <text:p text:style-name="P1"><text:span text:style-name="T3">GND</text:span></text:p>
        </draw:rect>
        <draw:polyline draw:style-name="gr7" draw:text-style-name="P1" draw:layer="layout" svg:width="4.999cm" svg:height="6.999cm" svg:x="27cm" svg:y="22.5cm" svg:viewBox="0 0 5000 7000" draw:points="0,7000 5000,7000 5000,0">
          <text:p/>
        </draw:polyline>
        <draw:rect draw:style-name="gr13" draw:text-style-name="P7" draw:layer="layout" svg:width="1cm" svg:height="1cm" svg:x="38.5cm" svg:y="26cm">
          <text:p text:style-name="P1"><text:span text:style-name="T3">MISO</text:span></text:p>
        </draw:rect>
        <draw:rect draw:style-name="gr14" draw:text-style-name="P7" draw:layer="layout" svg:width="1cm" svg:height="1cm" svg:x="38.5cm" svg:y="28cm">
          <text:p text:style-name="P1"><text:span text:style-name="T3">/INT</text:span></text:p>
        </draw:rect>
        <draw:rect draw:style-name="gr55" draw:text-style-name="P7" draw:layer="layout" svg:width="1cm" svg:height="1cm" svg:x="38.5cm" svg:y="24cm">
          <text:p text:style-name="P1"><text:span text:style-name="T3">/WOL</text:span></text:p>
        </draw:rect>
        <draw:line draw:style-name="gr21" draw:text-style-name="P1" draw:layer="layout" svg:x1="21cm" svg:y1="12.5cm" svg:x2="20.97cm" svg:y2="19.498cm">
          <text:p/>
        </draw:line>
        <draw:g>
          <draw:line draw:style-name="gr2" draw:text-style-name="P1" draw:layer="layout" svg:x1="25.5cm" svg:y1="13cm" svg:x2="26.5cm" svg:y2="14cm">
            <text:p/>
          </draw:line>
          <draw:line draw:style-name="gr2" draw:text-style-name="P1" draw:layer="layout" svg:x1="25.5cm" svg:y1="14cm" svg:x2="26.5cm" svg:y2="13cm">
            <text:p/>
          </draw:line>
        </draw:g>
        <draw:rect draw:style-name="gr50" draw:text-style-name="P7" draw:layer="layout" svg:width="1cm" svg:height="1cm" svg:x="30.5cm" svg:y="11cm">
          <text:p text:style-name="P1"><text:span text:style-name="T3">+3.3V</text:span></text:p>
        </draw:rect>
        <draw:g>
          <draw:line draw:style-name="gr2" draw:text-style-name="P1" draw:layer="layout" svg:x1="29.5cm" svg:y1="15cm" svg:x2="30.5cm" svg:y2="16cm">
            <text:p/>
          </draw:line>
          <draw:line draw:style-name="gr2" draw:text-style-name="P1" draw:layer="layout" svg:x1="29.5cm" svg:y1="16cm" svg:x2="30.5cm" svg:y2="15cm">
            <text:p/>
          </draw:line>
        </draw:g>
        <draw:g>
          <draw:line draw:style-name="gr2" draw:text-style-name="P1" draw:layer="layout" svg:x1="29.5cm" svg:y1="16cm" svg:x2="30.5cm" svg:y2="17cm">
            <text:p/>
          </draw:line>
          <draw:line draw:style-name="gr2" draw:text-style-name="P1" draw:layer="layout" svg:x1="29.5cm" svg:y1="17cm" svg:x2="30.5cm" svg:y2="16cm">
            <text:p/>
          </draw:line>
        </draw:g>
        <draw:g>
          <draw:line draw:style-name="gr2" draw:text-style-name="P1" draw:layer="layout" svg:x1="29.5cm" svg:y1="17cm" svg:x2="30.5cm" svg:y2="18cm">
            <text:p/>
          </draw:line>
          <draw:line draw:style-name="gr2" draw:text-style-name="P1" draw:layer="layout" svg:x1="29.5cm" svg:y1="18cm" svg:x2="30.5cm" svg:y2="17cm">
            <text:p/>
          </draw:line>
        </draw:g>
        <draw:g>
          <draw:line draw:style-name="gr2" draw:text-style-name="P1" draw:layer="layout" svg:x1="9.5cm" svg:y1="46cm" svg:x2="10.5cm" svg:y2="47cm">
            <text:p/>
          </draw:line>
          <draw:line draw:style-name="gr2" draw:text-style-name="P1" draw:layer="layout" svg:x1="9.5cm" svg:y1="47cm" svg:x2="10.5cm" svg:y2="46cm">
            <text:p/>
          </draw:line>
        </draw:g>
        <draw:rect draw:style-name="gr44" draw:text-style-name="P1" draw:layer="layout" svg:width="1cm" svg:height="2cm" svg:x="24.5cm" svg:y="11cm">
          <text:p text:style-name="P1">C<text:span text:style-name="T5">OUT</text:span></text:p>
        </draw:rect>
        <draw:line draw:style-name="gr9" draw:text-style-name="P1" draw:layer="layout" svg:x1="5.5cm" svg:y1="11cm" svg:x2="40.5cm" svg:y2="11cm">
          <text:p/>
        </draw:line>
        <draw:line draw:style-name="gr20" draw:text-style-name="P1" draw:layer="layout" svg:x1="25cm" svg:y1="14.5cm" svg:x2="25cm" svg:y2="19.5cm">
          <text:p/>
        </draw:line>
        <draw:line draw:style-name="gr20" draw:text-style-name="P1" draw:layer="layout" svg:x1="27.3cm" svg:y1="18.5cm" svg:x2="27.3cm" svg:y2="28.5cm">
          <text:p/>
        </draw:line>
        <draw:line draw:style-name="gr19" draw:text-style-name="P1" draw:layer="layout" svg:x1="26.8cm" svg:y1="13.5cm" svg:x2="26.8cm" svg:y2="26.5cm">
          <text:p/>
        </draw:line>
        <draw:g>
          <draw:rect draw:style-name="gr38" draw:text-style-name="P4" draw:layer="layout" svg:width="4cm" svg:height="10cm" svg:x="32.47cm" svg:y="18.998cm">
            <text:p/>
          </draw:rect>
          <draw:frame draw:style-name="gr39" draw:text-style-name="P11" draw:layer="layout" svg:width="2cm" svg:height="1cm" svg:x="34.47cm" svg:y="18.998cm">
            <draw:text-box>
              <text:p text:style-name="P5"><text:span text:style-name="T3">VCC</text:span></text:p>
            </draw:text-box>
          </draw:frame>
          <draw:frame draw:style-name="gr39" draw:text-style-name="P13" draw:layer="layout" svg:width="2cm" svg:height="1cm" svg:x="32.47cm" svg:y="27.998cm">
            <draw:text-box>
              <text:p text:style-name="P12"><text:span text:style-name="T3">GND</text:span></text:p>
            </draw:text-box>
          </draw:frame>
          <draw:frame draw:style-name="gr39" draw:text-style-name="P11" draw:layer="layout" svg:width="2cm" svg:height="1cm" svg:x="34.47cm" svg:y="27.998cm">
            <draw:text-box>
              <text:p text:style-name="P5"><text:span text:style-name="T3">2A1</text:span></text:p>
            </draw:text-box>
          </draw:frame>
          <draw:frame draw:style-name="gr39" draw:text-style-name="P13" draw:layer="layout" svg:width="2cm" svg:height="1cm" svg:x="32.47cm" svg:y="18.998cm">
            <draw:text-box>
              <text:p text:style-name="P12"><text:span text:style-name="T3">/1G</text:span></text:p>
            </draw:text-box>
          </draw:frame>
          <draw:frame draw:style-name="gr39" draw:text-style-name="P13" draw:layer="layout" svg:width="2cm" svg:height="1cm" svg:x="32.47cm" svg:y="25.998cm">
            <draw:text-box>
              <text:p text:style-name="P12"><text:span text:style-name="T3">1A4</text:span></text:p>
            </draw:text-box>
          </draw:frame>
          <draw:frame draw:style-name="gr39" draw:text-style-name="P13" draw:layer="layout" svg:width="2cm" svg:height="1cm" svg:x="32.47cm" svg:y="24.998cm">
            <draw:text-box>
              <text:p text:style-name="P12"><text:span text:style-name="T3">2Y2</text:span></text:p>
            </draw:text-box>
          </draw:frame>
          <draw:frame draw:style-name="gr39" draw:text-style-name="P13" draw:layer="layout" svg:width="2cm" svg:height="1cm" svg:x="32.47cm" svg:y="23.998cm">
            <draw:text-box>
              <text:p text:style-name="P12"><text:span text:style-name="T3">1A3</text:span></text:p>
            </draw:text-box>
          </draw:frame>
          <draw:frame draw:style-name="gr39" draw:text-style-name="P13" draw:layer="layout" svg:width="2cm" svg:height="1cm" svg:x="32.47cm" svg:y="22.998cm">
            <draw:text-box>
              <text:p text:style-name="P12"><text:span text:style-name="T3">2Y3</text:span></text:p>
            </draw:text-box>
          </draw:frame>
          <draw:frame draw:style-name="gr39" draw:text-style-name="P13" draw:layer="layout" svg:width="2cm" svg:height="1cm" svg:x="32.47cm" svg:y="21.998cm">
            <draw:text-box>
              <text:p text:style-name="P12"><text:span text:style-name="T3">1A2</text:span></text:p>
            </draw:text-box>
          </draw:frame>
          <draw:frame draw:style-name="gr39" draw:text-style-name="P13" draw:layer="layout" svg:width="2cm" svg:height="1cm" svg:x="32.47cm" svg:y="20.998cm">
            <draw:text-box>
              <text:p text:style-name="P12"><text:span text:style-name="T3">2Y4</text:span></text:p>
            </draw:text-box>
          </draw:frame>
          <draw:frame draw:style-name="gr39" draw:text-style-name="P13" draw:layer="layout" svg:width="2cm" svg:height="1cm" svg:x="32.47cm" svg:y="19.998cm">
            <draw:text-box>
              <text:p text:style-name="P12"><text:span text:style-name="T3">1A1</text:span></text:p>
            </draw:text-box>
          </draw:frame>
          <draw:frame draw:style-name="gr39" draw:text-style-name="P13" draw:layer="layout" svg:width="2cm" svg:height="1cm" svg:x="32.47cm" svg:y="26.998cm">
            <draw:text-box>
              <text:p text:style-name="P12"><text:span text:style-name="T3">2Y1</text:span></text:p>
            </draw:text-box>
          </draw:frame>
          <draw:frame draw:style-name="gr39" draw:text-style-name="P11" draw:layer="layout" svg:width="2cm" svg:height="1cm" svg:x="34.47cm" svg:y="19.998cm">
            <draw:text-box>
              <text:p text:style-name="P5"><text:span text:style-name="T3">/2G</text:span></text:p>
            </draw:text-box>
          </draw:frame>
          <draw:frame draw:style-name="gr39" draw:text-style-name="P11" draw:layer="layout" svg:width="2cm" svg:height="1cm" svg:x="34.47cm" svg:y="20.998cm">
            <draw:text-box>
              <text:p text:style-name="P5"><text:span text:style-name="T3">1Y1</text:span></text:p>
            </draw:text-box>
          </draw:frame>
          <draw:frame draw:style-name="gr39" draw:text-style-name="P11" draw:layer="layout" svg:width="2cm" svg:height="1cm" svg:x="34.47cm" svg:y="21.998cm">
            <draw:text-box>
              <text:p text:style-name="P5"><text:span text:style-name="T3">2A4</text:span></text:p>
            </draw:text-box>
          </draw:frame>
          <draw:frame draw:style-name="gr39" draw:text-style-name="P11" draw:layer="layout" svg:width="2cm" svg:height="1cm" svg:x="34.47cm" svg:y="22.998cm">
            <draw:text-box>
              <text:p text:style-name="P5"><text:span text:style-name="T3">1Y2</text:span></text:p>
            </draw:text-box>
          </draw:frame>
          <draw:frame draw:style-name="gr39" draw:text-style-name="P11" draw:layer="layout" svg:width="2cm" svg:height="1cm" svg:x="34.47cm" svg:y="23.998cm">
            <draw:text-box>
              <text:p text:style-name="P5"><text:span text:style-name="T3">2A3</text:span></text:p>
            </draw:text-box>
          </draw:frame>
          <draw:frame draw:style-name="gr39" draw:text-style-name="P11" draw:layer="layout" svg:width="2cm" svg:height="1cm" svg:x="34.47cm" svg:y="24.998cm">
            <draw:text-box>
              <text:p text:style-name="P5"><text:span text:style-name="T3">1Y3</text:span></text:p>
            </draw:text-box>
          </draw:frame>
          <draw:frame draw:style-name="gr39" draw:text-style-name="P11" draw:layer="layout" svg:width="2cm" svg:height="1cm" svg:x="34.47cm" svg:y="25.998cm">
            <draw:text-box>
              <text:p text:style-name="P5"><text:span text:style-name="T3">2A2</text:span></text:p>
            </draw:text-box>
          </draw:frame>
          <draw:frame draw:style-name="gr39" draw:text-style-name="P11" draw:layer="layout" svg:width="2cm" svg:height="1cm" svg:x="34.47cm" svg:y="26.998cm">
            <draw:text-box>
              <text:p text:style-name="P5"><text:span text:style-name="T3">1Y4</text:span></text:p>
            </draw:text-box>
          </draw:frame>
        </draw:g>
        <draw:line draw:style-name="gr19" draw:text-style-name="P1" draw:layer="layout" svg:x1="21cm" svg:y1="35.5cm" svg:x2="21.8cm" svg:y2="26.5cm">
          <text:p/>
        </draw:line>
        <draw:line draw:style-name="gr24" draw:text-style-name="P1" draw:layer="layout" svg:x1="32.2cm" svg:y1="40.6cm" svg:x2="32.2cm" svg:y2="41.6cm">
          <text:p/>
        </draw:line>
        <draw:line draw:style-name="gr22" draw:text-style-name="P1" draw:layer="layout" svg:x1="29cm" svg:y1="34.5cm" svg:x2="29cm" svg:y2="41.5cm">
          <text:p/>
        </draw:line>
        <draw:polyline draw:style-name="gr28" draw:text-style-name="P1" draw:layer="layout" svg:width="7.799cm" svg:height="19.199cm" svg:x="20.8cm" svg:y="24.5cm" svg:viewBox="0 0 7800 19200" draw:points="7800,19200 7800,8084 0,8084 0,0">
          <text:p/>
        </draw:polyline>
        <draw:rect draw:style-name="gr38" draw:text-style-name="P4" draw:layer="layout" svg:width="4cm" svg:height="7cm" svg:x="17.5cm" svg:y="40cm">
          <text:p/>
        </draw:rect>
        <draw:frame draw:style-name="gr39" draw:text-style-name="P11" draw:layer="layout" svg:width="2cm" svg:height="1cm" svg:x="19.5cm" svg:y="39.987cm">
          <draw:text-box>
            <text:p text:style-name="P5"><text:span text:style-name="T3">VCC</text:span></text:p>
          </draw:text-box>
        </draw:frame>
        <draw:frame draw:style-name="gr39" draw:text-style-name="P13" draw:layer="layout" svg:width="2cm" svg:height="1cm" svg:x="17.5cm" svg:y="45.987cm">
          <draw:text-box>
            <text:p text:style-name="P12"><text:span text:style-name="T3">GND</text:span></text:p>
          </draw:text-box>
        </draw:frame>
        <draw:g>
          <draw:frame draw:style-name="gr40" draw:text-style-name="P4" draw:layer="layout" svg:width="0.842cm" svg:height="0.497cm" draw:transform="rotate (-1.57428698529977) translate (18.6cm 41.472cm)">
            <draw:image xlink:href="Pictures/2000001C00000EED0000081F6E457F8F.svm" xlink:type="simple" xlink:show="embed" xlink:actuate="onLoad">
              <text:p/>
            </draw:image>
          </draw:frame>
          <draw:polyline draw:style-name="gr41" draw:text-style-name="P4" draw:layer="layout" svg:width="0.469cm" svg:height="0.999cm" svg:x="18cm" svg:y="40.487cm" svg:viewBox="0 0 470 1000" draw:points="470,1000 470,0 0,0">
            <text:p/>
          </draw:polyline>
          <draw:line draw:style-name="gr42" draw:text-style-name="P4" draw:layer="layout" svg:x1="18cm" svg:y1="41.487cm" svg:x2="18.23cm" svg:y2="41.487cm">
            <text:p/>
          </draw:line>
          <draw:polyline draw:style-name="gr41" draw:text-style-name="P4" draw:layer="layout" svg:width="0.349cm" svg:height="0.399cm" svg:x="18cm" svg:y="42.087cm" svg:viewBox="0 0 350 400" draw:points="350,0 350,400 0,400">
            <text:p/>
          </draw:polyline>
        </draw:g>
        <draw:g>
          <draw:frame draw:style-name="gr40" draw:text-style-name="P4" draw:layer="layout" svg:width="0.842cm" svg:height="0.497cm" draw:transform="rotate (-1.57428698529977) translate (18.6cm 44.472cm)">
            <draw:image xlink:href="Pictures/2000001C00000EED0000081F6E457F8F.svm" xlink:type="simple" xlink:show="embed" xlink:actuate="onLoad">
              <text:p/>
            </draw:image>
          </draw:frame>
          <draw:polyline draw:style-name="gr41" draw:text-style-name="P4" draw:layer="layout" svg:width="0.469cm" svg:height="0.999cm" svg:x="18cm" svg:y="43.487cm" svg:viewBox="0 0 470 1000" draw:points="470,1000 470,0 0,0">
            <text:p/>
          </draw:polyline>
          <draw:line draw:style-name="gr42" draw:text-style-name="P4" draw:layer="layout" svg:x1="18cm" svg:y1="44.487cm" svg:x2="18.23cm" svg:y2="44.487cm">
            <text:p/>
          </draw:line>
          <draw:polyline draw:style-name="gr41" draw:text-style-name="P4" draw:layer="layout" svg:width="0.349cm" svg:height="0.399cm" svg:x="18cm" svg:y="45.087cm" svg:viewBox="0 0 350 400" draw:points="350,0 350,400 0,400">
            <text:p/>
          </draw:polyline>
        </draw:g>
        <draw:g>
          <draw:frame draw:style-name="gr43" draw:text-style-name="P4" draw:layer="layout" svg:width="0.842cm" svg:height="0.497cm" draw:transform="rotate (1.57428698529859) translate (20.403cm 43.314cm)">
            <draw:image xlink:href="Pictures/2000001C00000EED0000081F6E457F8F.svm" xlink:type="simple" xlink:show="embed" xlink:actuate="onLoad">
              <text:p/>
            </draw:image>
          </draw:frame>
          <draw:polyline draw:style-name="gr41" draw:text-style-name="P4" draw:layer="layout" svg:width="0.469cm" svg:height="0.999cm" svg:x="20.53cm" svg:y="41.487cm" svg:viewBox="0 0 470 1000" draw:points="0,1000 0,0 470,0">
            <text:p/>
          </draw:polyline>
          <draw:line draw:style-name="gr42" draw:text-style-name="P4" draw:layer="layout" svg:x1="21cm" svg:y1="42.487cm" svg:x2="20.77cm" svg:y2="42.487cm">
            <text:p/>
          </draw:line>
          <draw:polyline draw:style-name="gr41" draw:text-style-name="P4" draw:layer="layout" svg:width="0.349cm" svg:height="0.399cm" svg:x="20.65cm" svg:y="43.087cm" svg:viewBox="0 0 350 400" draw:points="0,0 0,400 350,400">
            <text:p/>
          </draw:polyline>
        </draw:g>
        <draw:g>
          <draw:frame draw:style-name="gr43" draw:text-style-name="P4" draw:layer="layout" svg:width="0.842cm" svg:height="0.497cm" draw:transform="rotate (1.57428698529859) translate (20.403cm 46.314cm)">
            <draw:image xlink:href="Pictures/2000001C00000EED0000081F6E457F8F.svm" xlink:type="simple" xlink:show="embed" xlink:actuate="onLoad">
              <text:p/>
            </draw:image>
          </draw:frame>
          <draw:polyline draw:style-name="gr41" draw:text-style-name="P4" draw:layer="layout" svg:width="0.469cm" svg:height="0.999cm" svg:x="20.53cm" svg:y="44.487cm" svg:viewBox="0 0 470 1000" draw:points="0,1000 0,0 470,0">
            <text:p/>
          </draw:polyline>
          <draw:line draw:style-name="gr42" draw:text-style-name="P4" draw:layer="layout" svg:x1="21cm" svg:y1="45.487cm" svg:x2="20.77cm" svg:y2="45.487cm">
            <text:p/>
          </draw:line>
          <draw:polyline draw:style-name="gr41" draw:text-style-name="P4" draw:layer="layout" svg:width="0.349cm" svg:height="0.399cm" svg:x="20.65cm" svg:y="46.087cm" svg:viewBox="0 0 350 400" draw:points="0,0 0,400 350,400">
            <text:p/>
          </draw:polyline>
        </draw:g>
        <draw:g>
          <draw:rect draw:style-name="gr38" draw:text-style-name="P4" draw:layer="layout" svg:width="4cm" svg:height="7cm" svg:x="27.5cm" svg:y="41cm">
            <text:p/>
          </draw:rect>
          <draw:frame draw:style-name="gr39" draw:text-style-name="P11" draw:layer="layout" svg:width="2cm" svg:height="1cm" svg:x="29.5cm" svg:y="41cm">
            <draw:text-box>
              <text:p text:style-name="P5"><text:span text:style-name="T3">VCC</text:span></text:p>
            </draw:text-box>
          </draw:frame>
          <draw:frame draw:style-name="gr39" draw:text-style-name="P13" draw:layer="layout" svg:width="2cm" svg:height="1cm" svg:x="27.5cm" svg:y="47cm">
            <draw:text-box>
              <text:p text:style-name="P12"><text:span text:style-name="T3">GND</text:span></text:p>
            </draw:text-box>
          </draw:frame>
          <draw:g>
            <draw:polyline draw:style-name="gr41" draw:text-style-name="P4" draw:layer="layout" svg:width="0.469cm" svg:height="0.999cm" svg:x="28cm" svg:y="41.5cm" svg:viewBox="0 0 470 1000" draw:points="470,1000 470,0 0,0">
              <text:p/>
            </draw:polyline>
            <draw:line draw:style-name="gr42" draw:text-style-name="P4" draw:layer="layout" svg:x1="28cm" svg:y1="42.5cm" svg:x2="28.18cm" svg:y2="42.5cm">
              <text:p/>
            </draw:line>
            <draw:frame draw:style-name="gr40" draw:text-style-name="P4" draw:layer="layout" svg:width="1cm" svg:height="0.636cm" draw:transform="rotate (-1.57184352434698) translate (28.637cm 42.5cm)">
              <draw:image xlink:href="Pictures/2000001C00000EED0000081FB3A3AE5C.svm" xlink:type="simple" xlink:show="embed" xlink:actuate="onLoad">
                <text:p/>
              </draw:image>
            </draw:frame>
            <draw:line draw:style-name="gr42" draw:text-style-name="P4" draw:layer="layout" svg:x1="28cm" svg:y1="43.5cm" svg:x2="28.31cm" svg:y2="43.5cm">
              <text:p/>
            </draw:line>
          </draw:g>
          <draw:g>
            <draw:polyline draw:style-name="gr41" draw:text-style-name="P4" draw:layer="layout" svg:width="0.469cm" svg:height="0.999cm" svg:x="28.001cm" svg:y="44.5cm" svg:viewBox="0 0 470 1000" draw:points="470,1000 470,0 0,0">
              <text:p/>
            </draw:polyline>
            <draw:line draw:style-name="gr42" draw:text-style-name="P4" draw:layer="layout" svg:x1="28.001cm" svg:y1="45.5cm" svg:x2="28.181cm" svg:y2="45.5cm">
              <text:p/>
            </draw:line>
            <draw:frame draw:style-name="gr40" draw:text-style-name="P4" draw:layer="layout" svg:width="1cm" svg:height="0.636cm" draw:transform="rotate (-1.57184352434698) translate (28.638cm 45.5cm)">
              <draw:image xlink:href="Pictures/2000001C00000EED0000081FB3A3AE5C.svm" xlink:type="simple" xlink:show="embed" xlink:actuate="onLoad">
                <text:p/>
              </draw:image>
            </draw:frame>
            <draw:line draw:style-name="gr42" draw:text-style-name="P4" draw:layer="layout" svg:x1="28.001cm" svg:y1="46.5cm" svg:x2="28.311cm" svg:y2="46.5cm">
              <text:p/>
            </draw:line>
          </draw:g>
          <draw:g>
            <draw:polyline draw:style-name="gr41" draw:text-style-name="P4" draw:layer="layout" svg:width="0.469cm" svg:height="0.999cm" svg:x="30.568cm" svg:y="45.5cm" svg:viewBox="0 0 470 1000" draw:points="0,1000 0,0 470,0">
              <text:p/>
            </draw:polyline>
            <draw:line draw:style-name="gr42" draw:text-style-name="P4" draw:layer="layout" svg:x1="31.038cm" svg:y1="46.5cm" svg:x2="30.858cm" svg:y2="46.5cm">
              <text:p/>
            </draw:line>
            <draw:frame draw:style-name="gr43" draw:text-style-name="P4" draw:layer="layout" svg:width="1cm" svg:height="0.636cm" draw:transform="rotate (1.5718435243458) translate (30.402cm 47.5cm)">
              <draw:image xlink:href="Pictures/2000001C00000EED0000081FB3A3AE5C.svm" xlink:type="simple" xlink:show="embed" xlink:actuate="onLoad">
                <text:p/>
              </draw:image>
            </draw:frame>
            <draw:line draw:style-name="gr42" draw:text-style-name="P4" draw:layer="layout" svg:x1="31.038cm" svg:y1="47.5cm" svg:x2="30.728cm" svg:y2="47.5cm">
              <text:p/>
            </draw:line>
          </draw:g>
          <draw:g>
            <draw:polyline draw:style-name="gr41" draw:text-style-name="P4" draw:layer="layout" svg:width="0.469cm" svg:height="0.999cm" svg:x="30.569cm" svg:y="42.5cm" svg:viewBox="0 0 470 1000" draw:points="0,1000 0,0 470,0">
              <text:p/>
            </draw:polyline>
            <draw:line draw:style-name="gr42" draw:text-style-name="P4" draw:layer="layout" svg:x1="31.039cm" svg:y1="43.5cm" svg:x2="30.859cm" svg:y2="43.5cm">
              <text:p/>
            </draw:line>
            <draw:frame draw:style-name="gr43" draw:text-style-name="P4" draw:layer="layout" svg:width="1cm" svg:height="0.636cm" draw:transform="rotate (1.5718435243458) translate (30.403cm 44.5cm)">
              <draw:image xlink:href="Pictures/2000001C00000EED0000081FB3A3AE5C.svm" xlink:type="simple" xlink:show="embed" xlink:actuate="onLoad">
                <text:p/>
              </draw:image>
            </draw:frame>
            <draw:line draw:style-name="gr42" draw:text-style-name="P4" draw:layer="layout" svg:x1="31.039cm" svg:y1="44.5cm" svg:x2="30.729cm" svg:y2="44.5cm">
              <text:p/>
            </draw:line>
          </draw:g>
        </draw:g>
        <draw:g>
          <draw:rect draw:style-name="gr38" draw:text-style-name="P4" draw:layer="layout" svg:width="4cm" svg:height="7cm" svg:x="22.5cm" svg:y="41cm">
            <text:p/>
          </draw:rect>
          <draw:frame draw:style-name="gr39" draw:text-style-name="P11" draw:layer="layout" svg:width="2cm" svg:height="1cm" svg:x="24.5cm" svg:y="41cm">
            <draw:text-box>
              <text:p text:style-name="P5"><text:span text:style-name="T3">VCC</text:span></text:p>
            </draw:text-box>
          </draw:frame>
          <draw:frame draw:style-name="gr39" draw:text-style-name="P13" draw:layer="layout" svg:width="2cm" svg:height="1cm" svg:x="22.5cm" svg:y="47cm">
            <draw:text-box>
              <text:p text:style-name="P12"><text:span text:style-name="T3">GND</text:span></text:p>
            </draw:text-box>
          </draw:frame>
          <draw:g>
            <draw:polyline draw:style-name="gr41" draw:text-style-name="P4" draw:layer="layout" svg:width="0.449cm" svg:height="0.999cm" svg:x="23cm" svg:y="41.5cm" svg:viewBox="0 0 450 1000" draw:points="450,1000 450,0 0,0">
              <text:p/>
            </draw:polyline>
            <draw:line draw:style-name="gr42" draw:text-style-name="P4" draw:layer="layout" svg:x1="23cm" svg:y1="42.5cm" svg:x2="23.16cm" svg:y2="42.5cm">
              <text:p/>
            </draw:line>
            <draw:line draw:style-name="gr42" draw:text-style-name="P4" draw:layer="layout" svg:x1="23cm" svg:y1="43.5cm" svg:x2="23.31cm" svg:y2="43.5cm">
              <text:p/>
            </draw:line>
            <draw:frame draw:style-name="gr40" draw:text-style-name="P4" draw:layer="layout" svg:width="1cm" svg:height="0.603cm" draw:transform="rotate (-1.57079632679579) translate (23.603cm 42.5cm)">
              <draw:image xlink:href="Pictures/2000002200000EED0000081FA921BE1E.svm" xlink:type="simple" xlink:show="embed" xlink:actuate="onLoad">
                <text:p/>
              </draw:image>
            </draw:frame>
          </draw:g>
          <draw:g>
            <draw:polyline draw:style-name="gr41" draw:text-style-name="P4" draw:layer="layout" svg:width="0.449cm" svg:height="0.999cm" svg:x="23.001cm" svg:y="44.5cm" svg:viewBox="0 0 450 1000" draw:points="450,1000 450,0 0,0">
              <text:p/>
            </draw:polyline>
            <draw:line draw:style-name="gr42" draw:text-style-name="P4" draw:layer="layout" svg:x1="23.001cm" svg:y1="45.5cm" svg:x2="23.161cm" svg:y2="45.5cm">
              <text:p/>
            </draw:line>
            <draw:line draw:style-name="gr42" draw:text-style-name="P4" draw:layer="layout" svg:x1="23.001cm" svg:y1="46.5cm" svg:x2="23.311cm" svg:y2="46.5cm">
              <text:p/>
            </draw:line>
            <draw:frame draw:style-name="gr40" draw:text-style-name="P4" draw:layer="layout" svg:width="1cm" svg:height="0.603cm" draw:transform="rotate (-1.57079632679579) translate (23.604cm 45.5cm)">
              <draw:image xlink:href="Pictures/2000002200000EED0000081FA921BE1E.svm" xlink:type="simple" xlink:show="embed" xlink:actuate="onLoad">
                <text:p/>
              </draw:image>
            </draw:frame>
          </draw:g>
          <draw:g>
            <draw:polyline draw:style-name="gr41" draw:text-style-name="P4" draw:layer="layout" svg:width="0.449cm" svg:height="0.999cm" svg:x="25.554cm" svg:y="45.5cm" svg:viewBox="0 0 450 1000" draw:points="0,1000 0,0 450,0">
              <text:p/>
            </draw:polyline>
            <draw:line draw:style-name="gr42" draw:text-style-name="P4" draw:layer="layout" svg:x1="26.004cm" svg:y1="46.5cm" svg:x2="25.844cm" svg:y2="46.5cm">
              <text:p/>
            </draw:line>
            <draw:line draw:style-name="gr42" draw:text-style-name="P4" draw:layer="layout" svg:x1="26.004cm" svg:y1="47.5cm" svg:x2="25.694cm" svg:y2="47.5cm">
              <text:p/>
            </draw:line>
            <draw:frame draw:style-name="gr43" draw:text-style-name="P4" draw:layer="layout" svg:width="1cm" svg:height="0.603cm" draw:transform="rotate (1.5707963267946) translate (25.401cm 47.5cm)">
              <draw:image xlink:href="Pictures/2000002200000EED0000081FA921BE1E.svm" xlink:type="simple" xlink:show="embed" xlink:actuate="onLoad">
                <text:p/>
              </draw:image>
            </draw:frame>
          </draw:g>
          <draw:g>
            <draw:polyline draw:style-name="gr41" draw:text-style-name="P4" draw:layer="layout" svg:width="0.449cm" svg:height="0.999cm" svg:x="25.555cm" svg:y="42.5cm" svg:viewBox="0 0 450 1000" draw:points="0,1000 0,0 450,0">
              <text:p/>
            </draw:polyline>
            <draw:line draw:style-name="gr42" draw:text-style-name="P4" draw:layer="layout" svg:x1="26.005cm" svg:y1="43.5cm" svg:x2="25.845cm" svg:y2="43.5cm">
              <text:p/>
            </draw:line>
            <draw:line draw:style-name="gr42" draw:text-style-name="P4" draw:layer="layout" svg:x1="26.005cm" svg:y1="44.5cm" svg:x2="25.695cm" svg:y2="44.5cm">
              <text:p/>
            </draw:line>
            <draw:frame draw:style-name="gr43" draw:text-style-name="P4" draw:layer="layout" svg:width="1cm" svg:height="0.603cm" draw:transform="rotate (1.5707963267946) translate (25.402cm 44.5cm)">
              <draw:image xlink:href="Pictures/2000002200000EED0000081FA921BE1E.svm" xlink:type="simple" xlink:show="embed" xlink:actuate="onLoad">
                <text:p/>
              </draw:image>
            </draw:frame>
          </draw:g>
        </draw:g>
        <draw:g>
          <draw:rect draw:style-name="gr38" draw:text-style-name="P4" draw:layer="layout" svg:width="4cm" svg:height="10cm" svg:x="32.47cm" svg:y="29.998cm">
            <text:p/>
          </draw:rect>
          <draw:frame draw:style-name="gr39" draw:text-style-name="P11" draw:layer="layout" svg:width="2cm" svg:height="1cm" svg:x="34.47cm" svg:y="29.998cm">
            <draw:text-box>
              <text:p text:style-name="P5"><text:span text:style-name="T3">VCC</text:span></text:p>
            </draw:text-box>
          </draw:frame>
          <draw:frame draw:style-name="gr39" draw:text-style-name="P13" draw:layer="layout" svg:width="2cm" svg:height="1cm" svg:x="32.47cm" svg:y="38.998cm">
            <draw:text-box>
              <text:p text:style-name="P12"><text:span text:style-name="T3">GND</text:span></text:p>
            </draw:text-box>
          </draw:frame>
          <draw:frame draw:style-name="gr39" draw:text-style-name="P11" draw:layer="layout" svg:width="2cm" svg:height="1cm" svg:x="34.47cm" svg:y="38.998cm">
            <draw:text-box>
              <text:p text:style-name="P5"><text:span text:style-name="T3">2A1</text:span></text:p>
            </draw:text-box>
          </draw:frame>
          <draw:frame draw:style-name="gr39" draw:text-style-name="P13" draw:layer="layout" svg:width="2cm" svg:height="1cm" svg:x="32.47cm" svg:y="29.998cm">
            <draw:text-box>
              <text:p text:style-name="P12"><text:span text:style-name="T3">/1G</text:span></text:p>
            </draw:text-box>
          </draw:frame>
          <draw:frame draw:style-name="gr39" draw:text-style-name="P13" draw:layer="layout" svg:width="2cm" svg:height="1cm" svg:x="32.47cm" svg:y="36.998cm">
            <draw:text-box>
              <text:p text:style-name="P12"><text:span text:style-name="T3">1A4</text:span></text:p>
            </draw:text-box>
          </draw:frame>
          <draw:frame draw:style-name="gr39" draw:text-style-name="P13" draw:layer="layout" svg:width="2cm" svg:height="1cm" svg:x="32.47cm" svg:y="35.998cm">
            <draw:text-box>
              <text:p text:style-name="P12"><text:span text:style-name="T3">2Y2</text:span></text:p>
            </draw:text-box>
          </draw:frame>
          <draw:frame draw:style-name="gr39" draw:text-style-name="P13" draw:layer="layout" svg:width="2cm" svg:height="1cm" svg:x="32.47cm" svg:y="34.998cm">
            <draw:text-box>
              <text:p text:style-name="P12"><text:span text:style-name="T3">1A3</text:span></text:p>
            </draw:text-box>
          </draw:frame>
          <draw:frame draw:style-name="gr39" draw:text-style-name="P13" draw:layer="layout" svg:width="2cm" svg:height="1cm" svg:x="32.47cm" svg:y="33.998cm">
            <draw:text-box>
              <text:p text:style-name="P12"><text:span text:style-name="T3">2Y3</text:span></text:p>
            </draw:text-box>
          </draw:frame>
          <draw:frame draw:style-name="gr39" draw:text-style-name="P13" draw:layer="layout" svg:width="2cm" svg:height="1cm" svg:x="32.47cm" svg:y="32.998cm">
            <draw:text-box>
              <text:p text:style-name="P12"><text:span text:style-name="T3">1A2</text:span></text:p>
            </draw:text-box>
          </draw:frame>
          <draw:frame draw:style-name="gr39" draw:text-style-name="P13" draw:layer="layout" svg:width="2cm" svg:height="1cm" svg:x="32.47cm" svg:y="31.998cm">
            <draw:text-box>
              <text:p text:style-name="P12"><text:span text:style-name="T3">2Y4</text:span></text:p>
            </draw:text-box>
          </draw:frame>
          <draw:frame draw:style-name="gr39" draw:text-style-name="P13" draw:layer="layout" svg:width="2cm" svg:height="1cm" svg:x="32.47cm" svg:y="30.998cm">
            <draw:text-box>
              <text:p text:style-name="P12"><text:span text:style-name="T3">1A1</text:span></text:p>
            </draw:text-box>
          </draw:frame>
          <draw:frame draw:style-name="gr39" draw:text-style-name="P13" draw:layer="layout" svg:width="2cm" svg:height="1cm" svg:x="32.47cm" svg:y="37.998cm">
            <draw:text-box>
              <text:p text:style-name="P12"><text:span text:style-name="T3">2Y1</text:span></text:p>
            </draw:text-box>
          </draw:frame>
          <draw:frame draw:style-name="gr39" draw:text-style-name="P11" draw:layer="layout" svg:width="2cm" svg:height="1cm" svg:x="34.47cm" svg:y="30.998cm">
            <draw:text-box>
              <text:p text:style-name="P5"><text:span text:style-name="T3">/2G</text:span></text:p>
            </draw:text-box>
          </draw:frame>
          <draw:frame draw:style-name="gr39" draw:text-style-name="P11" draw:layer="layout" svg:width="2cm" svg:height="1cm" svg:x="34.47cm" svg:y="31.998cm">
            <draw:text-box>
              <text:p text:style-name="P5"><text:span text:style-name="T3">1Y1</text:span></text:p>
            </draw:text-box>
          </draw:frame>
          <draw:frame draw:style-name="gr39" draw:text-style-name="P11" draw:layer="layout" svg:width="2cm" svg:height="1cm" svg:x="34.47cm" svg:y="32.998cm">
            <draw:text-box>
              <text:p text:style-name="P5"><text:span text:style-name="T3">2A4</text:span></text:p>
            </draw:text-box>
          </draw:frame>
          <draw:frame draw:style-name="gr39" draw:text-style-name="P11" draw:layer="layout" svg:width="2cm" svg:height="1cm" svg:x="34.47cm" svg:y="33.998cm">
            <draw:text-box>
              <text:p text:style-name="P5"><text:span text:style-name="T3">1Y2</text:span></text:p>
            </draw:text-box>
          </draw:frame>
          <draw:frame draw:style-name="gr39" draw:text-style-name="P11" draw:layer="layout" svg:width="2cm" svg:height="1cm" svg:x="34.47cm" svg:y="34.998cm">
            <draw:text-box>
              <text:p text:style-name="P5"><text:span text:style-name="T3">2A3</text:span></text:p>
            </draw:text-box>
          </draw:frame>
          <draw:frame draw:style-name="gr39" draw:text-style-name="P11" draw:layer="layout" svg:width="2cm" svg:height="1cm" svg:x="34.47cm" svg:y="35.998cm">
            <draw:text-box>
              <text:p text:style-name="P5"><text:span text:style-name="T3">1Y3</text:span></text:p>
            </draw:text-box>
          </draw:frame>
          <draw:frame draw:style-name="gr39" draw:text-style-name="P11" draw:layer="layout" svg:width="2cm" svg:height="1cm" svg:x="34.47cm" svg:y="36.998cm">
            <draw:text-box>
              <text:p text:style-name="P5"><text:span text:style-name="T3">2A2</text:span></text:p>
            </draw:text-box>
          </draw:frame>
          <draw:frame draw:style-name="gr39" draw:text-style-name="P11" draw:layer="layout" svg:width="2cm" svg:height="1cm" svg:x="34.47cm" svg:y="37.998cm">
            <draw:text-box>
              <text:p text:style-name="P5"><text:span text:style-name="T3">1Y4</text:span></text:p>
            </draw:text-box>
          </draw:frame>
        </draw:g>
        <draw:g>
          <draw:rect draw:style-name="gr38" draw:text-style-name="P4" draw:layer="layout" svg:width="4cm" svg:height="10cm" svg:x="22.47cm" svg:y="20.985cm">
            <text:p/>
          </draw:rect>
          <draw:frame draw:style-name="gr39" draw:text-style-name="P11" draw:layer="layout" svg:width="2cm" svg:height="1cm" svg:x="24.47cm" svg:y="20.985cm">
            <draw:text-box>
              <text:p text:style-name="P5"><text:span text:style-name="T3">VCC</text:span></text:p>
            </draw:text-box>
          </draw:frame>
          <draw:frame draw:style-name="gr39" draw:text-style-name="P13" draw:layer="layout" svg:width="2cm" svg:height="1cm" svg:x="22.47cm" svg:y="29.985cm">
            <draw:text-box>
              <text:p text:style-name="P12"><text:span text:style-name="T3">GND</text:span></text:p>
            </draw:text-box>
          </draw:frame>
          <draw:frame draw:style-name="gr39" draw:text-style-name="P11" draw:layer="layout" svg:width="2cm" svg:height="1cm" svg:x="24.47cm" svg:y="29.985cm">
            <draw:text-box>
              <text:p text:style-name="P5"><text:span text:style-name="T3">LE</text:span></text:p>
            </draw:text-box>
          </draw:frame>
          <draw:frame draw:style-name="gr39" draw:text-style-name="P13" draw:layer="layout" svg:width="2cm" svg:height="1cm" svg:x="22.47cm" svg:y="20.985cm">
            <draw:text-box>
              <text:p text:style-name="P12"><text:span text:style-name="T3">/OE</text:span></text:p>
            </draw:text-box>
          </draw:frame>
          <draw:frame draw:style-name="gr39" draw:text-style-name="P13" draw:layer="layout" svg:width="2cm" svg:height="1cm" svg:x="22.47cm" svg:y="27.985cm">
            <draw:text-box>
              <text:p text:style-name="P12"><text:span text:style-name="T3">D6</text:span></text:p>
            </draw:text-box>
          </draw:frame>
          <draw:frame draw:style-name="gr39" draw:text-style-name="P13" draw:layer="layout" svg:width="2cm" svg:height="1cm" svg:x="22.47cm" svg:y="26.985cm">
            <draw:text-box>
              <text:p text:style-name="P12"><text:span text:style-name="T3">D5</text:span></text:p>
            </draw:text-box>
          </draw:frame>
          <draw:frame draw:style-name="gr39" draw:text-style-name="P13" draw:layer="layout" svg:width="2cm" svg:height="1cm" svg:x="22.47cm" svg:y="25.985cm">
            <draw:text-box>
              <text:p text:style-name="P12"><text:span text:style-name="T3">D4</text:span></text:p>
            </draw:text-box>
          </draw:frame>
          <draw:frame draw:style-name="gr39" draw:text-style-name="P13" draw:layer="layout" svg:width="2cm" svg:height="1cm" svg:x="22.47cm" svg:y="24.985cm">
            <draw:text-box>
              <text:p text:style-name="P12"><text:span text:style-name="T3">D3</text:span></text:p>
            </draw:text-box>
          </draw:frame>
          <draw:frame draw:style-name="gr39" draw:text-style-name="P13" draw:layer="layout" svg:width="2cm" svg:height="1cm" svg:x="22.47cm" svg:y="23.985cm">
            <draw:text-box>
              <text:p text:style-name="P12"><text:span text:style-name="T3">D2</text:span></text:p>
            </draw:text-box>
          </draw:frame>
          <draw:frame draw:style-name="gr39" draw:text-style-name="P13" draw:layer="layout" svg:width="2cm" svg:height="1cm" svg:x="22.47cm" svg:y="22.985cm">
            <draw:text-box>
              <text:p text:style-name="P12"><text:span text:style-name="T3">D1</text:span></text:p>
            </draw:text-box>
          </draw:frame>
          <draw:frame draw:style-name="gr39" draw:text-style-name="P13" draw:layer="layout" svg:width="2cm" svg:height="1cm" svg:x="22.47cm" svg:y="21.985cm">
            <draw:text-box>
              <text:p text:style-name="P12"><text:span text:style-name="T3">D0</text:span></text:p>
            </draw:text-box>
          </draw:frame>
          <draw:frame draw:style-name="gr39" draw:text-style-name="P13" draw:layer="layout" svg:width="2cm" svg:height="1cm" svg:x="22.47cm" svg:y="28.985cm">
            <draw:text-box>
              <text:p text:style-name="P12"><text:span text:style-name="T3">D7</text:span></text:p>
            </draw:text-box>
          </draw:frame>
          <draw:frame draw:style-name="gr39" draw:text-style-name="P11" draw:layer="layout" svg:width="2cm" svg:height="1cm" svg:x="24.47cm" svg:y="21.985cm">
            <draw:text-box>
              <text:p text:style-name="P5"><text:span text:style-name="T3">Q0</text:span></text:p>
            </draw:text-box>
          </draw:frame>
          <draw:frame draw:style-name="gr39" draw:text-style-name="P11" draw:layer="layout" svg:width="2cm" svg:height="1cm" svg:x="24.47cm" svg:y="22.985cm">
            <draw:text-box>
              <text:p text:style-name="P5"><text:span text:style-name="T3">Q1</text:span></text:p>
            </draw:text-box>
          </draw:frame>
          <draw:frame draw:style-name="gr39" draw:text-style-name="P11" draw:layer="layout" svg:width="2cm" svg:height="1cm" svg:x="24.47cm" svg:y="23.985cm">
            <draw:text-box>
              <text:p text:style-name="P5"><text:span text:style-name="T3">Q2</text:span></text:p>
            </draw:text-box>
          </draw:frame>
          <draw:frame draw:style-name="gr39" draw:text-style-name="P11" draw:layer="layout" svg:width="2cm" svg:height="1cm" svg:x="24.47cm" svg:y="24.985cm">
            <draw:text-box>
              <text:p text:style-name="P5"><text:span text:style-name="T3">Q3</text:span></text:p>
            </draw:text-box>
          </draw:frame>
          <draw:frame draw:style-name="gr39" draw:text-style-name="P11" draw:layer="layout" svg:width="2cm" svg:height="1cm" svg:x="24.47cm" svg:y="25.985cm">
            <draw:text-box>
              <text:p text:style-name="P5"><text:span text:style-name="T3">Q4</text:span></text:p>
            </draw:text-box>
          </draw:frame>
          <draw:frame draw:style-name="gr39" draw:text-style-name="P11" draw:layer="layout" svg:width="2cm" svg:height="1cm" svg:x="24.47cm" svg:y="26.985cm">
            <draw:text-box>
              <text:p text:style-name="P5"><text:span text:style-name="T3">Q5</text:span></text:p>
            </draw:text-box>
          </draw:frame>
          <draw:frame draw:style-name="gr39" draw:text-style-name="P11" draw:layer="layout" svg:width="2cm" svg:height="1cm" svg:x="24.47cm" svg:y="27.985cm">
            <draw:text-box>
              <text:p text:style-name="P5"><text:span text:style-name="T3">Q6</text:span></text:p>
            </draw:text-box>
          </draw:frame>
          <draw:frame draw:style-name="gr39" draw:text-style-name="P11" draw:layer="layout" svg:width="2cm" svg:height="1cm" svg:x="24.47cm" svg:y="28.985cm">
            <draw:text-box>
              <text:p text:style-name="P5"><text:span text:style-name="T3">Q7</text:span></text:p>
            </draw:text-box>
          </draw:frame>
        </draw:g>
        <draw:polyline draw:style-name="gr26" draw:text-style-name="P1" draw:layer="layout" svg:width="10.999cm" svg:height="22.186cm" svg:x="22.2cm" svg:y="22.498cm" svg:viewBox="0 0 11000 22187" draw:points="11000,22187 11000,6163 0,6163 0,0">
          <text:p/>
        </draw:polyline>
        <draw:polyline draw:style-name="gr46" draw:text-style-name="P1" draw:layer="layout" svg:width="13.999cm" svg:height="10.999cm" svg:x="9cm" svg:y="13.5cm" svg:viewBox="0 0 14000 11000" draw:points="0,11000 0,7999 14000,7999 14000,0">
          <text:p/>
        </draw:polyline>
        <draw:polyline draw:style-name="gr7" draw:text-style-name="P1" draw:layer="layout" svg:width="4.999cm" svg:height="7.899cm" svg:x="22cm" svg:y="15.5cm" svg:viewBox="0 0 5000 7900" draw:points="5000,7900 5000,0 0,0">
          <text:p/>
        </draw:polyline>
        <draw:polyline draw:style-name="gr56" draw:text-style-name="P1" draw:layer="layout" svg:width="3.199cm" svg:height="8.799cm" svg:x="20cm" svg:y="30.5cm" svg:viewBox="0 0 3200 8800" draw:points="3200,8800 0,8800 0,0">
          <text:p/>
        </draw:polyline>
        <draw:line draw:style-name="gr21" draw:text-style-name="P1" draw:layer="layout" svg:x1="6cm" svg:y1="19.5cm" svg:x2="6cm" svg:y2="26.5cm">
          <text:p/>
        </draw:line>
        <draw:rect draw:style-name="gr57" draw:text-style-name="P7" draw:layer="layout" svg:width="1cm" svg:height="1cm" svg:x="38.5cm" svg:y="43cm">
          <text:p text:style-name="P1"><text:span text:style-name="T3">DSUB</text:span></text:p>
          <text:p text:style-name="P1"><text:span text:style-name="T3">8</text:span></text:p>
        </draw:rect>
        <draw:line draw:style-name="gr21" draw:text-style-name="P1" draw:layer="layout" svg:x1="35cm" svg:y1="43.5cm" svg:x2="35cm" svg:y2="48.5cm">
          <text:p/>
        </draw:line>
        <draw:frame draw:style-name="gr12" draw:text-style-name="P6" draw:layer="layout" svg:width="3cm" svg:height="1cm" svg:x="0.5cm" svg:y="23cm">
          <draw:text-box>
            <text:p text:style-name="P5"><text:span text:style-name="T2">(D7)</text:span></text:p>
          </draw:text-box>
        </draw:frame>
        <draw:frame draw:style-name="gr12" draw:text-style-name="P6" draw:layer="layout" svg:width="3cm" svg:height="1cm" svg:x="0.5cm" svg:y="28cm">
          <draw:text-box>
            <text:p text:style-name="P5"><text:span text:style-name="T2">(D2)</text:span></text:p>
          </draw:text-box>
        </draw:frame>
        <draw:frame draw:style-name="gr12" draw:text-style-name="P6" draw:layer="layout" svg:width="3cm" svg:height="1cm" svg:x="0.5cm" svg:y="36cm">
          <draw:text-box>
            <text:p text:style-name="P5"><text:span text:style-name="T2">(/MREQ)</text:span></text:p>
          </draw:text-box>
        </draw:frame>
        <draw:frame draw:style-name="gr12" draw:text-style-name="P6" draw:layer="layout" svg:width="3cm" svg:height="1cm" svg:x="0.5cm" svg:y="37cm">
          <draw:text-box>
            <text:p text:style-name="P5"><text:span text:style-name="T2">(/IORQ)</text:span></text:p>
          </draw:text-box>
        </draw:frame>
        <draw:frame draw:style-name="gr12" draw:text-style-name="P6" draw:layer="layout" svg:width="3cm" svg:height="1cm" svg:x="0.5cm" svg:y="38cm">
          <draw:text-box>
            <text:p text:style-name="P5"><text:span text:style-name="T2">(/RD)</text:span></text:p>
          </draw:text-box>
        </draw:frame>
        <draw:frame draw:style-name="gr12" draw:text-style-name="P6" draw:layer="layout" svg:width="3cm" svg:height="1cm" svg:x="0.5cm" svg:y="39cm">
          <draw:text-box>
            <text:p text:style-name="P5"><text:span text:style-name="T2">(/WR)</text:span></text:p>
          </draw:text-box>
        </draw:frame>
        <draw:frame draw:style-name="gr12" draw:text-style-name="P6" draw:layer="layout" svg:width="3cm" svg:height="1cm" svg:x="0.5cm" svg:y="46cm">
          <draw:text-box>
            <text:p text:style-name="P5"><text:span text:style-name="T2">(A8)</text:span></text:p>
          </draw:text-box>
        </draw:frame>
        <draw:polyline draw:style-name="gr7" draw:text-style-name="P1" draw:layer="layout" svg:width="28.769cm" svg:height="27.012cm" svg:x="8cm" svg:y="21.587cm" svg:viewBox="0 0 28770 27013" draw:points="0,24011 0,27013 28770,27013 28770,0">
          <text:p/>
        </draw:polyline>
        <draw:polyline draw:style-name="gr28" draw:text-style-name="P1" draw:layer="layout" svg:width="12.629cm" svg:height="19.899cm" svg:x="20.37cm" svg:y="27.585cm" svg:viewBox="0 0 12630 19900" draw:points="12630,19900 12630,7332 0,7332 0,0">
          <text:p/>
        </draw:polyline>
        <draw:g>
          <draw:line draw:style-name="gr2" draw:text-style-name="P1" draw:layer="layout" svg:x1="33.5cm" svg:y1="11cm" svg:x2="34.5cm" svg:y2="12cm">
            <text:p/>
          </draw:line>
          <draw:line draw:style-name="gr2" draw:text-style-name="P1" draw:layer="layout" svg:x1="33.5cm" svg:y1="12cm" svg:x2="34.5cm" svg:y2="11cm">
            <text:p/>
          </draw:line>
        </draw:g>
        <draw:g>
          <draw:line draw:style-name="gr2" draw:text-style-name="P1" draw:layer="layout" svg:x1="35.5cm" svg:y1="42cm" svg:x2="36.5cm" svg:y2="43cm">
            <text:p/>
          </draw:line>
          <draw:line draw:style-name="gr2" draw:text-style-name="P1" draw:layer="layout" svg:x1="35.5cm" svg:y1="43cm" svg:x2="36.5cm" svg:y2="42cm">
            <text:p/>
          </draw:line>
        </draw:g>
        <draw:rect draw:style-name="gr58" draw:text-style-name="P1" draw:layer="layout" svg:width="1cm" svg:height="1.998cm" svg:x="37cm" svg:y="41cm">
          <text:p text:style-name="P1">10kR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2-07T12:56:19</meta:creation-date>
    <dc:date>2009-04-06T20:23:00</dc:date>
    <meta:editing-duration>PT146H52M18S</meta:editing-duration>
    <meta:editing-cycles>374</meta:editing-cycles>
    <meta:generator>OpenOffice.org/3.0$Unix OpenOffice.org_project/300m15$Build-9379</meta:generator>
    <meta:print-date>2009-02-14T22:24:08</meta:print-date>
    <meta:document-statistic meta:object-count="930"/>
    <meta:user-defined meta:name="Info 1"/>
    <meta:user-defined meta:name="Info 2"/>
    <meta:user-defined meta:name="Info 3"/>
    <meta:user-defined meta:name="Info 4"/>
  </office:meta>
</office:document-meta>
</file>